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automatic-styles>
    <style:style style:name="Képzettség_5f_csoportok" style:display-name="Képzettség_csoportok" style:family="table">
      <style:table-properties style:width="11.652cm" fo:margin-left="2.473cm" fo:margin-right="2.596cm" table:align="margins" style:may-break-between-rows="false"/>
    </style:style>
    <style:style style:name="Képzettség_5f_csoportok.A" style:display-name="Képzettség_csoportok.A" style:family="table-column">
      <style:table-column-properties style:column-width="3.314cm" style:rel-column-width="18641*"/>
    </style:style>
    <style:style style:name="Képzettség_5f_csoportok.B" style:display-name="Képzettség_csoportok.B" style:family="table-column">
      <style:table-column-properties style:column-width="8.338cm" style:rel-column-width="46894*"/>
    </style:style>
    <style:style style:name="Képzettség_5f_csoportok.A1" style:display-name="Képzettség_csoporto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épzettség_5f_csoportok.B1" style:display-name="Képzettség_csoportok.B1" style:family="table-cell">
      <style:table-cell-properties style:vertical-align="middle" fo:background-color="#cccccc" fo:padding="0.097cm" fo:border="0.002cm solid #000000">
        <style:background-image/>
      </style:table-cell-properties>
    </style:style>
    <style:style style:name="Képzettség_5f_csoportok.A2" style:display-name="Képzettség_csoportok.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Képzettség_5f_csoportok.B2" style:display-name="Képzettség_csoportok.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Képzettség_5f_csoportok.B3" style:display-name="Képzettség_csoportok.B3" style:family="table-cell">
      <style:table-cell-properties style:vertical-align="middle" fo:padding="0.097cm" fo:border-left="0.002cm solid #000000" fo:border-right="0.002cm solid #000000" fo:border-top="none" fo:border-bottom="0.002cm solid #000000"/>
    </style:style>
    <style:style style:name="Táblázat13" style:family="table">
      <style:table-properties style:width="15.05cm" style:rel-width="90%" table:align="center"/>
    </style:style>
    <style:style style:name="Táblázat13.A" style:family="table-column">
      <style:table-column-properties style:column-width="15.05cm" style:rel-column-width="8673*"/>
    </style:style>
    <style:style style:name="Táblázat13.A1" style:family="table-cell">
      <style:table-cell-properties fo:padding="0.097cm" fo:border="0.002cm solid #000000"/>
    </style:style>
    <style:style style:name="Táblázat2" style:family="table">
      <style:table-properties style:width="11.748cm" fo:margin-left="2.545cm" fo:margin-right="2.429cm" fo:margin-top="0.499cm" fo:margin-bottom="0.499cm" table:align="margins"/>
    </style:style>
    <style:style style:name="Táblázat2.A" style:family="table-column">
      <style:table-column-properties style:column-width="2.163cm" style:rel-column-width="12068*"/>
    </style:style>
    <style:style style:name="Táblázat2.B" style:family="table-column">
      <style:table-column-properties style:column-width="2.521cm" style:rel-column-width="14059*"/>
    </style:style>
    <style:style style:name="Táblázat2.C" style:family="table-column">
      <style:table-column-properties style:column-width="1.219cm" style:rel-column-width="6798*"/>
    </style:style>
    <style:style style:name="Táblázat2.D" style:family="table-column">
      <style:table-column-properties style:column-width="1.104cm" style:rel-column-width="6164*"/>
    </style:style>
    <style:style style:name="Táblázat2.E" style:family="table-column">
      <style:table-column-properties style:column-width="1.242cm" style:rel-column-width="6923*"/>
    </style:style>
    <style:style style:name="Táblázat2.F" style:family="table-column">
      <style:table-column-properties style:column-width="1.157cm" style:rel-column-width="6452*"/>
    </style:style>
    <style:style style:name="Táblázat2.H" style:family="table-column">
      <style:table-column-properties style:column-width="1.124cm" style:rel-column-width="6273*"/>
    </style:style>
    <style:style style:name="Táblázat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2.G1" style:family="table-cell">
      <style:table-cell-properties fo:background-color="#cccccc" fo:padding="0.097cm" fo:border="0.002cm solid #000000">
        <style:background-image/>
      </style:table-cell-properties>
    </style:style>
    <style:style style:name="Táblázat2.A2" style:family="table-cell">
      <style:table-cell-properties fo:background-color="transparent" fo:padding="0.097cm" fo:border-left="0.002cm solid #000000" fo:border-right="none" fo:border-top="none" fo:border-bottom="0.002cm solid #000000">
        <style:background-image/>
      </style:table-cell-properties>
    </style:style>
    <style:style style:name="Táblázat2.D2" style:family="table-cell">
      <style:table-cell-properties fo:background-color="#e6e6e6" fo:padding="0.097cm" fo:border-left="0.002cm solid #000000" fo:border-right="none" fo:border-top="none" fo:border-bottom="0.002cm solid #000000">
        <style:background-image/>
      </style:table-cell-properties>
    </style:style>
    <style:style style:name="Táblázat2.H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2.A3" style:family="table-cell">
      <style:table-cell-properties fo:background-color="#cccccc" fo:padding="0.097cm" fo:border-left="0.002cm solid #000000" fo:border-right="none" fo:border-top="none" fo:border-bottom="0.002cm solid #000000">
        <style:background-image/>
      </style:table-cell-properties>
    </style:style>
    <style:style style:name="Táblázat3" style:family="table">
      <style:table-properties style:width="13.377cm" style:rel-width="80%" table:align="center"/>
    </style:style>
    <style:style style:name="Táblázat3.A" style:family="table-column">
      <style:table-column-properties style:column-width="13.377cm" style:rel-column-width="7709*"/>
    </style:style>
    <style:style style:name="Táblázat3.A1" style:family="table-cell">
      <style:table-cell-properties fo:padding="0.097cm" fo:border="0.002cm solid #000000"/>
    </style:style>
    <style:style style:name="Táblázat4" style:family="table">
      <style:table-properties style:width="5.362cm" table:align="left"/>
    </style:style>
    <style:style style:name="Táblázat4.A" style:family="table-column">
      <style:table-column-properties style:column-width="3.463cm"/>
    </style:style>
    <style:style style:name="Táblázat4.B" style:family="table-column">
      <style:table-column-properties style:column-width="1.9cm"/>
    </style:style>
    <style:style style:name="Táblázat4.A1" style:family="table-cell">
      <style:table-cell-properties fo:background-color="#e6e6e6" fo:padding="0.097cm" fo:border="0.002cm solid #000000">
        <style:background-image/>
      </style:table-cell-properties>
    </style:style>
    <style:style style:name="Táblázat4.A2" style:family="table-cell">
      <style:table-cell-properties fo:padding="0.097cm" fo:border-left="0.002cm solid #000000" fo:border-right="none" fo:border-top="none" fo:border-bottom="0.002cm solid #000000"/>
    </style:style>
    <style:style style:name="Táblázat4.B2" style:family="table-cell">
      <style:table-cell-properties fo:padding="0.097cm" fo:border-left="0.002cm solid #000000" fo:border-right="0.002cm solid #000000" fo:border-top="none" fo:border-bottom="0.002cm solid #000000"/>
    </style:style>
    <style:style style:name="Táblázat4.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5" style:family="table">
      <style:table-properties style:width="9.767cm" style:rel-width="90%" table:align="center"/>
    </style:style>
    <style:style style:name="Táblázat5.A" style:family="table-column">
      <style:table-column-properties style:column-width="9.767cm" style:rel-column-width="5631*"/>
    </style:style>
    <style:style style:name="Táblázat5.A1" style:family="table-cell">
      <style:table-cell-properties fo:padding="0.097cm" fo:border="0.002cm solid #000000"/>
    </style:style>
    <style:style style:name="Táblázat6" style:family="table">
      <style:table-properties style:width="15.05cm" style:rel-width="90%" table:align="center"/>
    </style:style>
    <style:style style:name="Táblázat6.A" style:family="table-column">
      <style:table-column-properties style:column-width="15.05cm" style:rel-column-width="5631*"/>
    </style:style>
    <style:style style:name="Táblázat6.A1" style:family="table-cell">
      <style:table-cell-properties fo:padding="0.097cm" fo:border="0.002cm solid #000000"/>
    </style:style>
    <style:style style:name="Tábla15" style:family="table">
      <style:table-properties style:width="7.772cm" style:rel-width="100%" fo:break-before="column" table:align="left"/>
    </style:style>
    <style:style style:name="Tábla15.A" style:family="table-column">
      <style:table-column-properties style:column-width="1.64cm" style:rel-column-width="1016*"/>
    </style:style>
    <style:style style:name="Tábla15.B" style:family="table-column">
      <style:table-column-properties style:column-width="1.533cm" style:rel-column-width="950*"/>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E2" style:family="table-cell">
      <style:table-cell-properties fo:padding="0.097cm" fo:border-left="0.002cm solid #000000" fo:border-right="0.002cm solid #000000" fo:border-top="none" fo:border-bottom="0.002cm solid #000000"/>
    </style:style>
    <style:style style:name="Táblázat1" style:family="table">
      <style:table-properties style:width="16.722cm" table:align="margins" style:may-break-between-rows="false"/>
    </style:style>
    <style:style style:name="Táblázat1.A" style:family="table-column">
      <style:table-column-properties style:column-width="3.598cm" style:rel-column-width="14102*"/>
    </style:style>
    <style:style style:name="Táblázat1.B" style:family="table-column">
      <style:table-column-properties style:column-width="13.123cm" style:rel-column-width="51433*"/>
    </style:style>
    <style:style style:name="Táblázat1.A1" style:family="table-cell">
      <style:table-cell-properties style:vertical-align="middle" fo:background-color="#ffffcc" fo:padding-left="0.349cm" fo:padding-right="0.101cm" fo:padding-top="0.101cm" fo:padding-bottom="0.101cm" fo:border="0.002cm solid #000000">
        <style:background-image/>
      </style:table-cell-properties>
    </style:style>
    <style:style style:name="Táblázat1.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1.B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A3"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1.B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7" style:family="table">
      <style:table-properties style:width="16.722cm" style:rel-width="100%" table:align="left" style:may-break-between-rows="false"/>
    </style:style>
    <style:style style:name="Táblázat7.A" style:family="table-column">
      <style:table-column-properties style:column-width="5.572cm" style:rel-column-width="3159*"/>
    </style:style>
    <style:style style:name="Táblázat7.B" style:family="table-column">
      <style:table-column-properties style:column-width="5.574cm" style:rel-column-width="3160*"/>
    </style:style>
    <style:style style:name="Táblázat7.C" style:family="table-column">
      <style:table-column-properties style:column-width="5.576cm" style:rel-column-width="3161*"/>
    </style:style>
    <style:style style:name="Táblázat7.A1" style:family="table-cell">
      <style:table-cell-properties style:vertical-align="middle" fo:background-color="#ffffcc" fo:padding="0.097cm" fo:border="0.002cm solid #000000">
        <style:background-image/>
      </style:table-cell-properties>
    </style:style>
    <style:style style:name="Táblázat7.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A3" style:family="table-cell">
      <style:table-cell-properties style:vertical-align="middle" fo:padding="0.097cm" fo:border-left="0.002cm solid #000000" fo:border-right="none" fo:border-top="none" fo:border-bottom="0.002cm solid #000000"/>
    </style:style>
    <style:style style:name="Táblázat7.C3" style:family="table-cell">
      <style:table-cell-properties style:vertical-align="middle" fo:padding="0.097cm" fo:border-left="0.002cm solid #000000" fo:border-right="0.002cm solid #000000" fo:border-top="none" fo:border-bottom="0.002cm solid #000000"/>
    </style:style>
    <style:style style:name="Táblázat7.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4" style:family="table">
      <style:table-properties style:width="16.722cm" style:rel-width="100%" table:align="left" style:may-break-between-rows="false"/>
    </style:style>
    <style:style style:name="Táblázat44.A" style:family="table-column">
      <style:table-column-properties style:column-width="5.572cm" style:rel-column-width="3159*"/>
    </style:style>
    <style:style style:name="Táblázat44.B" style:family="table-column">
      <style:table-column-properties style:column-width="5.574cm" style:rel-column-width="3160*"/>
    </style:style>
    <style:style style:name="Táblázat44.C" style:family="table-column">
      <style:table-column-properties style:column-width="5.576cm" style:rel-column-width="3161*"/>
    </style:style>
    <style:style style:name="Táblázat44.A1" style:family="table-cell">
      <style:table-cell-properties style:vertical-align="middle" fo:background-color="#ffffcc" fo:padding="0.097cm" fo:border="0.002cm solid #000000">
        <style:background-image/>
      </style:table-cell-properties>
    </style:style>
    <style:style style:name="Táblázat4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44.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44.A3" style:family="table-cell">
      <style:table-cell-properties style:vertical-align="middle" fo:padding="0.097cm" fo:border-left="0.002cm solid #000000" fo:border-right="none" fo:border-top="none" fo:border-bottom="0.002cm solid #000000"/>
    </style:style>
    <style:style style:name="Táblázat44.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4.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4.B6.2.1" style:family="table-cell">
      <style:table-cell-properties style:vertical-align="middle" fo:padding="0.097cm" fo:border-left="0.002cm solid #000000" fo:border-right="0.002cm solid #000000" fo:border-top="none" fo:border-bottom="0.002cm solid #000000"/>
    </style:style>
    <style:style style:name="Táblázat8" style:family="table">
      <style:table-properties style:width="16.722cm" fo:margin-left="0cm" fo:margin-right="0cm" table:align="margins" style:may-break-between-rows="false"/>
    </style:style>
    <style:style style:name="Táblázat8.A" style:family="table-column">
      <style:table-column-properties style:column-width="5.572cm" style:rel-column-width="21838*"/>
    </style:style>
    <style:style style:name="Táblázat8.B" style:family="table-column">
      <style:table-column-properties style:column-width="5.574cm" style:rel-column-width="21845*"/>
    </style:style>
    <style:style style:name="Táblázat8.C" style:family="table-column">
      <style:table-column-properties style:column-width="5.576cm" style:rel-column-width="21852*"/>
    </style:style>
    <style:style style:name="Táblázat8.A1" style:family="table-cell">
      <style:table-cell-properties style:vertical-align="middle" fo:background-color="#ffffcc" fo:padding-left="0.349cm" fo:padding-right="0.049cm" fo:padding-top="0.049cm" fo:padding-bottom="0.049cm" fo:border="0.002cm solid #000000">
        <style:background-image/>
      </style:table-cell-properties>
    </style:style>
    <style:style style:name="Táblázat8.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8.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8.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8.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9" style:family="table">
      <style:table-properties style:width="16.722cm" style:rel-width="100%" table:align="left" style:may-break-between-rows="false"/>
    </style:style>
    <style:style style:name="Táblázat9.A" style:family="table-column">
      <style:table-column-properties style:column-width="5.572cm" style:rel-column-width="3159*"/>
    </style:style>
    <style:style style:name="Táblázat9.B" style:family="table-column">
      <style:table-column-properties style:column-width="5.574cm" style:rel-column-width="3160*"/>
    </style:style>
    <style:style style:name="Táblázat9.C" style:family="table-column">
      <style:table-column-properties style:column-width="5.576cm" style:rel-column-width="3161*"/>
    </style:style>
    <style:style style:name="Táblázat9.A1" style:family="table-cell">
      <style:table-cell-properties style:vertical-align="middle" fo:background-color="#ffffcc" fo:padding="0.097cm" fo:border="0.002cm solid #000000">
        <style:background-image/>
      </style:table-cell-properties>
    </style:style>
    <style:style style:name="Táblázat9.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9.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9.A3.1.1"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9.C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0" style:family="table">
      <style:table-properties style:width="16.695cm" fo:margin-left="0cm" fo:margin-right="0.026cm" fo:break-before="auto" fo:break-after="auto" table:align="margins" style:writing-mode="lr-tb"/>
    </style:style>
    <style:style style:name="Táblázat10.A" style:family="table-column">
      <style:table-column-properties style:column-width="5.567cm" style:rel-column-width="21851*"/>
    </style:style>
    <style:style style:name="Táblázat10.B" style:family="table-column">
      <style:table-column-properties style:column-width="5.565cm" style:rel-column-width="21845*"/>
    </style:style>
    <style:style style:name="Táblázat10.C" style:family="table-column">
      <style:table-column-properties style:column-width="5.563cm" style:rel-column-width="21839*"/>
    </style:style>
    <style:style style:name="Táblázat10.1" style:family="table-row">
      <style:table-row-properties style:keep-together="false" fo:keep-together="always"/>
    </style:style>
    <style:style style:name="Táblázat10.A1" style:family="table-cell">
      <style:table-cell-properties style:vertical-align="middle" fo:padding="0.049cm" fo:border="0.002cm solid #000000"/>
    </style:style>
    <style:style style:name="Táblázat10.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10.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0.A3"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10.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11" style:family="table">
      <style:table-properties style:width="16.722cm" table:align="margins" style:may-break-between-rows="true"/>
    </style:style>
    <style:style style:name="Táblázat11.A" style:family="table-column">
      <style:table-column-properties style:column-width="5.572cm" style:rel-column-width="21838*"/>
    </style:style>
    <style:style style:name="Táblázat11.B" style:family="table-column">
      <style:table-column-properties style:column-width="5.574cm" style:rel-column-width="21845*"/>
    </style:style>
    <style:style style:name="Táblázat11.C" style:family="table-column">
      <style:table-column-properties style:column-width="5.576cm" style:rel-column-width="21852*"/>
    </style:style>
    <style:style style:name="Táblázat11.A1" style:family="table-cell">
      <style:table-cell-properties style:vertical-align="middle" fo:padding="0.097cm" fo:border="0.002cm solid #000000"/>
    </style:style>
    <style:style style:name="Táblázat11.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11.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11.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1.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1.B16.1" style:family="table-column">
      <style:table-column-properties style:column-width="5.577cm" style:rel-column-width="21862*"/>
    </style:style>
    <style:style style:name="Táblázat11.B16.2" style:family="table-column">
      <style:table-column-properties style:column-width="5.572cm" style:rel-column-width="21835*"/>
    </style:style>
    <style:style style:name="Táblázat12" style:family="table">
      <style:table-properties style:width="16.727cm" fo:margin-left="0cm" fo:margin-right="-0.005cm" table:align="margins" style:may-break-between-rows="false"/>
    </style:style>
    <style:style style:name="Táblázat12.A" style:family="table-column">
      <style:table-column-properties style:column-width="5.576cm" style:rel-column-width="21842*"/>
    </style:style>
    <style:style style:name="Táblázat12.C" style:family="table-column">
      <style:table-column-properties style:column-width="5.577cm" style:rel-column-width="21851*"/>
    </style:style>
    <style:style style:name="Táblázat12.A1" style:family="table-cell">
      <style:table-cell-properties style:vertical-align="middle" fo:padding="0.097cm" fo:border="0.002cm solid #000000"/>
    </style:style>
    <style:style style:name="Táblázat12.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12.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2.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2.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 style:family="table" style:master-page-name="">
      <style:table-properties style:width="16.997cm" fo:margin-left="0cm" fo:margin-right="-0.275cm" style:page-number="0" table:align="margins" fo:keep-with-next="always" style:may-break-between-rows="true"/>
    </style:style>
    <style:style style:name="Táblázat21.A" style:family="table-column">
      <style:table-column-properties style:column-width="5.666cm" style:rel-column-width="21842*"/>
    </style:style>
    <style:style style:name="Táblázat21.C" style:family="table-column">
      <style:table-column-properties style:column-width="5.667cm" style:rel-column-width="21851*"/>
    </style:style>
    <style:style style:name="Táblázat21.A1" style:family="table-cell">
      <style:table-cell-properties style:vertical-align="middle" fo:padding="0.049cm" fo:border="0.002cm solid #000000"/>
    </style:style>
    <style:style style:name="Táblázat21.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1.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 style:family="table" style:master-page-name="">
      <style:table-properties style:width="16.997cm" fo:margin-left="0cm" fo:margin-right="-0.275cm" style:page-number="0" table:align="margins" fo:keep-with-next="always" style:may-break-between-rows="true"/>
    </style:style>
    <style:style style:name="Táblázat23.A" style:family="table-column">
      <style:table-column-properties style:column-width="5.666cm" style:rel-column-width="21842*"/>
    </style:style>
    <style:style style:name="Táblázat23.C" style:family="table-column">
      <style:table-column-properties style:column-width="5.667cm" style:rel-column-width="21851*"/>
    </style:style>
    <style:style style:name="Táblázat23.A1" style:family="table-cell">
      <style:table-cell-properties style:vertical-align="middle" fo:padding="0.049cm" fo:border="0.002cm solid #000000"/>
    </style:style>
    <style:style style:name="Táblázat23.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3.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3.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 style:family="table" style:master-page-name="">
      <style:table-properties style:width="16.999cm" style:page-number="0" table:align="left" fo:keep-with-next="always" style:may-break-between-rows="true"/>
    </style:style>
    <style:style style:name="Táblázat24.A" style:family="table-column">
      <style:table-column-properties style:column-width="5.666cm"/>
    </style:style>
    <style:style style:name="Táblázat24.C" style:family="table-column">
      <style:table-column-properties style:column-width="5.667cm"/>
    </style:style>
    <style:style style:name="Táblázat24.A1" style:family="table-cell">
      <style:table-cell-properties style:vertical-align="middle" fo:padding="0.049cm" fo:border="0.002cm solid #000000"/>
    </style:style>
    <style:style style:name="Táblázat24.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4.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4.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 style:family="table" style:master-page-name="">
      <style:table-properties style:width="16.999cm" style:page-number="0" table:align="left" fo:keep-with-next="always" style:may-break-between-rows="true"/>
    </style:style>
    <style:style style:name="Táblázat25.A" style:family="table-column">
      <style:table-column-properties style:column-width="5.666cm"/>
    </style:style>
    <style:style style:name="Táblázat25.C" style:family="table-column">
      <style:table-column-properties style:column-width="5.667cm"/>
    </style:style>
    <style:style style:name="Táblázat25.A1" style:family="table-cell">
      <style:table-cell-properties style:vertical-align="middle" fo:padding="0.049cm" fo:border="0.002cm solid #000000"/>
    </style:style>
    <style:style style:name="Táblázat25.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5.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5.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 style:family="table" style:master-page-name="">
      <style:table-properties style:width="16.999cm" style:page-number="0" table:align="left" fo:keep-with-next="always" style:may-break-between-rows="true"/>
    </style:style>
    <style:style style:name="Táblázat27.A" style:family="table-column">
      <style:table-column-properties style:column-width="5.666cm"/>
    </style:style>
    <style:style style:name="Táblázat27.C" style:family="table-column">
      <style:table-column-properties style:column-width="5.667cm"/>
    </style:style>
    <style:style style:name="Táblázat27.A1" style:family="table-cell">
      <style:table-cell-properties style:vertical-align="middle" fo:padding="0.049cm" fo:border="0.002cm solid #000000"/>
    </style:style>
    <style:style style:name="Táblázat27.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9" style:family="table">
      <style:table-properties style:width="16.625cm" fo:margin-left="0.104cm" fo:margin-right="-0.007cm" fo:margin-top="0.499cm" fo:margin-bottom="0.499cm" table:align="margins"/>
    </style:style>
    <style:style style:name="Táblázat19.A" style:family="table-column">
      <style:table-column-properties style:column-width="2.644cm" style:rel-column-width="10422*"/>
    </style:style>
    <style:style style:name="Táblázat19.B" style:family="table-column">
      <style:table-column-properties style:column-width="6.399cm" style:rel-column-width="25228*"/>
    </style:style>
    <style:style style:name="Táblázat19.C" style:family="table-column">
      <style:table-column-properties style:column-width="4.413cm" style:rel-column-width="17394*"/>
    </style:style>
    <style:style style:name="Táblázat19.D" style:family="table-column">
      <style:table-column-properties style:column-width="3.168cm" style:rel-column-width="12491*"/>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D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9.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9.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19.D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20" style:family="table">
      <style:table-properties style:width="15.302cm" fo:margin-left="0.104cm" fo:margin-right="1.316cm" fo:margin-top="0.499cm" fo:margin-bottom="0.499cm" table:align="margins"/>
    </style:style>
    <style:style style:name="Táblázat20.A" style:family="table-column">
      <style:table-column-properties style:column-width="3.373cm" style:rel-column-width="14445*"/>
    </style:style>
    <style:style style:name="Táblázat20.B" style:family="table-column">
      <style:table-column-properties style:column-width="11.929cm" style:rel-column-width="51090*"/>
    </style:style>
    <style:style style:name="Táblázat2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0.B1" style:family="table-cell">
      <style:table-cell-properties style:vertical-align="middle" fo:background-color="#cccccc" fo:padding="0.097cm" fo:border="0.002cm solid #000000">
        <style:background-image/>
      </style:table-cell-properties>
    </style:style>
    <style:style style:name="Táblázat2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0.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20.A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20.B3"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a1" style:family="table">
      <style:table-properties style:width="8.361cm" style:rel-width="50%" table:align="center"/>
    </style:style>
    <style:style style:name="Tábla1.A" style:family="table-column">
      <style:table-column-properties style:column-width="8.361cm" style:rel-column-width="4818*"/>
    </style:style>
    <style:style style:name="Tábla1.A1" style:family="table-cell">
      <style:table-cell-properties fo:padding="0.097cm" fo:border="0.002cm solid #000000"/>
    </style:style>
    <style:style style:name="Táblázat14" style:family="table">
      <style:table-properties style:width="19.106cm" fo:margin-left="-0.002cm" fo:margin-right="0.018cm" table:align="margins"/>
    </style:style>
    <style:style style:name="Táblázat14.A" style:family="table-column">
      <style:table-column-properties style:column-width="1.969cm" style:rel-column-width="6753*"/>
    </style:style>
    <style:style style:name="Táblázat14.B" style:family="table-column">
      <style:table-column-properties style:column-width="3.119cm" style:rel-column-width="10696*"/>
    </style:style>
    <style:style style:name="Táblázat14.C" style:family="table-column">
      <style:table-column-properties style:column-width="2.568cm" style:rel-column-width="8812*"/>
    </style:style>
    <style:style style:name="Táblázat14.D" style:family="table-column">
      <style:table-column-properties style:column-width="3.489cm" style:rel-column-width="11968*"/>
    </style:style>
    <style:style style:name="Táblázat14.E" style:family="table-column">
      <style:table-column-properties style:column-width="4.907cm" style:rel-column-width="16831*"/>
    </style:style>
    <style:style style:name="Táblázat14.F" style:family="table-column">
      <style:table-column-properties style:column-width="3.053cm" style:rel-column-width="10475*"/>
    </style:style>
    <style:style style:name="Táblázat1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14.F1" style:family="table-cell">
      <style:table-cell-properties style:vertical-align="middle" fo:background-color="#e6e6e6" fo:padding="0.097cm" fo:border="0.002cm solid #000000">
        <style:background-image/>
      </style:table-cell-properties>
    </style:style>
    <style:style style:name="Táblázat1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4.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2" style:family="table">
      <style:table-properties style:width="10.054cm" fo:margin-left="1.042cm" fo:margin-right="5.625cm" table:align="margins"/>
    </style:style>
    <style:style style:name="Tábla2.A" style:family="table-column">
      <style:table-column-properties style:column-width="5.004cm" style:rel-column-width="32617*"/>
    </style:style>
    <style:style style:name="Tábla2.B" style:family="table-column">
      <style:table-column-properties style:column-width="2.034cm" style:rel-column-width="13261*"/>
    </style:style>
    <style:style style:name="Tábla2.C" style:family="table-column">
      <style:table-column-properties style:column-width="3.016cm" style:rel-column-width="19657*"/>
    </style:style>
    <style:style style:name="Tá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a2.C1" style:family="table-cell">
      <style:table-cell-properties fo:background-color="#e6e6e6" fo:padding="0.097cm" fo:border="0.002cm solid #000000">
        <style:background-image/>
      </style:table-cell-properties>
    </style:style>
    <style:style style:name="Tábla2.A2" style:family="table-cell">
      <style:table-cell-properties fo:background-color="#ff0000" fo:padding="0.097cm" fo:border-left="0.002cm solid #000000" fo:border-right="none" fo:border-top="none" fo:border-bottom="0.002cm solid #000000">
        <style:background-image/>
      </style:table-cell-properties>
    </style:style>
    <style:style style:name="Tábla2.C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ábla4" style:family="table">
      <style:table-properties style:width="7.659cm" fo:margin-left="1.042cm" fo:margin-right="8.02cm" table:align="margins"/>
    </style:style>
    <style:style style:name="Tábla4.A" style:family="table-column">
      <style:table-column-properties style:column-width="3.196cm" style:rel-column-width="27352*"/>
    </style:style>
    <style:style style:name="Tábla4.B" style:family="table-column">
      <style:table-column-properties style:column-width="1.612cm" style:rel-column-width="13793*"/>
    </style:style>
    <style:style style:name="Tábla4.C" style:family="table-column">
      <style:table-column-properties style:column-width="2.85cm" style:rel-column-width="24390*"/>
    </style:style>
    <style:style style:name="Tá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4.C1" style:family="table-cell">
      <style:table-cell-properties style:vertical-align="middle" fo:background-color="#e6e6e6" fo:padding="0.097cm" fo:border="0.002cm solid #000000">
        <style:background-image/>
      </style:table-cell-properties>
    </style:style>
    <style:style style:name="Tábla4.A2" style:family="table-cell">
      <style:table-cell-properties fo:padding="0.097cm" fo:border-left="0.002cm solid #000000" fo:border-right="none" fo:border-top="none" fo:border-bottom="0.002cm solid #000000"/>
    </style:style>
    <style:style style:name="Tábla4.C2" style:family="table-cell">
      <style:table-cell-properties fo:padding="0.097cm" fo:border-left="0.002cm solid #000000" fo:border-right="0.002cm solid #000000" fo:border-top="none" fo:border-bottom="0.002cm solid #000000"/>
    </style:style>
    <style:style style:name="Tábla5" style:family="table">
      <style:table-properties style:width="9.246cm" fo:margin-left="1.042cm" fo:margin-right="6.433cm" table:align="margins"/>
    </style:style>
    <style:style style:name="Tábla5.A" style:family="table-column">
      <style:table-column-properties style:column-width="4.503cm" style:rel-column-width="31916*"/>
    </style:style>
    <style:style style:name="Tábla5.B" style:family="table-column">
      <style:table-column-properties style:column-width="1.6cm" style:rel-column-width="11336*"/>
    </style:style>
    <style:style style:name="Tábla5.C" style:family="table-column">
      <style:table-column-properties style:column-width="3.143cm" style:rel-column-width="22283*"/>
    </style:style>
    <style:style style:name="Tábla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ábla5.C1" style:family="table-cell">
      <style:table-cell-properties fo:background-color="#b3b3b3" fo:padding="0.097cm" fo:border="0.002cm solid #000000">
        <style:background-image/>
      </style:table-cell-properties>
    </style:style>
    <style:style style:name="Tábla5.A2" style:family="table-cell">
      <style:table-cell-properties fo:background-color="#ffffcc" fo:padding="0.097cm" fo:border-left="0.002cm solid #000000" fo:border-right="none" fo:border-top="none" fo:border-bottom="0.002cm solid #000000">
        <style:background-image/>
      </style:table-cell-properties>
    </style:style>
    <style:style style:name="Tábla5.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ábla5.A3" style:family="table-cell">
      <style:table-cell-properties fo:padding="0.097cm" fo:border-left="0.002cm solid #000000" fo:border-right="none" fo:border-top="none" fo:border-bottom="0.002cm solid #000000"/>
    </style:style>
    <style:style style:name="Tábla5.C3" style:family="table-cell">
      <style:table-cell-properties fo:padding="0.097cm" fo:border-left="0.002cm solid #000000" fo:border-right="0.002cm solid #000000" fo:border-top="none" fo:border-bottom="0.002cm solid #000000"/>
    </style:style>
    <style:style style:name="Tábla5.A4" style:family="table-cell">
      <style:table-cell-properties fo:background-color="#e6e6e6" fo:padding="0.097cm" fo:border-left="0.002cm solid #000000" fo:border-right="none" fo:border-top="none" fo:border-bottom="0.002cm solid #000000">
        <style:background-image/>
      </style:table-cell-properties>
    </style:style>
    <style:style style:name="Tábla5.C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6" style:family="table">
      <style:table-properties style:width="16.722cm" table:align="margins"/>
    </style:style>
    <style:style style:name="Tábla6.A" style:family="table-column">
      <style:table-column-properties style:column-width="16.722cm" style:rel-column-width="65535*"/>
    </style:style>
    <style:style style:name="Tábla6.A1" style:family="table-cell">
      <style:table-cell-properties fo:padding="0.097cm" fo:border="0.002cm solid #000000"/>
    </style:style>
    <style:style style:name="Tábla3" style:family="table">
      <style:table-properties style:width="16.722cm" table:align="margins"/>
    </style:style>
    <style:style style:name="Tábla3.A" style:family="table-column">
      <style:table-column-properties style:column-width="16.722cm" style:rel-column-width="65535*"/>
    </style:style>
    <style:style style:name="Tábla3.A1" style:family="table-cell">
      <style:table-cell-properties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style:tab-stops>
          <style:tab-stop style:position="2.369cm"/>
          <style:tab-stop style:position="7.202cm"/>
        </style:tab-stops>
      </style:paragraph-properties>
      <style:text-properties fo:font-size="9pt" style:font-size-asian="9pt" style:font-size-complex="9pt"/>
    </style:style>
    <style:style style:name="P5" style:family="paragraph" style:parent-style-name="Standard">
      <style:paragraph-properties>
        <style:tab-stops>
          <style:tab-stop style:position="2.369cm"/>
          <style:tab-stop style:position="7.202cm"/>
        </style:tab-stops>
      </style:paragraph-properties>
    </style:style>
    <style:style style:name="P6" style:family="paragraph" style:parent-style-name="Standard">
      <style:text-properties fo:font-size="6pt" style:font-size-asian="6pt" style:font-size-complex="6pt"/>
    </style:style>
    <style:style style:name="P7" style:family="paragraph" style:parent-style-name="Standard">
      <style:text-properties fo:font-size="7pt" style:font-size-asian="7pt" style:font-size-complex="7pt"/>
    </style:style>
    <style:style style:name="P8" style:family="paragraph" style:parent-style-name="Standard">
      <style:text-properties fo:color="#ffffff"/>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Heading_20_3">
      <style:paragraph-properties fo:break-before="page"/>
    </style:style>
    <style:style style:name="P13" style:family="paragraph" style:parent-style-name="Heading_20_4">
      <style:paragraph-properties fo:break-before="page" fo:background-color="transparent">
        <style:background-image/>
      </style:paragraph-properties>
    </style:style>
    <style:style style:name="P14" style:family="paragraph" style:parent-style-name="Heading_20_4">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6pt" style:font-size-asian="6pt" style:font-size-complex="6pt"/>
    </style:style>
    <style:style style:name="P17" style:family="paragraph" style:parent-style-name="Heading_20_2">
      <style:paragraph-properties fo:break-before="page"/>
    </style:style>
    <style:style style:name="P18" style:family="paragraph" style:parent-style-name="Text_20_body">
      <style:paragraph-properties fo:margin-left="0cm" fo:margin-right="0cm" fo:text-indent="0.199cm" style:auto-text-indent="false" fo:background-color="transparent">
        <style:background-image/>
      </style:paragraph-properties>
    </style:style>
    <style:style style:name="P19" style:family="paragraph" style:parent-style-name="Text_20_body">
      <style:paragraph-properties fo:margin-left="0cm" fo:margin-right="0cm" fo:text-indent="0.199cm" style:auto-text-indent="false" fo:background-color="transparent">
        <style:background-image/>
      </style:paragraph-properties>
      <style:text-properties fo:background-color="#ff0000"/>
    </style:style>
    <style:style style:name="P20" style:family="paragraph" style:parent-style-name="Text_20_body">
      <style:paragraph-properties fo:margin-left="0cm" fo:margin-right="0cm" fo:text-indent="0.199cm" style:auto-text-indent="false" fo:background-color="transparent">
        <style:background-image/>
      </style:paragraph-properties>
      <style:text-properties fo:background-color="transparent"/>
    </style:style>
    <style:style style:name="P21" style:family="paragraph" style:parent-style-name="Text_20_body">
      <style:paragraph-properties fo:margin-left="0cm" fo:margin-right="0cm" fo:text-indent="0.199cm" style:auto-text-indent="false" fo:background-color="transparent">
        <style:background-image/>
      </style:paragraph-properties>
      <style:text-properties fo:background-color="#ffffcc"/>
    </style:style>
    <style:style style:name="P22" style:family="paragraph" style:parent-style-name="Text_20_body">
      <style:paragraph-properties fo:margin-left="0cm" fo:margin-right="0cm" fo:text-indent="0.199cm" style:auto-text-indent="false" fo:background-color="#ff0000">
        <style:background-image/>
      </style:paragraph-properties>
    </style:style>
    <style:style style:name="P23" style:family="paragraph" style:parent-style-name="Text_20_body">
      <style:paragraph-properties fo:margin-left="0cm" fo:margin-right="0cm" fo:text-indent="0.199cm" style:auto-text-indent="false" fo:background-color="#ff0000">
        <style:background-image/>
      </style:paragraph-properties>
      <style:text-properties style:use-window-font-color="true" fo:font-weight="bold" fo:background-color="#ff0000" style:font-weight-asian="bold" style:font-weight-complex="bold"/>
    </style:style>
    <style:style style:name="P24" style:family="paragraph" style:parent-style-name="Text_20_body">
      <style:paragraph-properties fo:margin-left="0cm" fo:margin-right="0cm" fo:text-indent="0.199cm" style:auto-text-indent="false"/>
    </style:style>
    <style:style style:name="P25"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26" style:family="paragraph" style:parent-style-name="Text_20_body">
      <style:paragraph-properties fo:margin-top="0cm" fo:margin-bottom="0.101cm" fo:text-align="start" style:justify-single-word="false"/>
      <style:text-properties style:font-name="Arial1" fo:font-size="12pt" fo:font-weight="bold" style:font-size-asian="12pt" style:font-weight-asian="bold" style:font-size-complex="12pt" style:font-weight-complex="bold"/>
    </style:style>
    <style:style style:name="P27" style:family="paragraph" style:parent-style-name="Text_20_body">
      <style:paragraph-properties fo:margin-top="0cm" fo:margin-bottom="0.101cm" fo:text-align="start" style:justify-single-word="false"/>
      <style:text-properties style:font-name="Arial1" fo:font-size="12pt" fo:font-weight="bold" fo:background-color="#ff0000" style:font-size-asian="12pt" style:font-weight-asian="bold" style:font-size-complex="12pt" style:font-weight-complex="bold"/>
    </style:style>
    <style:style style:name="P28" style:family="paragraph" style:parent-style-name="Text_20_body">
      <style:paragraph-properties fo:margin-top="0cm" fo:margin-bottom="0.101cm" fo:text-align="start" style:justify-single-word="false"/>
      <style:text-properties style:font-name="FreeSerif5" fo:font-size="11pt" fo:font-weight="normal" fo:background-color="#ff0000" style:font-size-asian="11pt" style:font-weight-asian="normal" style:font-size-complex="11pt" style:font-weight-complex="normal"/>
    </style:style>
    <style:style style:name="P29" style:family="paragraph" style:parent-style-name="Text_20_body">
      <style:paragraph-properties fo:margin-top="0cm" fo:margin-bottom="0.101cm" fo:text-align="start" style:justify-single-word="false"/>
    </style:style>
    <style:style style:name="P30" style:family="paragraph" style:parent-style-name="Standard">
      <style:paragraph-properties fo:margin-top="0cm" fo:margin-bottom="0.101cm"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text-properties style:font-name="FreeSerif5" fo:font-size="11pt" fo:font-style="italic" fo:background-color="#ff0000" style:font-size-asian="11pt" style:font-style-asian="italic" style:font-size-complex="11pt" style:font-style-complex="italic"/>
    </style:style>
    <style:style style:name="P32" style:family="paragraph" style:parent-style-name="Text_20_body">
      <style:text-properties fo:font-style="italic" style:font-style-asian="italic" style:font-style-complex="italic"/>
    </style:style>
    <style:style style:name="P33" style:family="paragraph" style:parent-style-name="Text_20_body">
      <style:paragraph-properties fo:text-align="center" style:justify-single-word="false"/>
    </style:style>
    <style:style style:name="P34" style:family="paragraph" style:parent-style-name="Text_20_body">
      <style:text-properties fo:background-color="#ff0000"/>
    </style:style>
    <style:style style:name="P35" style:family="paragraph" style:parent-style-name="Text_20_body">
      <style:paragraph-properties>
        <style:tab-stops/>
      </style:paragraph-properties>
      <style:text-properties fo:background-color="#ff0000"/>
    </style:style>
    <style:style style:name="P36" style:family="paragraph" style:parent-style-name="Text_20_body">
      <style:text-properties fo:font-weight="bold" fo:background-color="#ff6633" style:font-weight-asian="bold"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size="7pt" style:font-size-asian="7pt" style:font-size-complex="7pt"/>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9pt" fo:background-color="#ff0000" style:font-size-asian="9pt" style:font-size-complex="9pt"/>
    </style:style>
    <style:style style:name="P41" style:family="paragraph" style:parent-style-name="Text_20_body">
      <style:paragraph-properties fo:text-align="center" style:justify-single-word="false"/>
      <style:text-properties fo:font-size="9pt" style:font-size-asian="9pt" style:font-size-complex="9pt"/>
    </style:style>
    <style:style style:name="P42"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43" style:family="paragraph" style:parent-style-name="Text_20_body">
      <style:paragraph-properties fo:text-align="justify" style:justify-single-word="false">
        <style:tab-stops>
          <style:tab-stop style:position="2.766cm"/>
        </style:tab-stops>
      </style:paragraph-properties>
    </style:style>
    <style:style style:name="P44" style:family="paragraph" style:parent-style-name="Text_20_body">
      <style:paragraph-properties>
        <style:tab-stops>
          <style:tab-stop style:position="2.766cm"/>
        </style:tab-stops>
      </style:paragraph-properties>
    </style:style>
    <style:style style:name="P45" style:family="paragraph" style:parent-style-name="Text_20_body">
      <style:paragraph-properties fo:text-align="center" style:justify-single-word="false"/>
      <style:text-properties style:text-underline-style="none" fo:font-weight="bold" style:font-weight-asian="bold" style:font-weight-complex="bold"/>
    </style:style>
    <style:style style:name="P46" style:family="paragraph" style:parent-style-name="Text_20_body">
      <style:text-properties style:text-underline-style="none" fo:font-weight="normal" fo:background-color="#ff0000" style:font-weight-asian="normal" style:font-weight-complex="normal"/>
    </style:style>
    <style:style style:name="P47" style:family="paragraph" style:parent-style-name="Text_20_body">
      <style:text-properties style:text-underline-style="none" fo:font-weight="normal" fo:background-color="#ff9966" style:font-weight-asian="normal" style:font-weight-complex="normal"/>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text-properties style:font-name="FreeSerif6" style:text-underline-style="none" fo:font-weight="normal" style:font-name-asian="FreeSerif6" style:font-weight-asian="normal" style:font-name-complex="FreeSerif6" style:font-weight-complex="normal"/>
    </style:style>
    <style:style style:name="P51" style:family="paragraph" style:parent-style-name="Text_20_body">
      <style:paragraph-properties fo:text-align="center" style:justify-single-word="false"/>
      <style:text-properties style:font-name="FreeSerif6" style:text-underline-style="none" fo:font-weight="normal" style:font-name-asian="FreeSerif6" style:font-weight-asian="normal" style:font-name-complex="FreeSerif6" style:font-weight-complex="normal"/>
    </style:style>
    <style:style style:name="P52" style:family="paragraph" style:parent-style-name="Text_20_body">
      <style:text-properties style:font-name="FreeSerif6" style:text-underline-style="solid" style:text-underline-width="auto" style:text-underline-color="font-color" fo:font-weight="bold" style:font-name-asian="FreeSerif6" style:font-weight-asian="bold" style:font-name-complex="FreeSerif6" style:font-weight-complex="bold"/>
    </style:style>
    <style:style style:name="P53" style:family="paragraph" style:parent-style-name="Text_20_body">
      <style:paragraph-properties>
        <style:tab-stops/>
      </style:paragraph-properties>
    </style:style>
    <style:style style:name="P54" style:family="paragraph" style:parent-style-name="Text_20_body">
      <style:text-properties fo:background-color="transparent"/>
    </style:style>
    <style:style style:name="P55" style:family="paragraph" style:parent-style-name="Text_20_body">
      <style:paragraph-properties>
        <style:tab-stops/>
      </style:paragraph-properties>
      <style:text-properties fo:background-color="transparent"/>
    </style:style>
    <style:style style:name="P56" style:family="paragraph" style:parent-style-name="Text_20_body">
      <style:text-properties fo:background-color="#ffffcc"/>
    </style:style>
    <style:style style:name="P5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text-properties fo:background-color="#ff6633"/>
    </style:style>
    <style:style style:name="P59" style:family="paragraph" style:parent-style-name="Text_20_body">
      <style:paragraph-properties fo:background-color="transparent">
        <style:background-image/>
      </style:paragraph-properties>
    </style:style>
    <style:style style:name="P60" style:family="paragraph" style:parent-style-name="Text_20_body">
      <style:paragraph-properties fo:background-color="transparent">
        <style:background-image/>
      </style:paragraph-properties>
      <style:text-properties fo:background-color="#ff0000"/>
    </style:style>
    <style:style style:name="P61"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62"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63" style:family="paragraph" style:parent-style-name="Heading_20_4">
      <style:paragraph-properties fo:background-color="transparent">
        <style:background-image/>
      </style:paragraph-properties>
    </style:style>
    <style:style style:name="P64" style:family="paragraph" style:parent-style-name="Heading_20_5">
      <style:paragraph-properties fo:background-color="transparent">
        <style:background-image/>
      </style:paragraph-properties>
    </style:style>
    <style:style style:name="P65" style:family="paragraph" style:parent-style-name="_5b_RPG_5d__20_Táblázattartalom_20_1">
      <style:paragraph-properties fo:background-color="transparent">
        <style:background-image/>
      </style:paragraph-properties>
      <style:text-properties fo:font-weight="normal" style:font-weight-asian="normal" style:font-weight-complex="normal"/>
    </style:style>
    <style:style style:name="P66" style:family="paragraph" style:parent-style-name="_5b_RPG_5d__20_Táblázattartalom_20_1">
      <style:paragraph-properties fo:text-align="center" style:justify-single-word="false" fo:background-color="transparent">
        <style:background-image/>
      </style:paragraph-properties>
      <style:text-properties fo:font-weight="normal" style:font-weight-asian="normal" style:font-weight-complex="normal"/>
    </style:style>
    <style:style style:name="P67" style:family="paragraph" style:parent-style-name="Text_20_body">
      <style:paragraph-properties fo:background-color="#ff0000">
        <style:background-image/>
      </style:paragraph-properties>
    </style:style>
    <style:style style:name="P68" style:family="paragraph" style:parent-style-name="Table_20_Contents">
      <style:paragraph-properties fo:text-align="center" style:justify-single-word="false" fo:background-color="#ff0000">
        <style:background-image/>
      </style:paragraph-properties>
    </style:style>
    <style:style style:name="P69" style:family="paragraph" style:parent-style-name="_5b_RPG_5d__20_Táblázattartalom_20_1">
      <style:paragraph-properties fo:background-color="#ff0000">
        <style:background-image/>
      </style:paragraph-properties>
      <style:text-properties fo:font-weight="normal" style:font-weight-asian="normal" style:font-weight-complex="normal"/>
    </style:style>
    <style:style style:name="P70" style:family="paragraph" style:parent-style-name="_5b_RPG_5d__20_Táblázattartalom_20_-_20_saját_20_-_20_1">
      <style:text-properties fo:font-weight="bold" style:font-weight-asian="bold" style:font-weight-complex="bold"/>
    </style:style>
    <style:style style:name="P71"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72" style:family="paragraph" style:parent-style-name="_5b_RPG_5d__20_Táblázattartalom_20_-_20_saját_20_-_20_1">
      <style:text-properties fo:font-size="9pt" style:font-size-asian="9pt" style:font-size-complex="9pt"/>
    </style:style>
    <style:style style:name="P73" style:family="paragraph" style:parent-style-name="_5b_RPG_5d__20_Táblázattartalom_20_-_20_saját_20_-_20_1">
      <style:text-properties style:use-window-font-color="true"/>
    </style:style>
    <style:style style:name="P74" style:family="paragraph" style:parent-style-name="_5b_RPG_5d__20_Táblázattartalom_20_-_20_saját_20_-_20_1">
      <style:text-properties style:use-window-font-color="true" fo:font-size="8pt" style:font-size-asian="8pt" style:font-size-complex="8pt"/>
    </style:style>
    <style:style style:name="P75" style:family="paragraph" style:parent-style-name="_5b_RPG_5d__20_Táblázattartalom_20_-_20_saját_20_-_20_1">
      <style:text-properties style:use-window-font-color="true" fo:font-weight="bold" style:font-weight-asian="bold" style:font-weight-complex="bold"/>
    </style:style>
    <style:style style:name="P76" style:family="paragraph" style:parent-style-name="_5b_RPG_5d__20_Táblázattartalom_20_-_20_saját_20_-_20_1">
      <style:paragraph-properties fo:text-align="start" style:justify-single-word="false"/>
      <style:text-properties style:use-window-font-color="true" fo:font-weight="normal" style:font-weight-asian="normal" style:font-weight-complex="normal"/>
    </style:style>
    <style:style style:name="P77" style:family="paragraph" style:parent-style-name="_5b_RPG_5d__20_Táblázattartalom_20_-_20_saját_20_-_20_1">
      <style:paragraph-properties fo:text-align="center" style:justify-single-word="false"/>
      <style:text-properties style:use-window-font-color="true" fo:font-weight="normal" style:font-weight-asian="normal" style:font-weight-complex="normal"/>
    </style:style>
    <style:style style:name="P78" style:family="paragraph" style:parent-style-name="_5b_RPG_5d__20_Táblázattartalom_20_-_20_saját_20_-_20_1">
      <style:paragraph-properties fo:text-align="start" style:justify-single-word="false"/>
      <style:text-properties style:use-window-font-color="true" fo:font-weight="normal" fo:background-color="transparent" style:font-weight-asian="normal" style:font-weight-complex="normal"/>
    </style:style>
    <style:style style:name="P79" style:family="paragraph" style:parent-style-name="_5b_RPG_5d__20_Táblázattartalom_20_-_20_saját_20_-_20_1">
      <style:paragraph-properties fo:text-align="start" style:justify-single-word="false"/>
      <style:text-properties style:use-window-font-color="true"/>
    </style:style>
    <style:style style:name="P80" style:family="paragraph" style:parent-style-name="_5b_RPG_5d__20_Táblázattartalom_20_-_20_saját_20_-_20_1">
      <style:text-properties style:font-name="FreeSerif5" fo:font-size="9pt" fo:font-weight="bold" style:font-size-asian="9pt" style:font-weight-asian="bold" style:font-size-complex="9pt" style:font-weight-complex="bold"/>
    </style:style>
    <style:style style:name="P81" style:family="paragraph" style:parent-style-name="_5b_RPG_5d__20_Táblázattartalom_20_-_20_saját_20_-_20_1">
      <style:paragraph-properties fo:text-align="justify" style:justify-single-word="false"/>
    </style:style>
    <style:style style:name="P82" style:family="paragraph" style:parent-style-name="_5b_RPG_5d__20_Táblázattartalom_20_-_20_saját_20_-_20_1">
      <style:paragraph-properties fo:text-align="start" style:justify-single-word="false"/>
      <style:text-properties fo:color="#dc2300"/>
    </style:style>
    <style:style style:name="P83"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text-align="center" style:justify-single-word="false" fo:text-indent="0cm" style:auto-text-indent="false"/>
    </style:style>
    <style:style style:name="P86" style:family="paragraph" style:parent-style-name="Text_20_body">
      <style:paragraph-properties fo:margin-left="0cm" fo:margin-right="0cm" fo:text-indent="0cm" style:auto-text-indent="false">
        <style:tab-stops>
          <style:tab-stop style:position="17cm"/>
        </style:tab-stops>
      </style:paragraph-properties>
      <style:text-properties style:text-underline-style="solid" style:text-underline-width="auto" style:text-underline-color="font-color"/>
    </style:style>
    <style:style style:name="P87" style:family="paragraph" style:parent-style-name="Text_20_body">
      <style:paragraph-properties fo:margin-left="0cm" fo:margin-right="0cm" fo:text-indent="0cm" style:auto-text-indent="false"/>
      <style:text-properties style:font-name="FreeSerif6" fo:font-size="9pt" style:text-underline-style="none" fo:font-weight="bold" style:font-name-asian="FreeSerif6" style:font-size-asian="9pt" style:font-weight-asian="bold" style:font-name-complex="FreeSerif6" style:font-size-complex="9pt" style:font-weight-complex="bold"/>
    </style:style>
    <style:style style:name="P88" style:family="paragraph" style:parent-style-name="Text_20_body">
      <style:paragraph-properties fo:margin-left="0cm" fo:margin-right="0cm" fo:text-indent="0cm" style:auto-text-indent="false">
        <style:tab-stops/>
      </style:paragraph-properties>
    </style:style>
    <style:style style:name="P89" style:family="paragraph" style:parent-style-name="Standard">
      <style:paragraph-properties fo:margin-left="0cm" fo:margin-right="0cm" fo:text-indent="0cm" style:auto-text-indent="false"/>
      <style:text-properties fo:font-weight="bold" style:font-weight-asian="bold" style:font-weight-complex="bold"/>
    </style:style>
    <style:style style:name="P90" style:family="paragraph" style:parent-style-name="Text_20_body">
      <style:paragraph-properties fo:margin-left="0cm" fo:margin-right="0cm" fo:text-indent="0cm" style:auto-text-indent="false" fo:background-color="transparent">
        <style:background-image/>
      </style:paragraph-properties>
    </style:style>
    <style:style style:name="P91"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92"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93"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1" fo:font-size="8pt" fo:font-style="normal" fo:font-weight="normal" style:font-size-asian="8pt" style:font-style-asian="normal" style:font-weight-asian="normal" style:font-size-complex="8pt" style:font-style-complex="normal" style:font-weight-complex="normal"/>
    </style:style>
    <style:style style:name="P94"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1" fo:font-size="8pt" fo:font-style="normal" fo:font-weight="bold" style:font-size-asian="8pt" style:font-style-asian="normal" style:font-weight-asian="bold" style:font-size-complex="8pt" style:font-style-complex="normal" style:font-weight-complex="bold"/>
    </style:style>
    <style:style style:name="P95" style:family="paragraph" style:parent-style-name="Text_20_body">
      <style:paragraph-properties fo:margin-left="0cm" fo:margin-right="0cm" fo:margin-top="0cm" fo:margin-bottom="0cm" fo:text-align="start" style:justify-single-word="false" fo:text-indent="0cm" style:auto-text-indent="false"/>
    </style:style>
    <style:style style:name="P96" style:family="paragraph" style:parent-style-name="Text_20_body">
      <style:paragraph-properties fo:margin-left="1.251cm" fo:margin-right="0cm" fo:text-indent="0.199cm" style:auto-text-indent="false"/>
      <style:text-properties fo:font-weight="normal" style:font-weight-asian="normal" style:font-weight-complex="normal"/>
    </style:style>
    <style:style style:name="P97" style:family="paragraph" style:parent-style-name="_5b_RPG_5d__20_Táblázattartalom_20_-_20_fejléc">
      <style:text-properties style:use-window-font-color="true"/>
    </style:style>
    <style:style style:name="P98"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99" style:family="paragraph" style:parent-style-name="Text_20_body">
      <style:paragraph-properties fo:break-before="column"/>
    </style:style>
    <style:style style:name="P100" style:family="paragraph" style:parent-style-name="Text_20_body">
      <style:paragraph-properties fo:background-color="#ffffcc">
        <style:background-image/>
      </style:paragraph-properties>
      <style:text-properties style:text-underline-style="solid" style:text-underline-width="auto" style:text-underline-color="font-color"/>
    </style:style>
    <style:style style:name="P101" style:family="paragraph" style:parent-style-name="_5b_RPG_5d__20_Táblázattartalom_20_-_20_fejléc">
      <style:paragraph-properties fo:background-color="#ffffcc">
        <style:background-image/>
      </style:paragraph-properties>
    </style:style>
    <style:style style:name="P102" style:family="paragraph" style:parent-style-name="_5b_RPG_5d__20_Táblázattartalom_20_-_20_fejléc">
      <style:paragraph-properties fo:text-align="center" style:justify-single-word="false" fo:background-color="#ffffcc">
        <style:background-image/>
      </style:paragraph-properties>
      <style:text-properties fo:font-weight="bold" style:font-weight-asian="bold" style:font-weight-complex="bold"/>
    </style:style>
    <style:style style:name="P103"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104" style:family="paragraph" style:parent-style-name="_5b_RPG_5d__20_Táblázattartalom_20_-_20_saját_20_-_20_1">
      <style:paragraph-properties fo:text-align="center" style:justify-single-word="false" fo:keep-together="always" fo:background-color="#ffffcc" style:text-autospace="none" style:writing-mode="lr-tb">
        <style:background-image/>
      </style:paragraph-properties>
      <style:text-properties style:font-name="FreeSerif5" fo:font-size="9pt" fo:language="en" fo:country="US" fo:font-style="normal" fo:font-weight="bold" style:language-asian="en" style:country-asian="US" style:font-size-complex="12pt" style:font-weight-complex="bold"/>
    </style:style>
    <style:style style:name="P105" style:family="paragraph" style:parent-style-name="Text_20_body">
      <style:paragraph-properties fo:margin-left="1.251cm" fo:margin-right="0cm" fo:text-indent="0cm" style:auto-text-indent="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style:font-name="Arial1" fo:font-size="10pt" fo:font-style="normal" style:font-size-asian="10pt" style:font-style-asian="normal" style:font-size-complex="10pt" style:font-style-complex="normal"/>
    </style:style>
    <style:style style:name="P108" style:family="paragraph" style:parent-style-name="Table_20_Contents">
      <style:paragraph-properties fo:text-align="start" style:justify-single-word="false"/>
      <style:text-properties style:font-name="Arial1" fo:font-size="10pt" fo:font-style="normal" style:font-size-asian="10pt" style:font-style-asian="normal" style:font-size-complex="10pt" style:font-style-complex="normal"/>
    </style:style>
    <style:style style:name="P109" style:family="paragraph" style:parent-style-name="Table_20_Contents">
      <style:paragraph-properties fo:text-align="center" style:justify-single-word="false"/>
      <style:text-properties style:font-name="Arial1" fo:font-size="10pt" fo:font-style="normal" fo:background-color="transparent" style:font-size-asian="10pt" style:font-style-asian="normal" style:font-size-complex="10pt" style:font-style-complex="normal"/>
    </style:style>
    <style:style style:name="P110" style:family="paragraph" style:parent-style-name="Table_20_Contents">
      <style:paragraph-properties fo:text-align="start" style:justify-single-word="false"/>
      <style:text-properties style:font-name="Arial1" fo:font-size="10pt" fo:font-style="normal" fo:background-color="transparent" style:font-size-asian="10pt" style:font-style-asian="normal" style:font-size-complex="10pt" style:font-style-complex="normal"/>
    </style:style>
    <style:style style:name="P111" style:family="paragraph" style:parent-style-name="Table_20_Contents">
      <style:paragraph-properties fo:text-align="start" style:justify-single-word="false"/>
      <style:text-properties style:font-name="Arial1" fo:font-size="10pt" fo:font-style="normal" fo:background-color="#ffcc99" style:font-size-asian="10pt" style:font-style-asian="normal" style:font-size-complex="10pt" style:font-style-complex="normal"/>
    </style:style>
    <style:style style:name="P112" style:family="paragraph" style:parent-style-name="Text_20_body">
      <style:paragraph-properties fo:margin-left="-0.025cm" fo:margin-right="0cm" fo:text-indent="0cm" style:auto-text-indent="false">
        <style:tab-stops/>
      </style:paragraph-properties>
    </style:style>
    <style:style style:name="P113" style:family="paragraph" style:parent-style-name="Text_20_body">
      <style:paragraph-properties fo:background-color="#ff6633">
        <style:background-image/>
      </style:paragraph-properties>
    </style:style>
    <style:style style:name="P114" style:family="paragraph" style:parent-style-name="Text_20_body">
      <style:paragraph-properties fo:background-color="#ff9966">
        <style:background-image/>
      </style:paragraph-properties>
    </style:style>
    <style:style style:name="P115" style:family="paragraph" style:parent-style-name="_5b_RPG_5d__20_Táblázattartalom_20_1">
      <style:text-properties fo:font-weight="normal" style:font-weight-asian="normal" style:font-weight-complex="normal"/>
    </style:style>
    <style:style style:name="P116"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117" style:family="paragraph" style:parent-style-name="_5b_RPG_5d__20_Táblázattartalom_20_1">
      <style:text-properties style:font-name="FreeSerif5" fo:font-size="9pt" fo:font-weight="normal" style:font-size-asian="9pt" style:font-weight-asian="normal" style:font-size-complex="9pt" style:font-weight-complex="normal"/>
    </style:style>
    <style:style style:name="P118" style:family="paragraph" style:parent-style-name="_5b_RPG_5d__20_Táblázattartalom_20_1">
      <style:text-properties style:font-name="FreeSerif5" fo:font-size="9pt" fo:font-weight="normal" fo:background-color="transparent" style:font-size-asian="9pt" style:font-weight-asian="normal" style:font-size-complex="9pt" style:font-weight-complex="normal"/>
    </style:style>
    <style:style style:name="P119" style:family="paragraph" style:parent-style-name="_5b_RPG_5d__20_Táblázattartalom_20_1">
      <style:text-properties style:use-window-font-color="true" fo:font-weight="normal" style:font-weight-asian="normal" style:font-weight-complex="normal"/>
    </style:style>
    <style:style style:name="P120"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fo:font-style="normal" fo:font-weight="normal" style:language-asian="en" style:country-asian="US" style:font-size-complex="12pt"/>
    </style:style>
    <style:style style:name="P121"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style:language-asian="en" style:country-asian="US" style:font-size-complex="12pt"/>
    </style:style>
    <style:style style:name="P122" style:family="paragraph" style:parent-style-name="_5b_RPG_5d__20_Táblázattartalom_20_1">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8pt"/>
    </style:style>
    <style:style style:name="P123" style:family="paragraph" style:parent-style-name="_5b_RPG_5d__20_Táblázattartalom_20_-_20_saját_20_-_20_1">
      <style:paragraph-properties fo:text-align="center" style:justify-single-word="false" fo:keep-together="always" style:text-autospace="none" style:writing-mode="lr-tb"/>
      <style:text-properties style:font-name="FreeSerif5" fo:font-size="9pt" fo:language="en" fo:country="US" fo:font-style="normal" fo:font-weight="bold" style:language-asian="en" style:country-asian="US" style:font-size-complex="12pt" style:font-weight-complex="bold"/>
    </style:style>
    <style:style style:name="P124" style:family="paragraph" style:parent-style-name="_5b_RPG_5d__20_Táblázattartalom_20_-_20_tulajdonságok">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25" style:family="paragraph" style:parent-style-name="_5b_RPG_5d__20_Táblázattartalom_20_-_20_tulajdonságok">
      <style:paragraph-properties fo:text-align="start"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26"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fo:font-style="normal" fo:font-weight="normal" style:language-asian="en" style:country-asian="US" style:font-size-complex="12pt"/>
    </style:style>
    <style:style style:name="P127"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style:language-asian="en" style:country-asian="US" style:font-size-complex="12pt"/>
    </style:style>
    <style:style style:name="P128" style:family="paragraph" style:parent-style-name="_5b_RPG_5d__20_Táblázattartalom_20_-_20_fejléc">
      <style:paragraph-properties fo:margin-left="0cm" fo:margin-right="0.199cm" fo:text-align="center" style:justify-single-word="false" fo:keep-together="always" fo:text-indent="0cm" style:auto-text-indent="false" style:text-autospace="none" style:vertical-align="middle" style:writing-mode="lr-tb"/>
      <style:text-properties style:font-name="FreeSerif5" fo:font-size="9pt" fo:language="en" fo:country="US" fo:font-style="normal" fo:font-weight="bold" style:language-asian="en" style:country-asian="US" style:font-size-complex="12pt" style:font-weight-complex="bold"/>
    </style:style>
    <style:style style:name="P129" style:family="paragraph" style:parent-style-name="_5b_RPG_5d__20_Táblázattartalom_20_1">
      <style:paragraph-properties fo:margin-left="0cm" fo:margin-right="0.199cm" fo:text-align="center" style:justify-single-word="false" fo:text-indent="0cm" style:auto-text-indent="false"/>
    </style:style>
    <style:style style:name="P130" style:family="paragraph" style:parent-style-name="_5b_RPG_5d__20_Táblázattartalom_20_-_20_fejléc">
      <style:paragraph-properties fo:margin-left="0cm" fo:margin-right="0.199cm" fo:text-align="center" style:justify-single-word="false" fo:text-indent="0cm" style:auto-text-indent="false"/>
      <style:text-properties fo:font-weight="bold" style:font-weight-asian="bold" style:font-weight-complex="bold"/>
    </style:style>
    <style:style style:name="P131" style:family="paragraph" style:parent-style-name="_5b_RPG_5d__20_Táblázattartalom_20_-_20_tulajdonságok">
      <style:paragraph-properties fo:text-align="start" style:justify-single-word="false"/>
    </style:style>
    <style:style style:name="P132" style:family="paragraph" style:parent-style-name="_5b_RPG_5d__20_Táblázattartalom_20_-_20_tulajdonságok">
      <style:paragraph-properties fo:text-align="center" style:justify-single-word="false"/>
    </style:style>
    <style:style style:name="P133"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134" style:family="paragraph" style:parent-style-name="Text_20_body">
      <style:paragraph-properties fo:margin-top="0cm" fo:margin-bottom="0cm" fo:text-align="center" style:justify-single-word="false"/>
      <style:text-properties fo:font-size="9pt" style:font-size-asian="9pt" style:font-size-complex="9pt"/>
    </style:style>
    <style:style style:name="P135" style:family="paragraph" style:parent-style-name="Text_20_body">
      <style:paragraph-properties fo:margin-top="0cm" fo:margin-bottom="0cm" fo:text-align="center" style:justify-single-word="false"/>
      <style:text-properties fo:font-size="8pt" style:font-size-asian="8pt" style:font-size-complex="8pt"/>
    </style:style>
    <style:style style:name="P136" style:family="paragraph" style:parent-style-name="Text_20_body">
      <style:paragraph-properties fo:margin-top="0cm" fo:margin-bottom="0cm" fo:text-align="center" style:justify-single-word="false"/>
      <style:text-properties style:font-name="Arial1" fo:font-size="8pt" fo:font-style="normal" style:font-size-asian="8pt" style:font-style-asian="normal" style:font-size-complex="8pt" style:font-style-complex="normal"/>
    </style:style>
    <style:style style:name="P137" style:family="paragraph" style:parent-style-name="Standard" style:list-style-name="L11"/>
    <style:style style:name="P138" style:family="paragraph" style:parent-style-name="Standard" style:list-style-name="L16"/>
    <style:style style:name="P139" style:family="paragraph" style:parent-style-name="Standard" style:list-style-name="L28"/>
    <style:style style:name="P140" style:family="paragraph" style:parent-style-name="Text_20_body" style:master-page-name="First_20_Page">
      <style:paragraph-properties style:page-number="auto"/>
    </style:style>
    <style:style style:name="P141" style:family="paragraph" style:parent-style-name="Text_20_body" style:list-style-name="L1"/>
    <style:style style:name="P142" style:family="paragraph" style:parent-style-name="Text_20_body" style:list-style-name="L3">
      <style:text-properties fo:font-style="italic" style:font-style-asian="italic" style:font-style-complex="italic"/>
    </style:style>
    <style:style style:name="P143" style:family="paragraph" style:parent-style-name="Text_20_body" style:list-style-name="L5"/>
    <style:style style:name="P144" style:family="paragraph" style:parent-style-name="Text_20_body" style:list-style-name="L12"/>
    <style:style style:name="P145" style:family="paragraph" style:parent-style-name="Text_20_body" style:list-style-name="L13"/>
    <style:style style:name="P146" style:family="paragraph" style:parent-style-name="Text_20_body" style:list-style-name="L14"/>
    <style:style style:name="P147" style:family="paragraph" style:parent-style-name="Text_20_body" style:list-style-name="L15"/>
    <style:style style:name="P148" style:family="paragraph" style:parent-style-name="Text_20_body" style:list-style-name="L17"/>
    <style:style style:name="P149" style:family="paragraph" style:parent-style-name="Text_20_body" style:list-style-name="L18"/>
    <style:style style:name="P150" style:family="paragraph" style:parent-style-name="Text_20_body" style:list-style-name="L22">
      <style:paragraph-properties>
        <style:tab-stops/>
      </style:paragraph-properties>
    </style:style>
    <style:style style:name="P151" style:family="paragraph" style:parent-style-name="Text_20_body" style:list-style-name="L22">
      <style:paragraph-properties>
        <style:tab-stops/>
      </style:paragraph-properties>
      <style:text-properties fo:background-color="#ff0000"/>
    </style:style>
    <style:style style:name="P152" style:family="paragraph" style:parent-style-name="Text_20_body" style:list-style-name="L23"/>
    <style:style style:name="P153" style:family="paragraph" style:parent-style-name="Text_20_body" style:list-style-name="L24"/>
    <style:style style:name="P154" style:family="paragraph" style:parent-style-name="Text_20_body" style:list-style-name="L25"/>
    <style:style style:name="P155" style:family="paragraph" style:parent-style-name="Text_20_body" style:list-style-name="L27"/>
    <style:style style:name="P156" style:family="paragraph" style:parent-style-name="Text_20_body" style:list-style-name="L29"/>
    <style:style style:name="P157" style:family="paragraph" style:parent-style-name="Text_20_body" style:list-style-name="L31"/>
    <style:style style:name="P158" style:family="paragraph" style:parent-style-name="Text_20_body" style:list-style-name="L32"/>
    <style:style style:name="P159" style:family="paragraph" style:parent-style-name="Text_20_body" style:list-style-name="L33"/>
    <style:style style:name="P160" style:family="paragraph" style:parent-style-name="Text_20_body" style:list-style-name="L34"/>
    <style:style style:name="P161" style:family="paragraph" style:parent-style-name="Text_20_body" style:list-style-name="L35"/>
    <style:style style:name="P162" style:family="paragraph" style:parent-style-name="Text_20_body" style:list-style-name="L2">
      <style:paragraph-properties fo:margin-left="0cm" fo:margin-right="0cm" fo:margin-top="0cm" fo:margin-bottom="0.169cm" fo:text-indent="0.199cm" style:auto-text-indent="false"/>
    </style:style>
    <style:style style:name="P163" style:family="paragraph" style:parent-style-name="Text_20_body" style:list-style-name="L3">
      <style:paragraph-properties fo:margin-left="1.251cm" fo:margin-right="0cm" fo:text-indent="0.199cm" style:auto-text-indent="false"/>
      <style:text-properties fo:font-style="italic" style:font-style-asian="italic" style:font-style-complex="italic"/>
    </style:style>
    <style:style style:name="P164" style:family="paragraph" style:parent-style-name="Text_20_body" style:list-style-name="L11">
      <style:paragraph-properties fo:margin-left="1.251cm" fo:margin-right="0cm" fo:text-indent="0.199cm" style:auto-text-indent="false"/>
    </style:style>
    <style:style style:name="P165" style:family="paragraph" style:parent-style-name="Text_20_body" style:list-style-name="L16">
      <style:paragraph-properties fo:margin-left="1.251cm" fo:margin-right="0cm" fo:text-indent="0.199cm" style:auto-text-indent="false"/>
    </style:style>
    <style:style style:name="P166" style:family="paragraph" style:parent-style-name="Text_20_body" style:list-style-name="L27">
      <style:paragraph-properties fo:margin-left="1.251cm" fo:margin-right="0cm" fo:text-indent="0.199cm" style:auto-text-indent="false"/>
    </style:style>
    <style:style style:name="P167" style:family="paragraph" style:parent-style-name="Text_20_body" style:list-style-name="L28">
      <style:paragraph-properties fo:margin-left="1.251cm" fo:margin-right="0cm" fo:text-indent="0.199cm" style:auto-text-indent="false"/>
    </style:style>
    <style:style style:name="P168" style:family="paragraph" style:parent-style-name="Text_20_body" style:list-style-name="L3">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169" style:family="paragraph" style:parent-style-name="Text_20_body" style:list-style-name="L10">
      <style:paragraph-properties fo:margin-left="1.251cm" fo:margin-right="0cm" fo:text-indent="0.199cm" style:auto-text-indent="false" fo:background-color="#ffffcc">
        <style:background-image/>
      </style:paragraph-properties>
    </style:style>
    <style:style style:name="P170" style:family="paragraph" style:parent-style-name="Text_20_body" style:list-style-name="L4">
      <style:paragraph-properties fo:margin-left="2.501cm" fo:margin-right="0cm" fo:text-indent="0.199cm" style:auto-text-indent="false"/>
    </style:style>
    <style:style style:name="P171" style:family="paragraph" style:parent-style-name="Text_20_body" style:list-style-name="L10">
      <style:paragraph-properties fo:background-color="#ffffcc">
        <style:background-image/>
      </style:paragraph-properties>
    </style:style>
    <style:style style:name="P172" style:family="paragraph" style:parent-style-name="Text_20_body" style:list-style-name="L19">
      <style:paragraph-properties fo:margin-left="0cm" fo:margin-right="0cm" fo:text-indent="0cm" style:auto-text-indent="false">
        <style:tab-stops/>
      </style:paragraph-properties>
    </style:style>
    <style:style style:name="P173" style:family="paragraph" style:parent-style-name="Text_20_body" style:list-style-name="L21">
      <style:paragraph-properties fo:margin-left="0cm" fo:margin-right="0cm" fo:text-align="justify" style:justify-single-word="false" fo:text-indent="0cm" style:auto-text-indent="false">
        <style:tab-stops/>
      </style:paragraph-properties>
    </style:style>
    <style:style style:name="P174" style:family="paragraph" style:parent-style-name="Text_20_body" style:list-style-name="L21">
      <style:paragraph-properties fo:margin-left="0cm" fo:margin-right="0cm" fo:text-align="justify" style:justify-single-word="false" fo:text-indent="0cm" style:auto-text-indent="false">
        <style:tab-stops>
          <style:tab-stop style:position="2.766cm"/>
        </style:tab-stops>
      </style:paragraph-properties>
    </style:style>
    <style:style style:name="P175" style:family="paragraph" style:parent-style-name="Text_20_body" style:list-style-name="L30">
      <style:paragraph-properties fo:margin-left="0cm" fo:margin-right="0cm" fo:text-indent="0cm" style:auto-text-indent="false"/>
    </style:style>
    <style:style style:name="P176" style:family="paragraph" style:parent-style-name="Text_20_body" style:list-style-name="L20">
      <style:paragraph-properties fo:margin-left="-0.025cm" fo:margin-right="0cm" fo:text-indent="0cm" style:auto-text-indent="false">
        <style:tab-stops/>
      </style:paragraph-properties>
    </style:style>
    <style:style style:name="P177" style:family="paragraph" style:parent-style-name="Table_20_Contents" style:list-style-name="L26">
      <style:paragraph-properties fo:text-align="start" style:justify-single-word="false"/>
      <style:text-properties style:font-name="Arial1" fo:font-size="10pt" fo:font-style="normal" style:font-size-asian="10pt" style:font-style-asian="normal" style:font-size-complex="10pt" style:font-style-complex="normal"/>
    </style:style>
    <style:style style:name="P178" style:family="paragraph" style:parent-style-name="Contents_20_1">
      <style:paragraph-properties>
        <style:tab-stops>
          <style:tab-stop style:position="16.722cm" style:type="right" style:leader-style="dotted" style:leader-text="."/>
        </style:tab-stops>
      </style:paragraph-properties>
    </style:style>
    <style:style style:name="P179" style:family="paragraph" style:parent-style-name="Contents_20_3">
      <style:paragraph-properties>
        <style:tab-stops>
          <style:tab-stop style:position="15.723cm" style:type="right" style:leader-style="dotted" style:leader-text="."/>
        </style:tab-stops>
      </style:paragraph-properties>
    </style:style>
    <style:style style:name="P180" style:family="paragraph" style:parent-style-name="Contents_20_2">
      <style:paragraph-properties>
        <style:tab-stops>
          <style:tab-stop style:position="16.222cm" style:type="right" style:leader-style="dotted" style:leader-text="."/>
        </style:tab-stops>
      </style:paragraph-properties>
    </style:style>
    <style:style style:name="P181" style:family="paragraph" style:parent-style-name="Contents_20_4">
      <style:paragraph-properties>
        <style:tab-stops>
          <style:tab-stop style:position="15.224cm" style:type="right" style:leader-style="dotted" style:leader-text="."/>
        </style:tab-stops>
      </style:paragraph-properties>
    </style:style>
    <style:style style:name="P182" style:family="paragraph" style:parent-style-name="Contents_20_5">
      <style:paragraph-properties>
        <style:tab-stops>
          <style:tab-stop style:position="14.725cm" style:type="right" style:leader-style="dotted" style:leader-text="."/>
        </style:tab-stops>
      </style:paragraph-properties>
    </style:style>
    <style:style style:name="P183" style:family="paragraph" style:parent-style-name="_5b_RPG_5d__20_Táblázattartalom_20_1" style:list-style-name="L7">
      <style:paragraph-properties fo:text-align="start" style:justify-single-word="false"/>
    </style:style>
    <style:style style:name="P184"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185" style:family="paragraph" style:parent-style-name="_5b_RPG_5d__20_Táblázattartalom_20_-_20_saját_20_-_20_1" style:list-style-name="L6">
      <style:paragraph-properties fo:text-align="justify" style:justify-single-word="false"/>
      <style:text-properties style:text-underline-style="none"/>
    </style:style>
    <style:style style:name="P186" style:family="paragraph" style:parent-style-name="_5b_RPG_5d__20_Táblázattartalom_20_-_20_saját_20_-_20_1" style:list-style-name="L6">
      <style:paragraph-properties fo:text-align="justify" style:justify-single-word="false"/>
    </style:style>
    <style:style style:name="P187" style:family="paragraph" style:parent-style-name="_5b_RPG_5d__20_Táblázattartalom_20_-_20_tulajdonságok" style:list-style-name="L8">
      <style:paragraph-properties fo:text-align="start" style:justify-single-word="false"/>
      <style:text-properties fo:font-weight="normal" style:font-weight-asian="normal" style:font-weight-complex="normal"/>
    </style:style>
    <style:style style:name="P188"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style:font-name="FreeSerif5" fo:font-size="9pt" fo:font-style="italic" fo:font-weight="normal" style:font-size-asian="9pt" style:font-style-asian="italic" style:font-weight-asian="normal" style:font-size-complex="9pt" style:font-style-complex="italic" style:font-weight-complex="normal"/>
    </style:style>
    <style:style style:name="T6" style:family="text">
      <style:text-properties style:use-window-font-color="true" style:font-name="FreeSerif5" fo:font-size="9pt" fo:font-weight="normal" style:font-size-asian="9pt" style:font-weight-asian="normal" style:font-size-complex="9pt" style:font-weight-complex="normal"/>
    </style:style>
    <style:style style:name="T7" style:family="text">
      <style:text-properties style:use-window-font-color="true" style:font-name="FreeSerif5" fo:font-size="9pt" fo:font-style="normal" fo:font-weight="normal"/>
    </style:style>
    <style:style style:name="T8" style:family="text">
      <style:text-properties style:use-window-font-color="true" style:font-name="FreeSerif5"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use-window-font-color="true" style:font-name="FreeSerif5" fo:font-size="8pt" fo:font-style="italic" fo:font-weight="normal"/>
    </style:style>
    <style:style style:name="T10" style:family="text">
      <style:text-properties style:use-window-font-color="true" style:font-name="FreeSerif5" fo:font-size="7pt" fo:font-style="italic" fo:font-weight="normal" style:font-size-asian="7pt" style:font-style-asian="italic" style:font-weight-asian="normal" style:font-size-complex="7pt"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fo:font-weight="bold" fo:background-color="#ff00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ff0000"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ff0000"/>
    </style:style>
    <style:style style:name="T20" style:family="text">
      <style:text-properties fo:font-size="9pt" style:font-size-asian="9pt" style:font-size-complex="9pt"/>
    </style:style>
    <style:style style:name="T21" style:family="text">
      <style:text-properties fo:font-size="9pt" fo:background-color="#ffcc99" style:font-size-asian="9pt" style:font-size-complex="9pt"/>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font-size="8pt"/>
    </style:style>
    <style:style style:name="T26" style:family="text">
      <style:text-properties fo:font-size="8pt" style:font-size-asian="8pt" style:font-size-complex="8pt"/>
    </style:style>
    <style:style style:name="T27" style:family="text">
      <style:text-properties style:text-line-through-style="none" style:font-name="FreeSerif5"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text-line-through-style="none" style:font-name="FreeSerif5" fo:font-size="7pt" fo:font-style="italic" fo:font-weight="normal" style:font-size-asian="7pt" style:font-style-asian="italic" style:font-weight-asian="normal" style:font-size-complex="7pt" style:font-style-complex="italic" style:font-weight-complex="normal"/>
    </style:style>
    <style:style style:name="T29" style:family="text">
      <style:text-properties style:text-line-through-style="none" style:font-name="FreeSerif5" fo:font-size="8pt" fo:font-style="italic" fo:font-weight="normal" style:font-size-asian="8pt" style:font-style-asian="italic" style:font-weight-asian="normal" style:font-size-complex="8pt" style:font-style-complex="italic" style:font-weight-complex="normal"/>
    </style:style>
    <style:style style:name="T30" style:family="text">
      <style:text-properties style:text-line-through-style="none" style:font-name="FreeSerif5" fo:font-size="8pt" fo:font-style="normal" fo:font-weight="normal" style:font-size-asian="8pt" style:font-style-asian="normal" style:font-weight-asian="normal" style:font-size-complex="8pt" style:font-style-complex="normal" style:font-weight-complex="normal"/>
    </style:style>
    <style:style style:name="T31" style:family="text">
      <style:text-properties style:text-line-through-style="none" style:font-name="FreeSerif5"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text-line-through-style="none"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5" fo:font-size="11pt" fo:font-style="italic" fo:font-weight="normal" style:font-name-asian="FreeSerif5" style:font-size-asian="11pt" style:font-style-asian="italic" style:font-weight-asian="normal" style:font-name-complex="FreeSerif5" style:font-size-complex="11pt" style:font-style-complex="italic" style:font-weight-complex="normal"/>
    </style:style>
    <style:style style:name="T34" style:family="text">
      <style:text-properties style:text-line-through-style="none" style:font-name="FreeSerif5" fo:font-size="11pt" fo:font-style="italic" fo:font-weight="normal" fo:background-color="transparent" style:font-size-asian="11pt" style:font-style-asian="italic" style:font-weight-asian="normal" style:font-size-complex="11pt" style:font-style-complex="italic" style:font-weight-complex="normal"/>
    </style:style>
    <style:style style:name="T35" style:family="text">
      <style:text-properties style:text-line-through-style="none" style:font-name="FreeSerif5"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6" style:family="text">
      <style:text-properties style:text-line-through-style="none" style:font-name="FreeSerif5" fo:font-size="11pt" fo:font-style="italic" style:text-underline-style="solid" style:text-underline-width="auto" style:text-underline-color="font-color" fo:font-weight="normal" fo:background-color="#ff0000" style:font-size-asian="11pt" style:font-style-asian="italic" style:font-weight-asian="normal" style:font-size-complex="11pt" style:font-style-complex="italic" style:font-weight-complex="normal"/>
    </style:style>
    <style:style style:name="T37" style:family="text">
      <style:text-properties style:text-line-through-style="none" style:font-name="FreeSerif5" fo:font-size="11pt" fo:font-style="italic" fo:font-weight="bold" style:font-size-asian="11pt" style:font-style-asian="italic" style:font-weight-asian="bold" style:font-size-complex="11pt" style:font-style-complex="italic" style:font-weight-complex="bold"/>
    </style:style>
    <style:style style:name="T38" style:family="text">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41" style:family="text">
      <style:text-properties style:font-name="FreeSerif5" fo:font-size="8pt" fo:font-weight="normal" style:font-size-asian="8pt" style:font-weight-asian="normal" style:font-size-complex="8pt" style:font-weight-complex="normal"/>
    </style:style>
    <style:style style:name="T42" style:family="text">
      <style:text-properties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fo:font-weight="normal"/>
    </style:style>
    <style:style style:name="T46" style:family="text">
      <style:text-properties fo:color="#ffffff" style:text-line-through-style="none" style:font-name="Arial1" fo:font-style="normal" fo:font-weight="normal" style:font-style-asian="normal" style:font-weight-asian="normal" style:font-style-complex="normal" style:font-weight-complex="normal"/>
    </style:style>
    <style:style style:name="T47" style:family="text">
      <style:text-properties fo:color="#ffffff" style:text-line-through-style="none" style:font-name="FreeSerif5" fo:font-style="italic" fo:font-weight="normal" style:font-style-asian="italic" style:font-weight-asian="normal" style:font-style-complex="italic" style:font-weight-complex="normal"/>
    </style:style>
    <style:style style:name="T48" style:family="text">
      <style:text-properties fo:color="#ffffff" style:text-line-through-style="none" style:font-name="FreeSerif5" fo:font-style="normal" fo:font-weight="normal" style:font-style-asian="normal" style:font-weight-asian="normal" style:font-style-complex="normal" style:font-weight-complex="normal"/>
    </style:style>
    <style:style style:name="T49" style:family="text">
      <style:text-properties fo:color="#ffffff" style:text-line-through-style="none" style:font-name="FreeSerif5" fo:font-size="6pt" fo:font-style="normal" fo:font-weight="normal" style:font-size-asian="6pt" style:font-style-asian="normal" style:font-weight-asian="normal" style:font-size-complex="6pt" style:font-style-complex="normal" style:font-weight-complex="normal"/>
    </style:style>
    <style:style style:name="T50" style:family="text">
      <style:text-properties fo:color="#ffffff" style:text-line-through-style="none" style:font-name="FreeSerif5" fo:font-size="6pt" fo:font-style="normal" fo:font-weight="bold" style:font-size-asian="6pt" style:font-style-asian="normal" style:font-weight-asian="bold" style:font-size-complex="6pt" style:font-style-complex="normal" style:font-weight-complex="bold"/>
    </style:style>
    <style:style style:name="T51" style:family="text">
      <style:text-properties fo:color="#ffffff" style:font-name="Arial1" fo:font-style="normal" style:font-style-asian="normal" style:font-style-complex="normal"/>
    </style:style>
    <style:style style:name="T52" style:family="text">
      <style:text-properties fo:color="#ffffff" fo:font-weight="normal" style:font-weight-asian="normal" style:font-weight-complex="normal"/>
    </style:style>
    <style:style style:name="T53" style:family="text">
      <style:text-properties fo:font-size="7pt" style:font-size-asian="7pt" style:font-size-complex="7pt"/>
    </style:style>
    <style:style style:name="T54" style:family="text">
      <style:text-properties fo:background-color="#ffffcc"/>
    </style:style>
    <style:style style:name="T55" style:family="text">
      <style:text-properties fo:font-size="10pt" style:text-underline-style="solid" style:text-underline-width="auto" style:text-underline-color="font-color" fo:font-weight="normal" fo:background-color="#ff0000" style:font-size-asian="10pt" style:font-weight-asian="normal" style:font-size-complex="10pt" style:font-weight-complex="normal"/>
    </style:style>
    <style:style style:name="T56" style:family="text">
      <style:text-properties fo:font-size="10pt" fo:font-weight="normal" fo:background-color="#ff0000" style:font-size-asian="10pt" style:font-weight-asian="normal" style:font-size-complex="10pt" style:font-weight-complex="normal"/>
    </style:style>
    <style:style style:name="T57" style:family="text">
      <style:text-properties style:font-name-asian="TimesNewRomanPSMT" style:font-name-complex="TimesNewRomanPSMT"/>
    </style:style>
    <style:style style:name="T58" style:family="text">
      <style:text-properties fo:background-color="#ff6633"/>
    </style:style>
    <style:style style:name="T59" style:family="text">
      <style:text-properties fo:background-color="#ffff00"/>
    </style:style>
    <style:style style:name="T60" style:family="text">
      <style:text-properties style:font-name="Arial1" fo:font-style="normal" style:font-style-asian="normal" style:font-style-complex="normal"/>
    </style:style>
    <style:style style:name="T61" style:family="text">
      <style:text-properties style:font-name="Arial1" fo:font-size="8pt" fo:font-style="normal" style:font-size-asian="8pt" style:font-style-asian="normal" style:font-size-complex="8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3"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4" style:family="section">
      <style:section-properties fo:margin-left="-1.101cm" fo:margin-right="-1.3cm" style:editable="false">
        <style:columns fo:column-count="1" fo:column-gap="0cm"/>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0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9cm" text:min-label-width="0.34cm"/>
        <style:text-properties style:font-name="StarSymbol"/>
      </text:list-level-style-bullet>
      <text:list-level-style-bullet text:level="2" text:style-name="Bullet_20_Symbols" style:num-suffix="." text:bullet-char="•">
        <style:list-level-properties text:space-before="1.27cm" text:min-label-width="0.99cm" text:min-label-distance="0.3cm"/>
        <style:text-properties style:font-name="StarSymbol"/>
      </text:list-level-style-bullet>
      <text:list-level-style-bullet text:level="3" text:style-name="Bullet_20_Symbols" style:num-suffix="." text:bullet-char="•">
        <style:list-level-properties text:space-before="1.905cm" text:min-label-width="0.99cm" text:min-label-distance="0.3cm"/>
        <style:text-properties style:font-name="StarSymbol"/>
      </text:list-level-style-bullet>
      <text:list-level-style-bullet text:level="4" text:style-name="Bullet_20_Symbols" style:num-suffix="." text:bullet-char="•">
        <style:list-level-properties text:space-before="2.54cm" text:min-label-width="0.99cm" text:min-label-distance="0.3cm"/>
        <style:text-properties style:font-name="StarSymbol"/>
      </text:list-level-style-bullet>
      <text:list-level-style-bullet text:level="5" text:style-name="Bullet_20_Symbols" style:num-suffix="." text:bullet-char="•">
        <style:list-level-properties text:space-before="3.175cm" text:min-label-width="0.99cm" text:min-label-distance="0.3cm"/>
        <style:text-properties style:font-name="StarSymbol"/>
      </text:list-level-style-bullet>
      <text:list-level-style-bullet text:level="6" text:style-name="Bullet_20_Symbols" style:num-suffix="." text:bullet-char="•">
        <style:list-level-properties text:space-before="3.81cm" text:min-label-width="0.99cm" text:min-label-distance="0.3cm"/>
        <style:text-properties style:font-name="StarSymbol"/>
      </text:list-level-style-bullet>
      <text:list-level-style-bullet text:level="7" text:style-name="Bullet_20_Symbols" style:num-suffix="." text:bullet-char="•">
        <style:list-level-properties text:space-before="4.445cm" text:min-label-width="0.99cm" text:min-label-distance="0.3cm"/>
        <style:text-properties style:font-name="StarSymbol"/>
      </text:list-level-style-bullet>
      <text:list-level-style-bullet text:level="8" text:style-name="Bullet_20_Symbols" style:num-suffix="." text:bullet-char="•">
        <style:list-level-properties text:space-before="5.08cm" text:min-label-width="0.99cm" text:min-label-distance="0.3cm"/>
        <style:text-properties style:font-name="StarSymbol"/>
      </text:list-level-style-bullet>
      <text:list-level-style-bullet text:level="9" text:style-name="Bullet_20_Symbols" style:num-suffix="." text:bullet-char="•">
        <style:list-level-properties text:space-before="5.715cm" text:min-label-width="0.99cm" text:min-label-distance="0.3cm"/>
        <style:text-properties style:font-name="StarSymbol"/>
      </text:list-level-style-bullet>
      <text:list-level-style-bullet text:level="10" text:style-name="Bullet_20_Symbols" style:num-suffix="." text:bullet-char="•">
        <style:list-level-properties text:space-before="6.35cm" text:min-label-width="0.99cm" text:min-label-distance="0.3cm"/>
        <style:text-properties style:font-name="StarSymbol"/>
      </text:list-level-style-bullet>
    </text:list-style>
    <text:list-style style:name="L9">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0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épzettségrendszer</text:subject></text:p>
      <text:p text:style-name="Subtitle">v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Nonprofit szabályrendszer a M* világához<text:line-break/>Ailtas, 2008</text:p>
      <text:p text:style-name="P134"/>
      <text:p text:style-name="P134"/>
      <text:p text:style-name="P134"><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135"/>
      <text:p text:style-name="P135"><text:s/><text:span text:style-name="T60">Creative Commons License</text:span></text:p>
      <text:p text:style-name="P136">Ezen dokumentum maga, továbbá részletei, vagy másolatai kizárólag a Creative Commons</text:p>
      <text:p text:style-name="P134"><text:a xlink:type="simple" xlink:href="http://creativecommons.org/licenses/by-nc-sa/2.5/hu/"><text:span text:style-name="T61">Nevezd meg!-Ne add el!-Így add tovább! 2.5 Magyarország</text:span></text:a></text:p>
      <text:p text:style-name="P91"><text:span text:style-name="T60">Licenc feltételeinek megfelelően használható fel</text:span>. </text:p>
      <text:p text:style-name="P41"/>
      <text:p text:style-name="P1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5" text:name="Tartalomjegyzék1_Head">
            <text:p text:style-name="Contents_20_Heading">Tartalomjegyzék</text:p>
          </text:index-title>
          <text:p text:style-name="P178">1.Képzettségrendszer<text:tab/>5</text:p>
          <text:p text:style-name="P180">1.1.Képzettségek kategóriái<text:tab/>6</text:p>
          <text:p text:style-name="P180">1.2.Képzettségek növelése<text:tab/>8</text:p>
          <text:p text:style-name="P180">1.3.Képzettségek pontigényei<text:tab/>9</text:p>
          <text:p text:style-name="P179">1.3.1 Képzettségek követelményei<text:tab/>9</text:p>
          <text:p text:style-name="P179">1.3.2 Karakter Pontok elosztása<text:tab/>9</text:p>
          <text:p text:style-name="P180">1.4.Képzettségpróba<text:tab/>10</text:p>
          <text:p text:style-name="P179">1.4.1 Vállalás<text:tab/>10</text:p>
          <text:p text:style-name="P179">1.4.2 Próba biztos tudásból<text:tab/>10</text:p>
          <text:p text:style-name="P179">1.4.3 Próba képzetlenül<text:tab/>11</text:p>
          <text:p text:style-name="P179">1.4.4 Összetett képzettségpróba, Másodlagos próbadobások<text:tab/>11</text:p>
          <text:p text:style-name="P181">Példa<text:tab/>11</text:p>
          <text:p text:style-name="P179">1.4.5 Összhangok<text:tab/>12</text:p>
          <text:p text:style-name="P179">1.4.6 Képzettség párok <text:tab/>12</text:p>
          <text:p text:style-name="P179">1.4.7 Sérülés hatása képzettségpróbára<text:tab/>12</text:p>
          <text:p text:style-name="P180">1.5.Képzettséglista<text:tab/>13</text:p>
          <text:p text:style-name="P180">1.6.Képzettségek leírása<text:tab/>17</text:p>
          <text:p text:style-name="P179">1.6.1 Harci képzettségek<text:tab/>17</text:p>
          <text:p text:style-name="P181">Közelharc<text:tab/>17</text:p>
          <text:p text:style-name="P182">Ökölharc<text:tab/>17</text:p>
          <text:p text:style-name="P181">Belharc<text:tab/>17</text:p>
          <text:p text:style-name="P181">Kardvívás<text:tab/>18</text:p>
          <text:p text:style-name="P181">Lándzsavívás<text:tab/>18</text:p>
          <text:p text:style-name="P181">Pusztítás<text:tab/>18</text:p>
          <text:p text:style-name="P181">Hajítás<text:tab/>18</text:p>
          <text:p text:style-name="P181">Íjászat<text:tab/>18</text:p>
          <text:p text:style-name="P181">Lövészet<text:tab/>18</text:p>
          <text:p text:style-name="P181">Ostromlövészet<text:tab/>18</text:p>
          <text:p text:style-name="P179">1.6.2 Fizikai képzettségek<text:tab/>19</text:p>
          <text:p text:style-name="P181">Fájdalomtűrés<text:tab/>19</text:p>
          <text:p text:style-name="P181">Mászás<text:tab/>20</text:p>
          <text:p text:style-name="P181">Lovaglás<text:tab/>23</text:p>
          <text:p text:style-name="P181">Léglovaglás<text:tab/>23</text:p>
          <text:p text:style-name="P181">Akrobatika<text:tab/>23</text:p>
          <text:p text:style-name="P182">Esés<text:tab/>23</text:p>
          <text:p text:style-name="P182">Ugrás<text:tab/>23</text:p>
          <text:p text:style-name="P179">1.6.3 Világi képzettségek<text:tab/>24</text:p>
          <text:p text:style-name="P181">Észlelés<text:tab/>24</text:p>
          <text:p text:style-name="P181">Keresés<text:tab/>24</text:p>
          <text:p text:style-name="P181">Emberismeret<text:tab/>24</text:p>
          <text:p text:style-name="P181">Természetjárás (adott tájtípus)<text:tab/>24</text:p>
          <text:p text:style-name="P181">Herbalizmus<text:tab/>24</text:p>
          <text:p text:style-name="P181">Vadászat<text:tab/>24</text:p>
          <text:p text:style-name="P181">Szexuális kultúra<text:tab/>24</text:p>
          <text:p text:style-name="P181">Etikett<text:tab/>24</text:p>
          <text:p text:style-name="P181">Értékbecslés<text:tab/>25</text:p>
          <text:p text:style-name="P182">Értékbecslés(adott tárgycsoport)<text:tab/>25</text:p>
          <text:p text:style-name="P181">Hajózás<text:tab/>25</text:p>
          <text:p text:style-name="P182">Hajózás - specializáció<text:tab/>25</text:p>
          <text:p text:style-name="P181">Gyógyítás<text:tab/>25</text:p>
          <text:p text:style-name="P182">Sebgyógyítás<text:tab/>25</text:p>
          <text:p text:style-name="P182">Orvoslás<text:tab/>25</text:p>
          <text:p text:style-name="P181"><text:soft-page-break/>Idomítás<text:tab/>26</text:p>
          <text:p text:style-name="P181">Szakma<text:tab/>26</text:p>
          <text:p text:style-name="P182"><text:s/>Hamisítás – Szakma<text:tab/>26</text:p>
          <text:p text:style-name="P179">1.6.4 Alvilági képzettségek<text:tab/>27</text:p>
          <text:p text:style-name="P181">Lopakodás/Rejtőzés<text:tab/>27</text:p>
          <text:p text:style-name="P181">Nyomolvasás<text:tab/>27</text:p>
          <text:p text:style-name="P181">Álcázás/Álruha<text:tab/>28</text:p>
          <text:p text:style-name="P181">Zárnyitás<text:tab/>28</text:p>
          <text:p text:style-name="P181">Csapdaállítás<text:tab/>28</text:p>
          <text:p text:style-name="P181">Tolvajlás<text:tab/>28</text:p>
          <text:p text:style-name="P181">Zsonglőrködés<text:tab/>28</text:p>
          <text:p text:style-name="P181">Kínzás<text:tab/>28</text:p>
          <text:p text:style-name="P181">Szerencsejáték <text:tab/>28</text:p>
          <text:p text:style-name="P182">Kártyázás<text:tab/>28</text:p>
          <text:p text:style-name="P182">Kockázás<text:tab/>28</text:p>
          <text:p text:style-name="P179">1.6.5 Tudományos képzettségek<text:tab/>29</text:p>
          <text:p text:style-name="P181">Nyelvismeret<text:tab/>29</text:p>
          <text:p text:style-name="P181">Történelemismeret<text:tab/>29</text:p>
          <text:p text:style-name="P182">Történelemismeret – adott régió<text:tab/>29</text:p>
          <text:p text:style-name="P181">Vallásismeret (általános)<text:tab/>29</text:p>
          <text:p text:style-name="P182">Vallásismeret (adott hitvilág)<text:tab/>29</text:p>
          <text:p text:style-name="P181">Ősi kultúrák ismerete<text:tab/>30</text:p>
          <text:p text:style-name="P181">Ősi nyelv ismerete<text:tab/>31</text:p>
          <text:p text:style-name="P181">Jogismeret (adott kultúrkör)<text:tab/>31</text:p>
          <text:p text:style-name="P181">Élettan<text:tab/>31</text:p>
          <text:p text:style-name="P181">Méregkeverés<text:tab/>32</text:p>
          <text:p text:style-name="P181">Alkímia<text:tab/>35</text:p>
          <text:p text:style-name="P181">Építészet<text:tab/>35</text:p>
          <text:p text:style-name="P181">Mágiaismeret<text:tab/>35</text:p>
          <text:p text:style-name="P181">Térképészet<text:tab/>35</text:p>
          <text:p text:style-name="P181">Mechanika<text:tab/>35</text:p>
          <text:p text:style-name="P181">Hadászat<text:tab/>36</text:p>
          <text:p text:style-name="P182">Taktika<text:tab/>36</text:p>
          <text:p text:style-name="P182">Stratégia<text:tab/>36</text:p>
          <text:p text:style-name="P179">1.6.6 Művészeti képzettségek<text:tab/>37</text:p>
          <text:p text:style-name="P181">Festészet<text:tab/>37</text:p>
          <text:p text:style-name="P182">Festészet-Hamisítás (spec)<text:tab/>37</text:p>
          <text:p text:style-name="P181">Szobrászat<text:tab/>37</text:p>
          <text:p text:style-name="P182">Szobrászat-Hamisítás (spec)<text:tab/>37</text:p>
          <text:p text:style-name="P181">Kalligráfia<text:tab/>38</text:p>
          <text:p text:style-name="P182">Kalligráfia-Hamisítás (spec)<text:tab/>38</text:p>
          <text:p text:style-name="P181">Irodalom<text:tab/>38</text:p>
          <text:p text:style-name="P181">Irodalom ismeret<text:tab/>38</text:p>
          <text:p text:style-name="P181">Ének<text:tab/>38</text:p>
          <text:p text:style-name="P181">Tánc<text:tab/>38</text:p>
          <text:p text:style-name="P181">Zeneszerző<text:tab/>39</text:p>
          <text:p text:style-name="P182"><text:s/>Zene (hangszercsoport)<text:tab/>39</text:p>
          <text:p text:style-name="P179">1.6.7 Misztikus képzettségek<text:tab/>40</text:p>
          <text:p text:style-name="P181">Összpontosítás<text:tab/>40</text:p>
          <text:p text:style-name="P181">Pszí iskolák<text:tab/>40</text:p>
          <text:p text:style-name="P181">Asztrológia<text:tab/>40</text:p>
          <text:p text:style-name="P181">Demonológia<text:tab/>40</text:p>
          <text:p text:style-name="P179">1.6.8 Vulgármágia képzettség iskolái<text:tab/>41</text:p>
          <text:p text:style-name="P179">1.6.9 Ordani tűzmágia képzettség iskolái<text:tab/>41</text:p>
          <text:p text:style-name="P179">1.6.10 Bárdmágia képzettség iskolái<text:tab/>41</text:p>
          <text:p text:style-name="P179">1.6.11 Mozaikmágia képzettség iskolái<text:tab/>41</text:p>
        </text:index-body>
      </text:table-of-content>
      <text:p text:style-name="P3"><text:soft-page-break/></text:p>
      <text:p text:style-name="P9"/>
      <text:h text:style-name="Heading_20_1" text:outline-level="1">Képzettségrendszer</text:h>
      <text:p text:style-name="Text_20_body">Mikor a játékos megalkotja karakterét, amellyel Ynev világán kalandozni fog, meghatározza azokat az ismereteket, jártasságokat, amelyeket az – addigi élete során – elsajátított. A km100 rendszere a fentieket a képzettségek és fortélyok tanulásával szimulálja. Ebben a fejezetben a Képzettségekkel fogunk foglalkozni. Minden Képzettséget egy számértékkel jellemzünk, amelyből kiderül, tulajdonosa mennyire jártas az adott témában.</text:p>
      <text:p text:style-name="Text_20_body">Ez az érték a karakter életútja során – a megszerzett tapasztalatoknak hála –, növekedhet, amely fejlődést a játékos Karakteralkotó Pontjai (KP) elosztásával jelenít meg.</text:p>
      <text:p text:style-name="Text_20_body"/>
      <text:h text:style-name="Heading_20_2" text:outline-level="2">Képzettségek kategóriái</text:h>
      <text:p text:style-name="Text_20_body">A képzettségeket kategóriákra bontjuk aszerint, mennyire átfogóak, mekkora ismeretanyagot ölelnek fel, tehát <text:span text:style-name="T11">nem</text:span> tanulásuk „nehézsége” szerint próbálunk különbséget tenni! Három kategóriát különbözetünk meg: <text:span text:style-name="_5b_RPG_5d_Kiemelt_20_kifejezés">Átfogó</text:span>, <text:span text:style-name="_5b_RPG_5d_Kiemelt_20_kifejezés">Átlagos</text:span> és <text:span text:style-name="_5b_RPG_5d_Kiemelt_20_kifejezés">Specializált/Könnyű.</text:span></text:p>
      <text:p text:style-name="Text_20_body">A Képzettségeket és egymáshoz való viszonyukat legjobban halmazokkal tudnánk szemléltetni, melyek közül a legnagyobb (<text:span text:style-name="T11">Átfogó</text:span>) több kisebbet (<text:span text:style-name="T11">Átlagos</text:span>) tartalmaz, amelyek további még kisebb (<text:span text:style-name="T11">Specializált</text:span>) halmazokat foglalnak magukban. A „<text:span text:style-name="T11">Könnyű</text:span>” képzettségek nem tartoznak egyik felsorolt halmazba sem, önmagukban állnak, kezelésük viszont szinte mindenben megegyezik a Specializált képzettségekével (lásd később).</text:p>
      <text:p text:style-name="P4"/>
      <table:table table:name="Képzettség_csoportok" table:style-name="Képzettség_5f_csoportok">
        <table:table-column table:style-name="Képzettség_5f_csoportok.A"/>
        <table:table-column table:style-name="Képzettség_5f_csoportok.B"/>
        <table:table-header-rows>
          <table:table-row>
            <table:table-cell table:style-name="Képzettség_5f_csoportok.A1" office:value-type="string">
              <text:p text:style-name="_5b_RPG_5d__20_Táblázattartalom_20_-_20_fejléc">Képzettség kategória</text:p>
            </table:table-cell>
            <table:table-cell table:style-name="Képzettség_5f_csoportok.B1" office:value-type="string">
              <text:p text:style-name="_5b_RPG_5d__20_Táblázattartalom_20_-_20_fejléc">Például</text:p>
            </table:table-cell>
          </table:table-row>
        </table:table-header-rows>
        <table:table-row>
          <table:table-cell table:style-name="Képzettség_5f_csoportok.A2" office:value-type="string">
            <text:p text:style-name="P70">Átfogó</text:p>
          </table:table-cell>
          <table:table-cell table:style-name="Képzettség_5f_csoportok.B2" office:value-type="string">
            <text:p text:style-name="P72">Történelemismeret - Ynev</text:p>
          </table:table-cell>
        </table:table-row>
        <table:table-row>
          <table:table-cell table:style-name="Képzettség_5f_csoportok.A2" office:value-type="string">
            <text:p text:style-name="P70">Átlagos</text:p>
          </table:table-cell>
          <table:table-cell table:style-name="Képzettség_5f_csoportok.B3" office:value-type="string">
            <text:p text:style-name="P72">Történelemismeret – Pyarroni államszövetség,<text:line-break/>vagy Történelemismeret – Kyria</text:p>
          </table:table-cell>
        </table:table-row>
        <table:table-row>
          <table:table-cell table:style-name="Képzettség_5f_csoportok.A2" office:value-type="string">
            <text:p text:style-name="P70">Specializált / Könnyű</text:p>
          </table:table-cell>
          <table:table-cell table:style-name="Képzettség_5f_csoportok.B3" office:value-type="string">
            <text:p text:style-name="P61"><text:s/>Történelemismeret – Predoc</text:p>
          </table:table-cell>
        </table:table-row>
      </table:table>
      <text:p text:style-name="P5"/>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igényen. Ennek következménye, hogy magába foglal több konkrétabb Képzettséget, amelyeket az <text:span text:style-name="T11">Átlagos</text:span>, vagy <text:span text:style-name="T11">Specializált</text:span> kategóriákban találunk. Az ide tartozó képzettségeket tekinthetjük a legnagyobb halmaznak. Ilyen <text:span text:style-name="_5b_RPG_5d_Kiemelt_20_kifejezés">Átfogó</text:span> képzettség például <text:span text:style-name="T14">az általános történelemismeret : </text:span><text:span text:style-name="_5b_RPG_5d_Kiemelt_20_kifejezés"><text:span text:style-name="T11">Történelemismeret - Ynev</text:span></text:span>.</text:p>
      <text:p text:style-name="Text_20_body">Az <text:span text:style-name="_5b_RPG_5d_Kiemelt_20_kifejezés">Átlagos</text:span> képzettségek már jóval konkrétabb, – így gyorsabban tanulható – tudást takarnak (így KP igényük is alacsonyabb), egy konkrét feladatkörrel foglalkoznak, viszont azon belül mindennel, például <text:span text:style-name="_5b_RPG_5d_Kiemelt_20_kifejezés"><text:span text:style-name="T14">a „</text:span></text:span><text:span text:style-name="_5b_RPG_5d_Kiemelt_20_kifejezés"><text:span text:style-name="T11">Történelemismeret – Pyarroni államszövetség</text:span></text:span><text:span text:style-name="_5b_RPG_5d_Kiemelt_20_kifejezés"><text:span text:style-name="T14">” képzettség kizárólag a nevéből adódó terület történelmét foglalja magában.</text:span></text:span></text:p>
      <text:p text:style-name="Text_20_body">Végére maradtak a <text:span text:style-name="_5b_RPG_5d_Kiemelt_20_kifejezés">Specializált</text:span> képzettségek, amelyek egy adott terület egy konkrét, szűk problémakörével foglalkoznak. Könnyen megtanulhatóak, de viszonylag szűk, gyakorlatias tudást takarnak. A fenti példánál maradva a <text:span text:style-name="T11">„Történelemismeret - Predoc”</text:span> kizárólag Predoc állam történelmének ismeretét nyújtja, ha tágabb tudásra vágyunk, ahhoz már legalább Átlagos Képzettséget kell felvennünk. </text:p>
      <text:p text:style-name="Text_20_body">Természetesen a karakter egy bizonyos szinten túl nem fejlődhet egy adott specializált képzettségben, szüksége van az átfogóbb tudásra is. Szabály, hogy:</text:p>
      <text:p text:style-name="Text_20_body"/>
      <table:table table:name="Táblázat13" table:style-name="Táblázat13">
        <table:table-column table:style-name="Táblázat13.A"/>
        <table:table-header-rows>
          <table:table-row>
            <table:table-cell table:style-name="Táblázat13.A1" office:value-type="string">
              <text:p text:style-name="P33">A <text:span text:style-name="T11">Specializált</text:span> és az őt magába foglaló <text:span text:style-name="T11">Átlagos</text:span> képzettség közti különbség legfeljebb <text:span text:style-name="T11">3</text:span> lehet. </text:p>
            </table:table-cell>
          </table:table-row>
        </table:table-header-rows>
      </table:table>
      <text:p text:style-name="Text_20_body"/>
      <text:p text:style-name="Text_20_body">A Specializált képzettségekkel együtt és azonos módon kezeljük a „<text:span text:style-name="T11">Könnyű</text:span>” képzettségeket, <text:s/>melyek azért kerültek ebbe a csoportba, mert tanulásuk során hamar el lehet érni a maximumot, így KP igényük is alacsony. Egyetlen különbség a Specializált képzettségekhez képest, hogy egy <text:span text:style-name="T11">Könnyű</text:span> képzettségnek nincsen felsőbb halmaza (Átlagos, vagy Átfogó), amibe beletartozna, így a maximum 3-as különbség limit itt nem is értelmezhető.</text:p>
      <text:p text:style-name="Text_20_body">Amennyiben a karakter rendelkezik olyan Képzettséggel, amely egy általa szintén ismert Képzettség alá tartozik (része), akkor ha a „magasabb kategóriájú” Képzettséget növeli, akkor az alá tartozó „alacsonyabb kategóriájú” képzettség értéke nem változik.</text:p>
      <text:p text:style-name="Text_20_body"><text:span text:style-name="T17">Például</text:span> a karakter rendelkezik 6-os szintű „Történelemismeret – Predoc” (Specializáció) és 3-as szintű „Történelemismeret – Pyarroni államszövetség” (Átlagos) képzettséggel. Mivel Predoc a Pyarroni államszövetsége része, ezért a fenti, Átlagos képzettség tudásanyagába ez is beletartozik. Ekkor ha a karakter mondjuk +2-vel növeli az Átlagos képzettségét (3+2=5), attól a <text:span text:style-name="T11">Specializált</text:span> képzettsége továbbra is 6 marad, a növelés nem „tolta” maga előtt az alsóbb képzettséget.</text:p>
      <text:p text:style-name="P84">Ha az <text:span text:style-name="T11">Átlagos</text:span> képzettség értéke „beéri” a <text:span text:style-name="T11">Specializáltét</text:span>, akkor „magába olvasztja” azt. Természetesen bármikor „kinöveszthető” újra egy <text:span text:style-name="T11">Specializáció</text:span> az <text:span text:style-name="T11">Átlagos</text:span> képzettségből. Ugyanez igaz természetesen az <text:span text:style-name="T11">Átfogó</text:span> és az alá tartozó <text:span text:style-name="T11">Átlagos</text:span> képzettségekre is.</text:p>
      <text:p text:style-name="Text_20_body"><text:soft-page-break/></text:p>
      <text:p text:style-name="Text_20_body"><text:span text:style-name="T18">Összefoglalva</text:span>:</text:p>
      <text:p text:style-name="Text_20_body">A képzettségeket három kategóriába sorolhatjuk. Ezek a következőek:</text:p>
      <text:list text:style-name="L1">
        <text:list-item>
          <text:p text:style-name="P141">Átfogó</text:p>
        </text:list-item>
        <text:list-item>
          <text:p text:style-name="P141">Átlagos</text:p>
        </text:list-item>
        <text:list-item>
          <text:p text:style-name="P141">Specializáció, illetve „Könnyű” képzettségek</text:p>
        </text:list-item>
      </text:list>
      <text:p text:style-name="Text_20_body">A „Könnyű” képzettségekben hamar el lehet érni a maximumot (ilyen pl az Úszás, Futás, Nyelvismeret).</text:p>
      <text:p text:style-name="Text_20_body">Az Átfogó csoport alá a nagyobb, átfogóbb képzettségek tartoznak, mint pl. a Történelemismeret, Sebgyógyítás, stb. Olyanok, amelyekben egy életen keresztül is lehet fejlődni.</text:p>
      <text:p text:style-name="Text_20_body"/>
      <text:h text:style-name="Heading_20_2" text:outline-level="2">Képzettségek növelése</text:h>
      <text:p text:style-name="Text_20_body">A karakterek fejlődése természetesen nem lehet ugrásszerű, meg kell őriznünk a folyamatosság illúzióját szintlépéskor, el kell kerülnünk, hogy egy 3. szintű karakter 12-13-as értékekkel rohangáljon. Ugyanakkor fontos színesítő, ha egy 1. szintű karakter egyes területeken kitűnik társai közül. Általános szabályok:</text:p>
      <text:list text:style-name="L2">
        <text:list-item text:start-value="1">
          <text:p text:style-name="P162"><text:span text:style-name="_5b_RPG_5d__20_Kiemelt_20_kifejezés"><text:span text:style-name="T3">A harci és misztikus képzettségek szintje legfeljebb (</text:span></text:span><text:span text:style-name="_5b_RPG_5d__20_Kiemelt_20_kifejezés"><text:span text:style-name="T2">szint+3</text:span></text:span><text:span text:style-name="_5b_RPG_5d__20_Kiemelt_20_kifejezés"><text:span text:style-name="T3">) lehet</text:span></text:span></text:p>
        </text:list-item>
        <text:list-item>
          <text:p text:style-name="P162"><text:span text:style-name="_5b_RPG_5d__20_Kiemelt_20_kifejezés"><text:span text:style-name="T3">A többi képzettség értéke pedig legfeljebb (</text:span></text:span><text:span text:style-name="_5b_RPG_5d__20_Kiemelt_20_kifejezés"><text:span text:style-name="T2">szint+8</text:span></text:span><text:span text:style-name="_5b_RPG_5d__20_Kiemelt_20_kifejezés"><text:span text:style-name="T3">) lehet</text:span></text:span></text:p>
        </text:list-item>
        <text:list-item>
          <text:p text:style-name="P162"><text:span text:style-name="_5b_RPG_5d__20_Kiemelt_20_kifejezés"><text:span text:style-name="T3">Szintlépéskor legfeljebb </text:span></text:span><text:span text:style-name="_5b_RPG_5d__20_Kiemelt_20_kifejezés"><text:span text:style-name="T2">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2">3.szintre</text:span></text:span><text:span text:style-name="_5b_RPG_5d__20_Kiemelt_20_kifejezés"><text:span text:style-name="T3"> növelheti egy lépésben az ilyen képzettséget.</text:span></text:span></text:p>
        </text:list-item>
        <text:list-item>
          <text:p text:style-name="P162"><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162"><text:span text:style-name="_5b_RPG_5d__20_Kiemelt_20_kifejezés"><text:span text:style-name="T3">A képzettségek egyes kiemelt szintjeinek is lehetnek követelményei! Magas szinten főleg.</text:span></text:span></text:p>
        </text:list-item>
      </text:list>
      <text:p text:style-name="P84"><text:span text:style-name="_5b_RPG_5d__20_Kiemelt_20_kifejezés"><text:span text:style-name="T4"/></text:span></text:p>
      <text:p text:style-name="P90"><text:span text:style-name="_5b_RPG_5d__20_Kiemelt_20_kifejezés"><text:span text:style-name="T4"/></text:span></text:p>
      <text:h text:style-name="Heading_20_2" text:outline-level="2">Képzettségek pontigényei</text:h>
      <text:p text:style-name="Text_20_body">A fejlődés Karakter Pontba (KP) kerül. A KP szimulálja az egyes képzettségek elsajátítására fordított tanulás „egységnyi mennyiséget”. Hogy a korábban ismertetett három kategóriának (Átfogó, Átlagos, Spec/Könnyű) <text:s/>adott szinten mekkora a KP igénye, azt az alábbi táblázat adja meg:</text:p>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column table:style-name="Táblázat2.C"/>
        <table:table-column table:style-name="Táblázat2.H"/>
        <table:table-header-rows>
          <table:table-row>
            <table:table-cell table:style-name="Táblázat2.A1" office:value-type="string">
              <text:p text:style-name="P97">Fokozat</text:p>
            </table:table-cell>
            <table:table-cell table:style-name="Táblázat2.A1" office:value-type="string">
              <text:p text:style-name="P97">Képzettség Szint</text:p>
            </table:table-cell>
            <table:table-cell table:style-name="Táblázat2.A1" table:number-columns-spanned="2" office:value-type="string">
              <text:p text:style-name="P97">Átfogó</text:p>
            </table:table-cell>
            <table:covered-table-cell/>
            <table:table-cell table:style-name="Táblázat2.A1" table:number-columns-spanned="2" office:value-type="string">
              <text:p text:style-name="P97">Átlagos</text:p>
            </table:table-cell>
            <table:covered-table-cell/>
            <table:table-cell table:style-name="Táblázat2.G1" table:number-columns-spanned="2" office:value-type="string">
              <text:p text:style-name="P97">Spec+Könnyű</text:p>
            </table:table-cell>
            <table:covered-table-cell/>
          </table:table-row>
        </table:table-header-rows>
        <table:table-row>
          <table:table-cell table:style-name="Táblázat2.A2" office:value-type="string">
            <text:p text:style-name="P73"/>
          </table:table-cell>
          <table:table-cell table:style-name="Táblázat2.A2" office:value-type="string">
            <text:p text:style-name="P73">1</text:p>
          </table:table-cell>
          <table:table-cell table:style-name="Táblázat2.A2" office:value-type="string">
            <text:p text:style-name="P73">6</text:p>
          </table:table-cell>
          <table:table-cell table:style-name="Táblázat2.D2" office:value-type="string">
            <text:p text:style-name="P74">+6KP</text:p>
          </table:table-cell>
          <table:table-cell table:style-name="Táblázat2.A2" office:value-type="string">
            <text:p text:style-name="P73">4</text:p>
          </table:table-cell>
          <table:table-cell table:style-name="Táblázat2.D2" office:value-type="string">
            <text:p text:style-name="P74">+4KP</text:p>
          </table:table-cell>
          <table:table-cell table:style-name="Táblázat2.A2" office:value-type="string">
            <text:p text:style-name="P73">2</text:p>
          </table:table-cell>
          <table:table-cell table:style-name="Táblázat2.H2" office:value-type="string">
            <text:p text:style-name="P74">+2KP</text:p>
          </table:table-cell>
        </table:table-row>
        <table:table-row>
          <table:table-cell table:style-name="Táblázat2.A3" office:value-type="string">
            <text:p text:style-name="P73"/>
          </table:table-cell>
          <table:table-cell table:style-name="Táblázat2.A3" office:value-type="string">
            <text:p text:style-name="P73">2</text:p>
          </table:table-cell>
          <table:table-cell table:style-name="Táblázat2.A2" office:value-type="string">
            <text:p text:style-name="P73">10</text:p>
          </table:table-cell>
          <table:table-cell table:style-name="Táblázat2.D2" office:value-type="string">
            <text:p text:style-name="P74">+4KP</text:p>
          </table:table-cell>
          <table:table-cell table:style-name="Táblázat2.A2" office:value-type="string">
            <text:p text:style-name="P73">6</text:p>
          </table:table-cell>
          <table:table-cell table:style-name="Táblázat2.D2" office:value-type="string">
            <text:p text:style-name="P74">+2KP</text:p>
          </table:table-cell>
          <table:table-cell table:style-name="Táblázat2.A2" office:value-type="string">
            <text:p text:style-name="P73">3</text:p>
          </table:table-cell>
          <table:table-cell table:style-name="Táblázat2.H2" office:value-type="string">
            <text:p text:style-name="P74">+1KP</text:p>
          </table:table-cell>
        </table:table-row>
        <table:table-row>
          <table:table-cell table:style-name="Táblázat2.A2" office:value-type="string">
            <text:p text:style-name="P75">Novícius</text:p>
          </table:table-cell>
          <table:table-cell table:style-name="Táblázat2.A2" office:value-type="string">
            <text:p text:style-name="P73">3</text:p>
          </table:table-cell>
          <table:table-cell table:style-name="Táblázat2.A2" office:value-type="string">
            <text:p text:style-name="P73">16</text:p>
          </table:table-cell>
          <table:table-cell table:style-name="Táblázat2.D2" office:value-type="string">
            <text:p text:style-name="P74">+6KP</text:p>
          </table:table-cell>
          <table:table-cell table:style-name="Táblázat2.A2" office:value-type="string">
            <text:p text:style-name="P73">9</text:p>
          </table:table-cell>
          <table:table-cell table:style-name="Táblázat2.D2" office:value-type="string">
            <text:p text:style-name="P74">+3KP</text:p>
          </table:table-cell>
          <table:table-cell table:style-name="Táblázat2.A2" office:value-type="string">
            <text:p text:style-name="P73">5</text:p>
          </table:table-cell>
          <table:table-cell table:style-name="Táblázat2.H2" office:value-type="string">
            <text:p text:style-name="P74">+2KP</text:p>
          </table:table-cell>
        </table:table-row>
        <table:table-row>
          <table:table-cell table:style-name="Táblázat2.A3" office:value-type="string">
            <text:p text:style-name="P73"/>
          </table:table-cell>
          <table:table-cell table:style-name="Táblázat2.A3" office:value-type="string">
            <text:p text:style-name="P73">4</text:p>
          </table:table-cell>
          <table:table-cell table:style-name="Táblázat2.A2" office:value-type="string">
            <text:p text:style-name="P73">24</text:p>
          </table:table-cell>
          <table:table-cell table:style-name="Táblázat2.D2" office:value-type="string">
            <text:p text:style-name="P74">+8KP</text:p>
          </table:table-cell>
          <table:table-cell table:style-name="Táblázat2.A2" office:value-type="string">
            <text:p text:style-name="P73">13</text:p>
          </table:table-cell>
          <table:table-cell table:style-name="Táblázat2.D2" office:value-type="string">
            <text:p text:style-name="P74">+4KP</text:p>
          </table:table-cell>
          <table:table-cell table:style-name="Táblázat2.A2" office:value-type="string">
            <text:p text:style-name="P73">7</text:p>
          </table:table-cell>
          <table:table-cell table:style-name="Táblázat2.H2" office:value-type="string">
            <text:p text:style-name="P74">+3KP</text:p>
          </table:table-cell>
        </table:table-row>
        <table:table-row>
          <table:table-cell table:style-name="Táblázat2.A2" office:value-type="string">
            <text:p text:style-name="P73"/>
          </table:table-cell>
          <table:table-cell table:style-name="Táblázat2.A2" office:value-type="string">
            <text:p text:style-name="P73">5</text:p>
          </table:table-cell>
          <table:table-cell table:style-name="Táblázat2.A2" office:value-type="string">
            <text:p text:style-name="P73">34</text:p>
          </table:table-cell>
          <table:table-cell table:style-name="Táblázat2.D2" office:value-type="string">
            <text:p text:style-name="P74">+10KP</text:p>
          </table:table-cell>
          <table:table-cell table:style-name="Táblázat2.A2" office:value-type="string">
            <text:p text:style-name="P73">18</text:p>
          </table:table-cell>
          <table:table-cell table:style-name="Táblázat2.D2" office:value-type="string">
            <text:p text:style-name="P74">+5KP</text:p>
          </table:table-cell>
          <table:table-cell table:style-name="Táblázat2.A2" office:value-type="string">
            <text:p text:style-name="P73">10</text:p>
          </table:table-cell>
          <table:table-cell table:style-name="Táblázat2.H2" office:value-type="string">
            <text:p text:style-name="P74">+3KP</text:p>
          </table:table-cell>
        </table:table-row>
        <table:table-row>
          <table:table-cell table:style-name="Táblázat2.A3" office:value-type="string">
            <text:p text:style-name="P75">Kismester</text:p>
          </table:table-cell>
          <table:table-cell table:style-name="Táblázat2.A3" office:value-type="string">
            <text:p text:style-name="P73">6</text:p>
          </table:table-cell>
          <table:table-cell table:style-name="Táblázat2.A2" office:value-type="string">
            <text:p text:style-name="P73">46</text:p>
          </table:table-cell>
          <table:table-cell table:style-name="Táblázat2.D2" office:value-type="string">
            <text:p text:style-name="P74">+12KP</text:p>
          </table:table-cell>
          <table:table-cell table:style-name="Táblázat2.A2" office:value-type="string">
            <text:p text:style-name="P73">24</text:p>
          </table:table-cell>
          <table:table-cell table:style-name="Táblázat2.D2" office:value-type="string">
            <text:p text:style-name="P74">+6KP</text:p>
          </table:table-cell>
          <table:table-cell table:style-name="Táblázat2.A2" office:value-type="string">
            <text:p text:style-name="P73">13</text:p>
          </table:table-cell>
          <table:table-cell table:style-name="Táblázat2.H2" office:value-type="string">
            <text:p text:style-name="P74">+4KP</text:p>
          </table:table-cell>
        </table:table-row>
        <table:table-row>
          <table:table-cell table:style-name="Táblázat2.A2" office:value-type="string">
            <text:p text:style-name="P75"/>
          </table:table-cell>
          <table:table-cell table:style-name="Táblázat2.A2" office:value-type="string">
            <text:p text:style-name="P75">7</text:p>
          </table:table-cell>
          <table:table-cell table:style-name="Táblázat2.A2" office:value-type="string">
            <text:p text:style-name="P73">60</text:p>
          </table:table-cell>
          <table:table-cell table:style-name="Táblázat2.D2" office:value-type="string">
            <text:p text:style-name="P74">+14KP</text:p>
          </table:table-cell>
          <table:table-cell table:style-name="Táblázat2.A2" office:value-type="string">
            <text:p text:style-name="P73">31</text:p>
          </table:table-cell>
          <table:table-cell table:style-name="Táblázat2.D2" office:value-type="string">
            <text:p text:style-name="P74">+7KP</text:p>
          </table:table-cell>
          <table:table-cell table:style-name="Táblázat2.A2" office:value-type="string">
            <text:p text:style-name="P73">17</text:p>
          </table:table-cell>
          <table:table-cell table:style-name="Táblázat2.H2" office:value-type="string">
            <text:p text:style-name="P74">+4KP</text:p>
          </table:table-cell>
        </table:table-row>
        <table:table-row>
          <table:table-cell table:style-name="Táblázat2.A3" office:value-type="string">
            <text:p text:style-name="P75"/>
          </table:table-cell>
          <table:table-cell table:style-name="Táblázat2.A3" office:value-type="string">
            <text:p text:style-name="P75">8</text:p>
          </table:table-cell>
          <table:table-cell table:style-name="Táblázat2.A2" office:value-type="string">
            <text:p text:style-name="P73">76</text:p>
          </table:table-cell>
          <table:table-cell table:style-name="Táblázat2.D2" office:value-type="string">
            <text:p text:style-name="P74">+16KP</text:p>
          </table:table-cell>
          <table:table-cell table:style-name="Táblázat2.A2" office:value-type="string">
            <text:p text:style-name="P73">39</text:p>
          </table:table-cell>
          <table:table-cell table:style-name="Táblázat2.D2" office:value-type="string">
            <text:p text:style-name="P74">+8KP</text:p>
          </table:table-cell>
          <table:table-cell table:style-name="Táblázat2.A2" office:value-type="string">
            <text:p text:style-name="P73">21</text:p>
          </table:table-cell>
          <table:table-cell table:style-name="Táblázat2.H2" office:value-type="string">
            <text:p text:style-name="P74">+5KP</text:p>
          </table:table-cell>
        </table:table-row>
        <table:table-row>
          <table:table-cell table:style-name="Táblázat2.A2" office:value-type="string">
            <text:p text:style-name="P75">Mester</text:p>
          </table:table-cell>
          <table:table-cell table:style-name="Táblázat2.A2" office:value-type="string">
            <text:p text:style-name="P75">9</text:p>
          </table:table-cell>
          <table:table-cell table:style-name="Táblázat2.A2" office:value-type="string">
            <text:p text:style-name="P73">94</text:p>
          </table:table-cell>
          <table:table-cell table:style-name="Táblázat2.D2" office:value-type="string">
            <text:p text:style-name="P74">+18KP</text:p>
          </table:table-cell>
          <table:table-cell table:style-name="Táblázat2.A2" office:value-type="string">
            <text:p text:style-name="P73">48</text:p>
          </table:table-cell>
          <table:table-cell table:style-name="Táblázat2.D2" office:value-type="string">
            <text:p text:style-name="P74">+9KP</text:p>
          </table:table-cell>
          <table:table-cell table:style-name="Táblázat2.A2" office:value-type="string">
            <text:p text:style-name="P73">26</text:p>
          </table:table-cell>
          <table:table-cell table:style-name="Táblázat2.H2" office:value-type="string">
            <text:p text:style-name="P74">+5KP</text:p>
          </table:table-cell>
        </table:table-row>
        <table:table-row>
          <table:table-cell table:style-name="Táblázat2.A3" office:value-type="string">
            <text:p text:style-name="P75"/>
          </table:table-cell>
          <table:table-cell table:style-name="Táblázat2.A3" office:value-type="string">
            <text:p text:style-name="P75">10</text:p>
          </table:table-cell>
          <table:table-cell table:style-name="Táblázat2.A2" office:value-type="string">
            <text:p text:style-name="P73">114</text:p>
          </table:table-cell>
          <table:table-cell table:style-name="Táblázat2.D2" office:value-type="string">
            <text:p text:style-name="P74">+20KP</text:p>
          </table:table-cell>
          <table:table-cell table:style-name="Táblázat2.A2" office:value-type="string">
            <text:p text:style-name="P73">58</text:p>
          </table:table-cell>
          <table:table-cell table:style-name="Táblázat2.D2" office:value-type="string">
            <text:p text:style-name="P74">+10KP</text:p>
          </table:table-cell>
          <table:table-cell table:style-name="Táblázat2.A2" office:value-type="string">
            <text:p text:style-name="P73">31</text:p>
          </table:table-cell>
          <table:table-cell table:style-name="Táblázat2.H2" office:value-type="string">
            <text:p text:style-name="P74">+6KP</text:p>
          </table:table-cell>
        </table:table-row>
        <table:table-row>
          <table:table-cell table:style-name="Táblázat2.A2" office:value-type="string">
            <text:p text:style-name="P75"/>
          </table:table-cell>
          <table:table-cell table:style-name="Táblázat2.A2" office:value-type="string">
            <text:p text:style-name="P75">11</text:p>
          </table:table-cell>
          <table:table-cell table:style-name="Táblázat2.A2" office:value-type="string">
            <text:p text:style-name="P73">136</text:p>
          </table:table-cell>
          <table:table-cell table:style-name="Táblázat2.D2" office:value-type="string">
            <text:p text:style-name="P74">+22KP</text:p>
          </table:table-cell>
          <table:table-cell table:style-name="Táblázat2.A2" office:value-type="string">
            <text:p text:style-name="P73">69</text:p>
          </table:table-cell>
          <table:table-cell table:style-name="Táblázat2.D2" office:value-type="string">
            <text:p text:style-name="P74">+11KP</text:p>
          </table:table-cell>
          <table:table-cell table:style-name="Táblázat2.A2" office:value-type="string">
            <text:p text:style-name="P73">37</text:p>
          </table:table-cell>
          <table:table-cell table:style-name="Táblázat2.H2" office:value-type="string">
            <text:p text:style-name="P74">+6KP</text:p>
          </table:table-cell>
        </table:table-row>
        <table:table-row>
          <table:table-cell table:style-name="Táblázat2.A3" office:value-type="string">
            <text:p text:style-name="P75">Nagymester</text:p>
          </table:table-cell>
          <table:table-cell table:style-name="Táblázat2.A3" office:value-type="string">
            <text:p text:style-name="P75">12</text:p>
          </table:table-cell>
          <table:table-cell table:style-name="Táblázat2.A2" office:value-type="string">
            <text:p text:style-name="P73">160</text:p>
          </table:table-cell>
          <table:table-cell table:style-name="Táblázat2.D2" office:value-type="string">
            <text:p text:style-name="P74">+24KP</text:p>
          </table:table-cell>
          <table:table-cell table:style-name="Táblázat2.A2" office:value-type="string">
            <text:p text:style-name="P73">81</text:p>
          </table:table-cell>
          <table:table-cell table:style-name="Táblázat2.D2" office:value-type="string">
            <text:p text:style-name="P74">+12KP</text:p>
          </table:table-cell>
          <table:table-cell table:style-name="Táblázat2.A2" office:value-type="string">
            <text:p text:style-name="P73">43</text:p>
          </table:table-cell>
          <table:table-cell table:style-name="Táblázat2.H2" office:value-type="string">
            <text:p text:style-name="P74">+7KP</text:p>
          </table:table-cell>
        </table:table-row>
        <table:table-row>
          <table:table-cell table:style-name="Táblázat2.A2" office:value-type="string">
            <text:p text:style-name="P75"/>
          </table:table-cell>
          <table:table-cell table:style-name="Táblázat2.A2" office:value-type="string">
            <text:p text:style-name="P75">13</text:p>
          </table:table-cell>
          <table:table-cell table:style-name="Táblázat2.A2" office:value-type="string">
            <text:p text:style-name="P73">186</text:p>
          </table:table-cell>
          <table:table-cell table:style-name="Táblázat2.D2" office:value-type="string">
            <text:p text:style-name="P74">+26KP</text:p>
          </table:table-cell>
          <table:table-cell table:style-name="Táblázat2.A2" office:value-type="string">
            <text:p text:style-name="P73">94</text:p>
          </table:table-cell>
          <table:table-cell table:style-name="Táblázat2.D2" office:value-type="string">
            <text:p text:style-name="P74">+13KP</text:p>
          </table:table-cell>
          <table:table-cell table:style-name="Táblázat2.A2" office:value-type="string">
            <text:p text:style-name="P73">50</text:p>
          </table:table-cell>
          <table:table-cell table:style-name="Táblázat2.H2" office:value-type="string">
            <text:p text:style-name="P74">+7KP</text:p>
          </table:table-cell>
        </table:table-row>
        <table:table-row>
          <table:table-cell table:style-name="Táblázat2.A3" office:value-type="string">
            <text:p text:style-name="P75"/>
          </table:table-cell>
          <table:table-cell table:style-name="Táblázat2.A3" office:value-type="string">
            <text:p text:style-name="P75">14</text:p>
          </table:table-cell>
          <table:table-cell table:style-name="Táblázat2.A2" office:value-type="string">
            <text:p text:style-name="P73">214</text:p>
          </table:table-cell>
          <table:table-cell table:style-name="Táblázat2.D2" office:value-type="string">
            <text:p text:style-name="P74">+28KP</text:p>
          </table:table-cell>
          <table:table-cell table:style-name="Táblázat2.A2" office:value-type="string">
            <text:p text:style-name="P73">108</text:p>
          </table:table-cell>
          <table:table-cell table:style-name="Táblázat2.D2" office:value-type="string">
            <text:p text:style-name="P74">+14KP</text:p>
          </table:table-cell>
          <table:table-cell table:style-name="Táblázat2.A2" office:value-type="string">
            <text:p text:style-name="P73">57</text:p>
          </table:table-cell>
          <table:table-cell table:style-name="Táblázat2.H2" office:value-type="string">
            <text:p text:style-name="P74">+8KP</text:p>
          </table:table-cell>
        </table:table-row>
        <table:table-row>
          <table:table-cell table:style-name="Táblázat2.A2" office:value-type="string">
            <text:p text:style-name="P75">Élő legenda</text:p>
          </table:table-cell>
          <table:table-cell table:style-name="Táblázat2.A2" office:value-type="string">
            <text:p text:style-name="P75">15</text:p>
          </table:table-cell>
          <table:table-cell table:style-name="Táblázat2.A2" office:value-type="string">
            <text:p text:style-name="P73">244</text:p>
          </table:table-cell>
          <table:table-cell table:style-name="Táblázat2.D2" office:value-type="string">
            <text:p text:style-name="P74">+30KP</text:p>
          </table:table-cell>
          <table:table-cell table:style-name="Táblázat2.A2" office:value-type="string">
            <text:p text:style-name="P73">123</text:p>
          </table:table-cell>
          <table:table-cell table:style-name="Táblázat2.D2" office:value-type="string">
            <text:p text:style-name="P74">+15KP</text:p>
          </table:table-cell>
          <table:table-cell table:style-name="Táblázat2.A2" office:value-type="string">
            <text:p text:style-name="P73">65</text:p>
          </table:table-cell>
          <table:table-cell table:style-name="Táblázat2.H2" office:value-type="string">
            <text:p text:style-name="P74">+8KP</text:p>
          </table:table-cell>
        </table:table-row>
      </table:table>
      <text:p text:style-name="Text_20_body">A KP igény fokozatosan nő, tehát 1-ről 2-re sokkal könnyebb fejlődni, mint mondjuk 4-ről 5-re. Átfogó és Átlagos képzettségben hagyományos tanulással legfeljebb 13-ig lehet fejlődni. 14-es és 15-ös szintre csak úgy juthat el a karakter, ha a képzettséggel kapcsolatos, nagyon ritka titkos tudásra tesz szert. Ez kaland alapja is lehet!! Pl. megszerezni a Gyógyító Érintés Tudományának Titkos Fóliását (Sebgyógyításhoz).</text:p>
      <text:p text:style-name="Text_20_body">A másik felső korlát lehet az adott kultúra fejletlensége, vagy korlátai. Például egy primitív nomád törzs kuruzslója nem fejlődhet Sebgyógyításban 6-os érték fölé, mert nincs olyan forrás, ahonnan a hatékonyabb módszereket megtanulhatná. A KM mindig vegye figyelembe az adott körülményeket és fejlődési lehetőségeket.</text:p>
      <text:h text:style-name="Heading_20_3" text:outline-level="3">Képzettségek követelményei</text:h>
      <text:p text:style-name="Text_20_body">Nem csak a Fortélyoknak, a Képzettségek egyes szintjeinek is lehetnek követelményei. Ez persze nem minden Képzettségre igaz, de van, ahol szükséges.</text:p>
      <text:p text:style-name="Text_20_body">Ha egy képzettség egy bizonyos fokának eléréséhez szükség van valamilyen teljesítendő követelményre, akkor azt az adott képzettség leírásánál részletezzük.</text:p>
      <text:p text:style-name="P34"/>
      <text:h text:style-name="Heading_20_3" text:outline-level="3">Karakter Pontok elosztása</text:h>
      <text:p text:style-name="Text_20_body">A karakteralkotás fejezetben ismerettük a Karakter Pontok értékének számítását. A képzettségek „vásárlása” is ezekből történik.</text:p>
      <text:p text:style-name="Text_20_body"/>
      <text:h text:style-name="P17" text:outline-level="2">Képzettségpróba</text:h>
      <text:p text:style-name="Text_20_body">Vesszük az adott szituációban épp szükséges Tulajdonság értékét (KM mondja meg, hogy melyiket), hozzáadjuk a Képzettség értékét, majd dobunk k10-es kockával és a fentieket összeadjuk. Ha a kapott szám nagyobb, vagy egyenlő a Célszámmal, akkor a próba sikerült.</text:p>
      <table:table table:name="Táblázat3" table:style-name="Táblázat3">
        <table:table-column table:style-name="Táblázat3.A"/>
        <table:table-header-rows>
          <table:table-row>
            <table:table-cell table:style-name="Táblázat3.A1" office:value-type="string">
              <text:p text:style-name="P33">Tulajdonság + Képzettség + k10 <text:s text:c="2"/><text:span text:style-name="T11">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2" text:name="Képzettség_célszámok">
        <table:table table:name="Táblázat4" table:style-name="Táblázat4">
          <table:table-column table:style-name="Táblázat4.A"/>
          <table:table-column table:style-name="Táblázat4.B"/>
          <table:table-header-rows>
            <table:table-row>
              <table:table-cell table:style-name="Táblázat4.A1" table:number-columns-spanned="2" office:value-type="string">
                <text:p text:style-name="P33">Képzettségpróba célszámai <text:line-break/><text:span text:style-name="T20">(dobás k10-el)</text:span></text:p>
              </table:table-cell>
              <table:covered-table-cell/>
            </table:table-row>
          </table:table-header-rows>
          <table:table-row>
            <table:table-cell table:style-name="Táblázat4.A2" office:value-type="string">
              <text:p text:style-name="Text_20_body">Könnyű</text:p>
            </table:table-cell>
            <table:table-cell table:style-name="Táblázat4.B2" office:value-type="string">
              <text:p text:style-name="P33">6</text:p>
            </table:table-cell>
          </table:table-row>
          <table:table-row>
            <table:table-cell table:style-name="Táblázat4.A3" office:value-type="string">
              <text:p text:style-name="Text_20_body">Átlagos</text:p>
            </table:table-cell>
            <table:table-cell table:style-name="Táblázat4.B2" office:value-type="string">
              <text:p text:style-name="P33">9</text:p>
            </table:table-cell>
          </table:table-row>
          <table:table-row>
            <table:table-cell table:style-name="Táblázat4.A3" office:value-type="string">
              <text:p text:style-name="Text_20_body">Nehéz</text:p>
            </table:table-cell>
            <table:table-cell table:style-name="Táblázat4.B2" office:value-type="string">
              <text:p text:style-name="P33">12</text:p>
            </table:table-cell>
          </table:table-row>
          <table:table-row>
            <table:table-cell table:style-name="Táblázat4.A3" office:value-type="string">
              <text:p text:style-name="Text_20_body">Nagyon nehéz</text:p>
            </table:table-cell>
            <table:table-cell table:style-name="Táblázat4.B2" office:value-type="string">
              <text:p text:style-name="P33">15</text:p>
            </table:table-cell>
          </table:table-row>
          <table:table-row>
            <table:table-cell table:style-name="Táblázat4.A2" office:value-type="string">
              <text:p text:style-name="Text_20_body">Rendkívül nehéz </text:p>
            </table:table-cell>
            <table:table-cell table:style-name="Táblázat4.B2" office:value-type="string">
              <text:p text:style-name="P33">18</text:p>
            </table:table-cell>
          </table:table-row>
          <table:table-row>
            <table:table-cell table:style-name="Táblázat4.A2" office:value-type="string">
              <text:p text:style-name="Text_20_body">Emberfeletti</text:p>
            </table:table-cell>
            <table:table-cell table:style-name="Táblázat4.B2" office:value-type="string">
              <text:p text:style-name="P33">21</text:p>
            </table:table-cell>
          </table:table-row>
        </table:table>
        <text:p text:style-name="P99">Példa:</text:p>
        <text:p text:style-name="Text_20_body">Fel kell mászni a várfalra. Ehhez az Ügyesség Tulajdonság szükséges és a Mászás Képzettség. Legyen a példánkban szereplő karakter Ügyességének értéke: 2, a Mászása pedig 5.</text:p>
        <text:p text:style-name="P59">Tegyük fel, hogy a várfal igen sima, alig néhány kiszögelés tarkítja (<text:span text:style-name="T12">Nagyon nehéz</text:span><text:span text:style-name="T22"> </text:span>próba). Ekkor: </text:p>
        <table:table table:name="Táblázat5" table:style-name="Táblázat5">
          <table:table-column table:style-name="Táblázat5.A"/>
          <table:table-header-rows>
            <table:table-row>
              <table:table-cell table:style-name="Táblázat5.A1" office:value-type="string">
                <text:p text:style-name="P85">2 (Ügyesség) + 5 (Mászás) + k10 <text:s text:c="2"/><text:span text:style-name="T11">vs. </text:span><text:s/>15 (Nagyon nehéz)</text:p>
              </table:table-cell>
            </table:table-row>
          </table:table-header-rows>
        </table:table>
        <text:p text:style-name="P38"><text:s/></text:p>
        <text:p text:style-name="P85">Azaz <text:s/><text:span text:style-name="T11">7+k10 <text:s/>vs. 15</text:span> <text:s text:c="2"/></text:p>
        <text:p text:style-name="P84">(tehát ha minimum 8-ast dob, akkor a próba sikerült. Esély: 30%)</text:p>
      </text:section>
      <text:h text:style-name="Heading_20_3" text:outline-level="3">Vállalás</text:h>
      <text:p text:style-name="Text_20_body">A Vállalás azt jelenti, hogy (ha a KM is beleegyezik) képzettségpróba esetén kaphatsz legfeljebb <text:span text:style-name="T11">+3</text:span> bónuszt a próbára – Te döntöd el mennyit. Minél többet vállalsz, annál nagyobb veszélynek teszed ki magad. Ugyanis a próba előtt „Vállalás próbát” kell dobni: <text:s/><text:span text:style-name="T11">k6 vs. (a vállalás értéke) . </text:span></text:p>
      <text:p text:style-name="P39"><text:span text:style-name="T18">Fontos:</text:span><text:span text:style-name="T24"> </text:span><text:span text:style-name="T23">A Vállalás értéke nem haladhatja meg képzettséged aktuális értékét! </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6" table:style-name="Táblázat6">
        <table:table-column table:style-name="Táblázat6.A"/>
        <table:table-header-rows>
          <table:table-row>
            <table:table-cell table:style-name="Táblázat6.A1" office:value-type="string">
              <text:p text:style-name="P85">2 (Ügyesség) + 5 (Mászás) + 2 (Vállalás)+ k10 <text:s text:c="2"/><text:span text:style-name="T11">vs. </text:span><text:s/>15 (Nagyon nehéz)</text:p>
            </table:table-cell>
          </table:table-row>
        </table:table-header-rows>
      </table:table>
      <text:p text:style-name="P33">Azaz: (9+k10) <text:span text:style-name="T11">vs.</text:span> 15</text:p>
      <text:p text:style-name="Text_20_body">Ez sokat dob az esélyeken, de megvan a rizikója is: ha a fenti karakter a dobás előtt a Vállalás-próbánál k6-on 1-et, vagy 2-t dob, akkor Halálos hibát vét!</text:p>
      <text:p text:style-name="Text_20_body"><text:span text:style-name="T17">Fontos</text:span>: összetett, több dobást igénylő képzettségpróbánál nem alkalmazható Vállalás! (pl. megmászni a nagy hegyet). </text:p>
      <text:p text:style-name="Text_20_body"/>
      <text:h text:style-name="Heading_20_3" text:outline-level="3">Próba biztos tudásból</text:h>
      <text:p text:style-name="Text_20_body">Bizonyos képzettségeket csak biztos tudásból lehet megpróbálni, nincs lehetőség képzettségpróba dobására. Tipikusan a „Tudok-e valamit róla?”-jellegű határozottan eldönthető esetekben. Ilyenkor a KM dönti el, hogy az adott képzettségszinttel az adott feladat megoldható, avagy sem.</text:p>
      <text:h text:style-name="Heading_20_3" text:outline-level="3"><text:soft-page-break/>Próba képzetlenül</text:h>
      <text:p text:style-name="Text_20_body">Ha a karakter egyáltalán nem jártas az adott képzettségben (vonatkozó értéke nulla), akkor – ha a képzettség leírásánál engedélyezett a képzetlen dobás – ugyanúgy próbát dob, mint bárki, de a célszám 3-al emelkedik. Egyes képzettségek esetén képzetlenség esetén <text:span text:style-name="T17">nem jár</text:span> a 3-as, célszám emelő büntetés. Ilyenek tipikusan az alapvető fizikai képzettségek (mászás, esés, ugrás), valamint az olyanok, melyeket minden ember tud legalább minimális szinten, még ha soha nem is foglalkozott vele.</text:p>
      <text:p text:style-name="Text_20_body">Hogy mely képzettségek esetén lehet képzetlenül is próbát tenni, azt az összefoglaló táblázatban találod. Ha az adott képzettséget nem lehet képzetlenül megpróbálni, akkor a KM egyszerűen megtagadja a próbát, automatikusan sikertelennek véve azt.</text:p>
      <text:p text:style-name="P40">PROB_KEPZETTSEGEK_#11. (összhang)</text:p>
      <text:h text:style-name="Heading_20_3" text:outline-level="3">Összetett képzettségpróba, Másodlagos próbadobások</text:h>
      <text:p text:style-name="P32">Ha a karakternek egy olyan összetett feladatot kell elvégeznie, ami nem intézhető el 1db dobással (pl. megmászni egy hegyet, vagy rettentő magas várfalat, esetleg órákon keresztül verset szavalni), akkor igazságtalan lenne a maximális nehézséget többször megdobatni vele, hiszen így drasztikusan lecsökken az esélye a sikerre. Ilyenkor a következő módszert használjuk:</text:p>
      <text:list text:style-name="L3">
        <text:list-item>
          <text:p text:style-name="P142">A játékos dob egy próbát az indokolt maximális nehézségre (pl. „Nagyon nehéz” (Célszám:12))</text:p>
        </text:list-item>
        <text:list-item>
          <text:p text:style-name="P142">Ezután dob több (a KM dönti el, hány) próbát <text:span text:style-name="T11">1 fokozattal (-3 célszám)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142">Hogy a másodlagos dobásból hány kell, az főleg attól függ, hogy a feladat „milyen hosszú”, mennyire „többlépcsős”.</text:p>
        </text:list-item>
        <text:list-item>
          <text:p text:style-name="P142">Ha nagyon finom bontást akarunk, akkor akár 2 fokozattal (-6 célszám) alacsonyabb nehézségre is dobathatunk akár így is: Nagyon nehéz (1db), Nehéz(1db), Átlagos (1db).</text:p>
        </text:list-item>
      </text:list>
      <text:h text:style-name="Heading_20_4" text:outline-level="4">Példa</text:h>
      <text:list text:style-name="L3">
        <text:list-item text:start-value="1">
          <text:p text:style-name="P142">Megmászni <text:s/>egy 200 ynevi láb magas, omladékos hegyet</text:p>
        </text:list-item>
        <text:list-item>
          <text:p text:style-name="P163">Tetves, a tolvaj Mászás képzettsége: 7, Ügyessége: +2 , így 8+2 = 9-re dob majd rá k10-el.</text:p>
        </text:list-item>
        <text:list-item>
          <text:p text:style-name="P163">A próba „Nagyon nehéz” (Célszám: 15)</text:p>
        </text:list-item>
        <text:list-item>
          <text:p text:style-name="P163">Mivel az út hosszú, nem intézhető el a dolog 1db dobással, a KM 2db Másodlagos próbát ír elő.</text:p>
        </text:list-item>
        <text:list-item>
          <text:p text:style-name="P168">Ekkor a próbák célszámai: 15, 12, 12 (azaz 50%, 80% és 80% esély a sikerre). Ezzel kb. 30%-a van a teljes feladat sikerére (0.5*0.8*0.8). Látható, hogy az összetettebb feladatok nagyobb fokú biztos tudást igényelnek.</text:p>
        </text:list-item>
        <text:list-item>
          <text:p text:style-name="P168">Tehát a próbák:</text:p>
        </text:list-item>
      </text:list>
      <text:list text:style-name="L4">
        <text:list-item>
          <text:p text:style-name="P170">1x Nagyon nehéz (15) próba</text:p>
        </text:list-item>
        <text:list-item>
          <text:p text:style-name="P170">2x Nehéz (12) próba</text:p>
        </text:list-item>
      </text:list>
      <text:p text:style-name="P22">TODO: Kidolgozni továbbiakat!</text:p>
      <text:p text:style-name="P24"/>
      <text:p text:style-name="Text_20_body"/>
      <text:h text:style-name="P12" text:outline-level="3">Összhangok</text:h>
      <text:p text:style-name="Text_20_body">Vannak olyan esetek, amikor egyes képzettségek ismerete segítséget nyújthat más képzettségek használatakor. Az ilyet nevezzük Összhangnak. Természetesen a két érték nem adható össze, az aránytalansághoz vezetne. </text:p>
      <text:p text:style-name="Text_20_body">Ilyen esetekben attól függően, hogy mennyire kapcsolódik, a „kiegészítő” képzettség az adott feladathoz, annak <text:span text:style-name="T22">1/3-a, vagy 1/5-e </text:span>adható hozzá képzettségpróbánál az elsődleges képzettség értékéhez. Tehát:</text:p>
      <text:list text:style-name="L5">
        <text:list-item>
          <text:p text:style-name="P143">Ha erősen kapcsolódik: 1/3-a adható hozzá</text:p>
        </text:list-item>
        <text:list-item>
          <text:p text:style-name="P143">Ha közepesen kapcsolódik: 1/5-e adható hozzá</text:p>
        </text:list-item>
      </text:list>
      <text:p text:style-name="Text_20_body">Például a karakter dulakodás nyomait találja egy erdei tisztáson. Valamilyen állat is ott volt. Ekkor Nyomolvasás képzettségpróbát kell dobnia, de mivel nagy segítséget jelentene, ha tudná, hogy milyen állat is volt jelen, ezért ebben az esetben a Természetjárás képzettség kiegészítő képzettségként működik. Mivel a jelen próbához a Természetjárás erősen kapcsolódik, ezért annak <text:span text:style-name="T22">1/3-a </text:span>hozzáadható a karakter Nyomolvasás képzettségéhez (a próba idejére).</text:p>
      <text:h text:style-name="Heading_20_3" text:outline-level="3"><text:span text:style-name="_5b_RPG_5d__20_Kiemelt_20_kifejezés"><text:span text:style-name="T2">Képzettség párok </text:span></text:span></text:h>
      <text:p text:style-name="Text_20_body"><text:span text:style-name="_5b_RPG_5d__20_Kiemelt_20_kifejezés"><text:span text:style-name="T3">Bizonyos képzettségek „függésben” vannak egymással, azaz az adott képzettség legfeljebb egy meghatározott szinttel lehet magasabb a másik, kapcsolódó képzettségnél. Az ilyen egyedi függéseket jelezzük az adott képzettség leírásánál.</text:span></text:span></text:p>
      <text:p text:style-name="P24"/>
      <text:h text:style-name="Heading_20_3" text:outline-level="3"><text:span text:style-name="_5b_RPG_5d__20_Kiemelt_20_kifejezés">Sérülés hatása képzettségpróbára</text:span></text:h>
      <text:section text:style-name="Sect3" text:name="szakasz1">
        <text:p text:style-name="Text_20_body"><text:span text:style-name="_5b_RPG_5d__20_Kiemelt_20_kifejezés"><text:span text:style-name="T14">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4">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pan text:style-name="_5b_RPG_5d__20_Kiemelt_20_kifejezés"/></text:p>
      </text:section>
      <text:p text:style-name="P25"/>
      <text:h text:style-name="Heading_20_2" text:outline-level="2">Képzettséglista</text:h>
      <text:p text:style-name="Text_20_body"/>
      <table:table table:name="Táblázat1" table:style-name="Táblázat1">
        <table:table-column table:style-name="Táblázat1.A"/>
        <table:table-column table:style-name="Táblázat1.B"/>
        <table:table-header-rows>
          <table:table-row>
            <table:table-cell table:style-name="Táblázat1.A1" table:number-columns-spanned="2" office:value-type="string">
              <text:p text:style-name="_5b_RPG_5d__20_Táblázattartalom_20_-_20_fejléc">Különleges képzettségek</text:p>
            </table:table-cell>
            <table:covered-table-cell/>
          </table:table-row>
        </table:table-header-rows>
        <table:table-row>
          <table:table-cell table:style-name="Táblázat1.A2" office:value-type="string">
            <text:p text:style-name="P62">Név</text:p>
          </table:table-cell>
          <table:table-cell table:style-name="Táblázat1.B2" office:value-type="string">
            <text:p text:style-name="P71">Leírás</text:p>
          </table:table-cell>
        </table:table-row>
        <table:table-row>
          <table:table-cell table:style-name="Táblázat1.A3" office:value-type="string">
            <text:p text:style-name="_5b_RPG_5d__20_Táblázattartalom_20_1">Helyismeret<text:line-break/><text:span text:style-name="T14">(városnyi terület)</text:span></text:p>
          </table:table-cell>
          <table:table-cell table:style-name="Táblázat1.B3" office:value-type="string">
            <text:p text:style-name="P81">Ez egy speciális képzettség, melyre nem kell KP-t költeni. Minden karakter kezdéskor kap <text:span text:style-name="T11">10</text:span> szintnek megfelelő pontot, amit eloszthat az általa ismert városok/városnyi területek között. Például:</text:p>
            <text:p text:style-name="P79">Helyismeret – Shadlek : <text:span text:style-name="T11">10</text:span></text:p>
            <text:p text:style-name="P79"><text:s text:c="3"/>vagy</text:p>
            <text:p text:style-name="P79"><text:s text:c="2"/>Helyismeret – Shadlek: <text:span text:style-name="T11">5</text:span></text:p>
            <text:p text:style-name="P79"><text:s text:c="2"/>Helyismeret – Warwik : <text:span text:style-name="T11">3</text:span></text:p>
            <text:p text:style-name="P79"><text:s text:c="2"/>Helyismeret – El Sobira fővárosa: <text:span text:style-name="T11">2</text:span></text:p>
            <text:p text:style-name="P82"/>
            <text:list text:style-name="L6">
              <text:list-item>
                <text:p text:style-name="P185">Ha a játékosnak a fenti érték nem elég, akkor 1.szinten – <text:span text:style-name="T11">de csak akkor! -</text:span> Könnyű képzettségként növelheti bármely városnyi területre vonatkoztatott Helyismeret képzettségét.</text:p>
              </text:list-item>
              <text:list-item>
                <text:p text:style-name="P186">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2">2</text:span><text:span text:style-name="T1">-</text:span>re is nőhet, ha sok újdonságot tapasztalt a várossal kapcsolatban.</text:p>
              </text:list-item>
              <text:list-item>
                <text:p text:style-name="P186">Ha a karakter egy általa ismert várost magában foglaló <text:span text:style-name="T11">országgal</text:span> kapcsolatban dob Helyismeret képzettségpróbát, akkor használhatja a városra vonatkoztatott értékét <text:span text:style-name="T12">-3</text:span> büntetéssel.</text:p>
              </text:list-item>
            </text:list>
          </table:table-cell>
        </table:table-row>
        <table:table-row>
          <table:table-cell table:style-name="Táblázat1.A3" office:value-type="string">
            <text:p text:style-name="_5b_RPG_5d__20_Táblázattartalom_20_1">Történelemismeret<text:line-break/><text:span text:style-name="T14">(saját város)</text:span></text:p>
          </table:table-cell>
          <table:table-cell table:style-name="Táblázat1.B3" office:value-type="string">
            <text:p text:style-name="P81">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table-cell table:style-name="Táblázat1.A3" office:value-type="string">
            <text:p text:style-name="_5b_RPG_5d__20_Táblázattartalom_20_1">Vallásismeret<text:line-break/><text:span text:style-name="T14">(saját vallás)</text:span></text:p>
          </table:table-cell>
          <table:table-cell table:style-name="Táblázat1.B3" office:value-type="string">
            <text:p text:style-name="P81">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table-cell table:style-name="Táblázat1.A3" office:value-type="string">
            <text:p text:style-name="_5b_RPG_5d__20_Táblázattartalom_20_1">Nyelvismeret<text:line-break/><text:span text:style-name="T14">(saját nyelv)</text:span></text:p>
          </table:table-cell>
          <table:table-cell table:style-name="Táblázat1.B3" office:value-type="string">
            <text:p text:style-name="P81">Első szinten minden karakter megkapja 6-as szinten a saját anyanyelvéhez tartozó Nyelvismeret képzettséget.</text:p>
            <text:p text:style-name="P81">Továbbá – a fentin kívül – megkapja még 3-as szinten a Közös nyelv ismeretét (Pyarroni) is. Amennyiben a karakter anyanyelve a Pyarroni, akkor <text:span text:style-name="T17">csak</text:span> azt kapja meg (6-os szinten), nem kap „ajándékba” más Nyelvismeret képzettséget, vagy Karakter Pontot! A képzettség KP-ból természetesen szabadon tovább növelhető.</text:p>
          </table:table-cell>
        </table:table-row>
      </table:table>
      <text:p text:style-name="P6"/>
      <table:table table:name="Táblázat7" table:style-name="Táblázat7">
        <table:table-column table:style-name="Táblázat7.A"/>
        <table:table-column table:style-name="Táblázat7.B"/>
        <table:table-column table:style-name="Táblázat7.C"/>
        <table:table-header-rows>
          <table:table-row>
            <table:table-cell table:style-name="Táblázat7.A1" table:number-columns-spanned="3" office:value-type="string">
              <text:p text:style-name="_5b_RPG_5d__20_Táblázattartalom_20_-_20_fejléc">Harci képzettségek</text:p>
            </table:table-cell>
            <table:covered-table-cell/>
            <table:covered-table-cell/>
          </table:table-row>
        </table:table-header-rows>
        <table:table-row>
          <table:table-cell table:style-name="Táblázat7.A2" office:value-type="string">
            <text:p text:style-name="P62">Átfogó</text:p>
          </table:table-cell>
          <table:table-cell table:style-name="Táblázat7.A2" office:value-type="string">
            <text:p text:style-name="P71">Átlagos</text:p>
          </table:table-cell>
          <table:table-cell table:style-name="Táblázat7.C2" office:value-type="string">
            <text:p text:style-name="P98">Specializáció + Könnyű</text:p>
          </table:table-cell>
        </table:table-row>
        <table:table-row>
          <table:table-cell table:style-name="Táblázat7.A3" office:value-type="string">
            <text:p text:style-name="_5b_RPG_5d__20_Táblázattartalom_20_1">Közelharc</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Kardvív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Lándzsavív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Pusztít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Hajítás</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Íjászat</text:p>
          </table:table-cell>
          <table:table-cell table:style-name="Táblázat7.A3" office:value-type="string">
            <text:p text:style-name="_5b_RPG_5d__20_Táblázattartalom_20_1">-</text:p>
          </table:table-cell>
          <table:table-cell table:style-name="Táblázat7.C3" office:value-type="string">
            <text:p text:style-name="_5b_RPG_5d__20_Táblázattartalom_20_1">-</text:p>
          </table:table-cell>
        </table:table-row>
        <table:table-row>
          <table:table-cell table:style-name="Táblázat7.A3" office:value-type="string">
            <text:p text:style-name="_5b_RPG_5d__20_Táblázattartalom_20_1">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3" office:value-type="string">
            <text:p text:style-name="_5b_RPG_5d__20_Táblázattartalom_20_1">Ostrom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3" office:value-type="string">
            <text:p text:style-name="_5b_RPG_5d__20_Táblázattartalom_20_1">-</text:p>
          </table:table-cell>
          <table:table-cell table:style-name="Táblázat7.B9" office:value-type="string">
            <text:p text:style-name="_5b_RPG_5d__20_Táblázattartalom_20_1">Fájdalomtűrés</text:p>
          </table:table-cell>
          <table:table-cell table:style-name="Táblázat7.C9" office:value-type="string">
            <text:p text:style-name="_5b_RPG_5d__20_Táblázattartalom_20_1">-</text:p>
          </table:table-cell>
        </table:table-row>
      </table:table>
      <text:p text:style-name="P6"/>
      <table:table table:name="Táblázat44" table:style-name="Táblázat44">
        <table:table-column table:style-name="Táblázat44.A"/>
        <table:table-column table:style-name="Táblázat44.B"/>
        <table:table-column table:style-name="Táblázat44.C"/>
        <table:table-header-rows>
          <table:table-row>
            <table:table-cell table:style-name="Táblázat44.A1" table:number-columns-spanned="3" office:value-type="string">
              <text:p text:style-name="_5b_RPG_5d__20_Táblázattartalom_20_-_20_fejléc">Fizikai képzettségek</text:p>
            </table:table-cell>
            <table:covered-table-cell/>
            <table:covered-table-cell/>
          </table:table-row>
        </table:table-header-rows>
        <table:table-row>
          <table:table-cell table:style-name="Táblázat44.A2" office:value-type="string">
            <text:p text:style-name="P62">Átfogó</text:p>
          </table:table-cell>
          <table:table-cell table:style-name="Táblázat44.A2" office:value-type="string">
            <text:p text:style-name="P71">Átlagos</text:p>
          </table:table-cell>
          <table:table-cell table:style-name="Táblázat44.C2" office:value-type="string">
            <text:p text:style-name="P98">Specializáció + Könnyű</text:p>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Mászás</text:p>
          </table:table-cell>
          <table:table-cell table:style-name="Táblázat44.C3" office:value-type="string">
            <text:p text:style-name="_5b_RPG_5d__20_Táblázattartalom_20_1">-</text:p>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Lovaglás</text:p>
          </table:table-cell>
          <table:table-cell table:style-name="Táblázat44.C3" office:value-type="string">
            <text:p text:style-name="_5b_RPG_5d__20_Táblázattartalom_20_1"/>
          </table:table-cell>
        </table:table-row>
        <table:table-row>
          <table:table-cell table:style-name="Táblázat44.A3" office:value-type="string">
            <text:p text:style-name="_5b_RPG_5d__20_Táblázattartalom_20_1">-</text:p>
          </table:table-cell>
          <table:table-cell table:style-name="Táblázat44.B3" office:value-type="string">
            <text:p text:style-name="_5b_RPG_5d__20_Táblázattartalom_20_1">Léglovaglás</text:p>
          </table:table-cell>
          <table:table-cell table:style-name="Táblázat44.C3" office:value-type="string">
            <text:p text:style-name="_5b_RPG_5d__20_Táblázattartalom_20_1">-</text:p>
          </table:table-cell>
        </table:table-row>
        <table:table-row>
          <table:table-cell table:style-name="Táblázat44.A3" office:value-type="string">
            <text:p text:style-name="_5b_RPG_5d__20_Táblázattartalom_20_1">Akrobatika</text:p>
          </table:table-cell>
          <table:table-cell table:number-columns-spanned="2">
            <table:table table:is-sub-table="true">
              <table:table-column table:style-name="Táblázat44.C"/>
              <table:table-column table:style-name="Táblázat44.B"/>
              <table:table-row>
                <table:table-cell table:style-name="Táblázat44.A3" office:value-type="string">
                  <text:p text:style-name="_5b_RPG_5d__20_Táblázattartalom_20_1">Esés</text:p>
                </table:table-cell>
                <table:table-cell table:style-name="Táblázat44.B6.2.1" office:value-type="string">
                  <text:p text:style-name="_5b_RPG_5d__20_Táblázattartalom_20_1">-</text:p>
                </table:table-cell>
              </table:table-row>
              <table:table-row>
                <table:table-cell table:style-name="Táblázat44.A3" office:value-type="string">
                  <text:p text:style-name="_5b_RPG_5d__20_Táblázattartalom_20_1">Ugrás</text:p>
                </table:table-cell>
                <table:table-cell table:style-name="Táblázat44.B6.2.1" office:value-type="string">
                  <text:p text:style-name="_5b_RPG_5d__20_Táblázattartalom_20_1">-</text:p>
                </table:table-cell>
              </table:table-row>
            </table:table>
          </table:table-cell>
          <table:covered-table-cell/>
        </table:table-row>
      </table:table>
      <text:p text:style-name="Standard"><text:soft-page-break/></text:p>
      <table:table table:name="Táblázat8" table:style-name="Táblázat8">
        <table:table-column table:style-name="Táblázat8.A"/>
        <table:table-column table:style-name="Táblázat8.B"/>
        <table:table-column table:style-name="Táblázat8.C"/>
        <table:table-header-rows>
          <table:table-row>
            <table:table-cell table:style-name="Táblázat8.A1" table:number-columns-spanned="3" office:value-type="string">
              <text:p text:style-name="P103">Alvilági képzettségek</text:p>
            </table:table-cell>
            <table:covered-table-cell/>
            <table:covered-table-cell/>
          </table:table-row>
        </table:table-header-rows>
        <table:table-row>
          <table:table-cell table:style-name="Táblázat8.A2" office:value-type="string">
            <text:p text:style-name="P62">Átfogó</text:p>
          </table:table-cell>
          <table:table-cell table:style-name="Táblázat8.A2" office:value-type="string">
            <text:p text:style-name="P71">Átlagos</text:p>
          </table:table-cell>
          <table:table-cell table:style-name="Táblázat8.C2" office:value-type="string">
            <text:p text:style-name="P98">Specializáció + Könnyű</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15">Lopakodás / Rejtőzé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15">Nyomolvasá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P62">-</text:p>
          </table:table-cell>
          <table:table-cell table:style-name="Táblázat8.A3" office:value-type="string">
            <text:p text:style-name="P83">Álcázás/Álruha</text:p>
          </table:table-cell>
          <table:table-cell table:style-name="Táblázat8.C3" office:value-type="string">
            <text:p text:style-name="P98">-</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Zárnyi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Csapdaállí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Tolvajl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Zsonglőrködé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Kínz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15">Szerencsejáték </text:p>
          </table:table-cell>
          <table:table-cell>
            <table:table table:is-sub-table="true">
              <table:table-column table:style-name="Táblázat8.C"/>
              <table:table-row>
                <table:table-cell table:style-name="Táblázat8.C3" office:value-type="string">
                  <text:p text:style-name="_5b_RPG_5d__20_Táblázattartalom_20_1">Kártyázás</text:p>
                </table:table-cell>
              </table:table-row>
              <table:table-row>
                <table:table-cell table:style-name="Táblázat8.C3" office:value-type="string">
                  <text:p text:style-name="_5b_RPG_5d__20_Táblázattartalom_20_1">Kockázás</text:p>
                </table:table-cell>
              </table:table-row>
            </table:table>
          </table:table-cell>
        </table:table-row>
      </table:table>
      <text:p text:style-name="Standard"/>
      <table:table table:name="Táblázat9" table:style-name="Táblázat9">
        <table:table-column table:style-name="Táblázat9.A"/>
        <table:table-column table:style-name="Táblázat9.B"/>
        <table:table-column table:style-name="Táblázat9.C"/>
        <table:table-header-rows>
          <table:table-row>
            <table:table-cell table:style-name="Táblázat9.A1" table:number-columns-spanned="3" office:value-type="string">
              <text:p text:style-name="_5b_RPG_5d__20_Táblázattartalom_20_-_20_fejléc">Művészeti képzettségek</text:p>
            </table:table-cell>
            <table:covered-table-cell/>
            <table:covered-table-cell/>
          </table:table-row>
        </table:table-header-rows>
        <table:table-row>
          <table:table-cell table:style-name="Táblázat9.A2" office:value-type="string">
            <text:p text:style-name="P62">Átfogó</text:p>
          </table:table-cell>
          <table:table-cell table:style-name="Táblázat9.A2" office:value-type="string">
            <text:p text:style-name="P71">Átlagos</text:p>
          </table:table-cell>
          <table:table-cell table:style-name="Táblázat9.C2" office:value-type="string">
            <text:p text:style-name="P98">Specializáció + Könnyű</text:p>
          </table:table-cell>
        </table:table-row>
        <table:table-row>
          <table:table-cell table:number-columns-spanned="2">
            <table:table table:is-sub-table="true">
              <table:table-column table:style-name="Táblázat9.A"/>
              <table:table-column table:style-name="Táblázat9.B"/>
              <table:table-row>
                <table:table-cell table:style-name="Táblázat9.A3.1.1" office:value-type="string">
                  <text:p text:style-name="P116">-</text:p>
                </table:table-cell>
                <table:table-cell table:style-name="Táblázat9.A3.1.1" office:value-type="string">
                  <text:p text:style-name="P116">Festészet</text:p>
                </table:table-cell>
              </table:table-row>
              <table:table-row>
                <table:table-cell table:style-name="Táblázat9.A3.1.1" office:value-type="string">
                  <text:p text:style-name="P116">-</text:p>
                </table:table-cell>
                <table:table-cell table:style-name="Táblázat9.A3.1.1" office:value-type="string">
                  <text:p text:style-name="P116">Szobrászat</text:p>
                </table:table-cell>
              </table:table-row>
              <table:table-row>
                <table:table-cell table:style-name="Táblázat9.A3.1.1" office:value-type="string">
                  <text:p text:style-name="P116">-</text:p>
                </table:table-cell>
                <table:table-cell table:style-name="Táblázat9.A3.1.1" office:value-type="string">
                  <text:p text:style-name="P116">Kalligráfia</text:p>
                </table:table-cell>
              </table:table-row>
            </table:table>
          </table:table-cell>
          <table:covered-table-cell/>
          <table:table-cell table:style-name="Táblázat9.C3" office:value-type="string">
            <text:p text:style-name="_5b_RPG_5d__20_Táblázattartalom_20_1"><text:span text:style-name="_5b_RPG_5d__20_Szürkített"><text:span text:style-name="T5">Hamisítás</text:span></text:span></text:p>
            <text:list text:style-name="L7">
              <text:list-item>
                <text:p text:style-name="P183"><text:span text:style-name="_5b_RPG_5d__20_Szürkített"><text:span text:style-name="T10">Festészet, Szobrászat, Kalligráfia. </text:span></text:span></text:p>
              </text:list-item>
              <text:list-item>
                <text:p text:style-name="P183"><text:span text:style-name="_5b_RPG_5d__20_Szürkített"><text:span text:style-name="T10">0-ról indul és nem lehet nagyobb, mint a fölé tartozó képzettség!</text:span></text:span></text:p>
              </text:list-item>
            </text:list>
          </table:table-cell>
        </table:table-row>
        <table:table-row>
          <table:table-cell table:style-name="Táblázat9.A3.1.1" office:value-type="string">
            <text:p text:style-name="P116">-</text:p>
          </table:table-cell>
          <table:table-cell table:style-name="Táblázat9.A3.1.1" office:value-type="string">
            <text:p text:style-name="P116">Irodalom<text:line-break/><text:span text:style-name="T26">(önálló + 3 régió)</text:span></text:p>
          </table:table-cell>
          <table:table-cell table:style-name="Táblázat9.C3" office:value-type="string">
            <text:p text:style-name="P116">Irodalom ismeret<text:line-break/><text:span text:style-name="T26">(adott régió)</text:span></text:p>
          </table:table-cell>
        </table:table-row>
        <table:table-row>
          <table:table-cell table:style-name="Táblázat9.A3.1.1" office:value-type="string">
            <text:p text:style-name="P116">-</text:p>
          </table:table-cell>
          <table:table-cell table:style-name="Táblázat9.A3.1.1" office:value-type="string">
            <text:p text:style-name="P116">Ének</text:p>
          </table:table-cell>
          <table:table-cell table:style-name="Táblázat9.C3" office:value-type="string">
            <text:p text:style-name="P116">-</text:p>
          </table:table-cell>
        </table:table-row>
        <table:table-row>
          <table:table-cell table:style-name="Táblázat9.A3.1.1" office:value-type="string">
            <text:p text:style-name="P116">-</text:p>
          </table:table-cell>
          <table:table-cell table:style-name="Táblázat9.A3.1.1" office:value-type="string">
            <text:p text:style-name="P116">Tánc<text:line-break/><text:span text:style-name="T26">(Általános)</text:span></text:p>
          </table:table-cell>
          <table:table-cell table:style-name="Táblázat9.C3" office:value-type="string">
            <text:p text:style-name="P116">Tánc*<text:line-break/><text:span text:style-name="T26">(speciális belső stílus)</text:span></text:p>
          </table:table-cell>
        </table:table-row>
        <table:table-row>
          <table:table-cell table:style-name="Táblázat9.A3.1.1" office:value-type="string">
            <text:p text:style-name="P116">Zeneszerző*</text:p>
          </table:table-cell>
          <table:table-cell table:style-name="Táblázat9.A3.1.1" office:value-type="string">
            <text:p text:style-name="_5b_RPG_5d__20_Táblázattartalom_20_1"><text:span text:style-name="_5b_RPG_5d__20_Áthúzott"><text:span text:style-name="T27"><text:s/>Zene </text:span></text:span><text:span text:style-name="_5b_RPG_5d__20_Áthúzott"><text:span text:style-name="T28">(hangszercsoport)</text:span></text:span></text:p>
            <text:p text:style-name="P132"><text:span text:style-name="_5b_RPG_5d__20_Áthúzott"><text:span text:style-name="T29">(fúvós, pengetős, ütős, stb)</text:span></text:span></text:p>
          </table:table-cell>
          <table:table-cell table:style-name="Táblázat9.C3" office:value-type="string">
            <text:p text:style-name="_5b_RPG_5d__20_Táblázattartalom_20_1"><text:span text:style-name="_5b_RPG_5d__20_Áthúzott"><text:span text:style-name="T27">Zene <text:line-break/></text:span></text:span><text:span text:style-name="_5b_RPG_5d__20_Áthúzott"><text:span text:style-name="T29">(konkrét hangszer)</text:span></text:span></text:p>
          </table:table-cell>
        </table:table-row>
        <table:table-row>
          <table:table-cell table:style-name="Táblázat9.A3.1.1" office:value-type="string">
            <text:p text:style-name="P116">-</text:p>
          </table:table-cell>
          <table:table-cell table:style-name="Táblázat9.A3.1.1" office:value-type="string">
            <text:p text:style-name="P115">-</text:p>
          </table:table-cell>
          <table:table-cell table:style-name="Táblázat9.C3" office:value-type="string">
            <text:p text:style-name="_5b_RPG_5d__20_Táblázattartalom_20_1"><text:span text:style-name="_5b_RPG_5d__20_Szürkített"><text:span text:style-name="T5">Művészetismeret</text:span></text:span></text:p>
            <text:list text:style-name="L7">
              <text:list-item text:start-value="1">
                <text:p text:style-name="P183"><text:span text:style-name="_5b_RPG_5d__20_Szürkített"><text:span text:style-name="T10">Festészet és Kalligráfia</text:span></text:span></text:p>
              </text:list-item>
              <text:list-item>
                <text:p text:style-name="P183"><text:span text:style-name="_5b_RPG_5d__20_Szürkített"><text:span text:style-name="T10">Szobrászat</text:span></text:span></text:p>
              </text:list-item>
              <text:list-item>
                <text:p text:style-name="P183"><text:span text:style-name="_5b_RPG_5d__20_Szürkített"><text:span text:style-name="T10">Irodalom és színjátszás</text:span></text:span></text:p>
              </text:list-item>
              <text:list-item>
                <text:p text:style-name="P183"><text:span text:style-name="_5b_RPG_5d__20_Szürkített"><text:span text:style-name="T10">Zene</text:span></text:span></text:p>
              </text:list-item>
            </text:list>
          </table:table-cell>
        </table:table-row>
      </table:table>
      <text:p text:style-name="Standard"/>
      <table:table table:name="Táblázat10" table:style-name="Táblázat10">
        <table:table-column table:style-name="Táblázat10.A"/>
        <table:table-column table:style-name="Táblázat10.B"/>
        <table:table-column table:style-name="Táblázat10.C"/>
        <table:table-row table:style-name="Táblázat10.1">
          <table:table-cell table:style-name="Táblázat10.A1" table:number-columns-spanned="3" office:value-type="string">
            <text:p text:style-name="P104">Világi képzettségek</text:p>
          </table:table-cell>
          <table:covered-table-cell/>
          <table:covered-table-cell/>
        </table:table-row>
        <table:table-row table:style-name="Táblázat10.1">
          <table:table-cell table:style-name="Táblázat10.A2" office:value-type="string">
            <text:p text:style-name="P123">Átfogó</text:p>
          </table:table-cell>
          <table:table-cell table:style-name="Táblázat10.A2" office:value-type="string">
            <text:p text:style-name="P123">Átlagos</text:p>
          </table:table-cell>
          <table:table-cell table:style-name="Táblázat10.C2" office:value-type="string">
            <text:p text:style-name="P128">Specializáció + Könnyű</text:p>
          </table:table-cell>
        </table:table-row>
        <table:table-row table:style-name="Táblázat10.1">
          <table:table-cell table:style-name="Táblázat10.A3" office:value-type="string">
            <text:p text:style-name="P120">-</text:p>
          </table:table-cell>
          <table:table-cell table:style-name="Táblázat10.A3" office:value-type="string">
            <text:p text:style-name="P120">-</text:p>
          </table:table-cell>
          <table:table-cell table:style-name="Táblázat10.C3" office:value-type="string">
            <text:p text:style-name="P126">Helyismeret*</text:p>
          </table:table-cell>
        </table:table-row>
        <table:table-row table:style-name="Táblázat10.1">
          <table:table-cell table:style-name="Táblázat10.A3" office:value-type="string">
            <text:p text:style-name="P120">-</text:p>
          </table:table-cell>
          <table:table-cell table:style-name="Táblázat10.A3" office:value-type="string">
            <text:p text:style-name="P120">Észlelé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Keresé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Emberismeret</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Természetjárás<text:line-break/><text:span text:style-name="T25">(adott tájtípus)</text:span></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Herbalizmu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Vadászat</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Szexuális kultúra</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Etikett – adott kultúrkör</text:p>
          </table:table-cell>
          <table:table-cell table:style-name="Táblázat10.C3" office:value-type="string">
            <text:p text:style-name="P126">-</text:p>
          </table:table-cell>
        </table:table-row>
        <table:table-row table:style-name="Táblázat10.1">
          <table:table-cell table:style-name="Táblázat10.A3" office:value-type="string">
            <text:p text:style-name="P120">Értékbecslés (általános)</text:p>
          </table:table-cell>
          <table:table-cell table:style-name="Táblázat10.A3" office:value-type="string">
            <text:p text:style-name="P121"><text:s/><text:span text:style-name="T45">Értékbecslés </text:span></text:p>
            <text:p text:style-name="P124">(adott tárgycsoport)</text:p>
            <text:p text:style-name="P125">fegyverek, ékszerek,<text:line-break/>festmények, szobrok, stb</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Hajózás</text:p>
          </table:table-cell>
          <table:table-cell table:style-name="Táblázat10.C3" office:value-type="string">
            <text:p text:style-name="P126">van spec.</text:p>
          </table:table-cell>
        </table:table-row>
        <table:table-row table:style-name="Táblázat10.1">
          <table:table-cell table:style-name="Táblázat10.A3" table:number-rows-spanned="2" office:value-type="string">
            <text:p text:style-name="P120">Gyógyítás</text:p>
          </table:table-cell>
          <table:table-cell table:style-name="Táblázat10.A3" office:value-type="string">
            <text:p text:style-name="P120">Sebgyógyítás</text:p>
          </table:table-cell>
          <table:table-cell table:style-name="Táblázat10.C3" office:value-type="string">
            <text:p text:style-name="P126">-</text:p>
          </table:table-cell>
        </table:table-row>
        <table:table-row table:style-name="Táblázat10.1">
          <table:covered-table-cell/>
          <table:table-cell table:style-name="Táblázat10.A3" office:value-type="string">
            <text:p text:style-name="P122">Orvoslás</text:p>
          </table:table-cell>
          <table:table-cell table:style-name="Táblázat10.C3" office:value-type="string">
            <text:p text:style-name="P126">-</text:p>
          </table:table-cell>
        </table:table-row>
        <table:table-row table:style-name="Táblázat10.1">
          <table:table-cell table:style-name="Táblázat10.A3" office:value-type="string">
            <text:p text:style-name="P120">-</text:p>
          </table:table-cell>
          <table:table-cell table:style-name="Táblázat10.A3" office:value-type="string">
            <text:p text:style-name="P120">Idomítás</text:p>
          </table:table-cell>
          <table:table-cell table:style-name="Táblázat10.C3" office:value-type="string">
            <text:p text:style-name="P126">van spec.</text:p>
          </table:table-cell>
        </table:table-row>
        <table:table-row table:style-name="Táblázat10.1">
          <table:table-cell table:style-name="Táblázat10.A3" office:value-type="string">
            <text:p text:style-name="P120">-</text:p>
          </table:table-cell>
          <table:table-cell table:style-name="Táblázat10.A3" office:value-type="string">
            <text:p text:style-name="P120">Szakma</text:p>
            <text:p text:style-name="P125">ács, kőműves, borbély, kádár, varga, szűcs, cserző, (fegyver)kovács, gazdálkodás(birtok), ékszerész, molnár, pék, szabó, kötélgyártó, lakatos, rejtjelfejtő)</text:p>
          </table:table-cell>
          <table:table-cell table:style-name="Táblázat10.C3" office:value-type="string">
            <text:p text:style-name="P127"><text:span text:style-name="_5b_RPG_5d__20_Szürkített"><text:span text:style-name="T1"><text:s/></text:span></text:span><text:span text:style-name="_5b_RPG_5d__20_Szürkített"><text:span text:style-name="T7">Hamisítás – Szakma</text:span></text:span></text:p>
            <text:list text:style-name="RTF_5f_Num_20_2">
              <text:list-item>
                <text:p text:style-name="P188"><text:span text:style-name="_5b_RPG_5d__20_Szürkített"><text:span text:style-name="T9">Fegyverkovács, Ékszerész, stb. </text:span></text:span></text:p>
              </text:list-item>
              <text:list-item>
                <text:p text:style-name="P188"><text:span text:style-name="_5b_RPG_5d__20_Szürkített"><text:span text:style-name="T9">0-ról indul, 1x-es (specializációnak számít) és nem lehet nagyobb, mint a fölé tartozó képzettség!)</text:span></text:span></text:p>
              </text:list-item>
            </text:list>
          </table:table-cell>
        </table:table-row>
      </table:table>
      <text:p text:style-name="Standard"/>
      <text:p text:style-name="P15"/>
      <table:table table:name="Táblázat11" table:style-name="Táblázat11">
        <table:table-column table:style-name="Táblázat11.A"/>
        <table:table-column table:style-name="Táblázat11.B"/>
        <table:table-column table:style-name="Táblázat11.C"/>
        <table:table-header-rows>
          <table:table-row>
            <table:table-cell table:style-name="Táblázat11.A1" table:number-columns-spanned="3" office:value-type="string">
              <text:p text:style-name="P102">Tudományos képzettségek</text:p>
            </table:table-cell>
            <table:covered-table-cell/>
            <table:covered-table-cell/>
          </table:table-row>
        </table:table-header-rows>
        <table:table-row>
          <table:table-cell table:style-name="Táblázat11.A2" office:value-type="string">
            <text:p text:style-name="P62">Átfogó</text:p>
          </table:table-cell>
          <table:table-cell table:style-name="Táblázat11.A2" office:value-type="string">
            <text:p text:style-name="P71">Átlagos</text:p>
          </table:table-cell>
          <table:table-cell table:style-name="Táblázat11.C2" office:value-type="string">
            <text:p text:style-name="P98">Specializáció + Könnyű</text:p>
          </table:table-cell>
        </table:table-row>
        <table:table-row>
          <table:table-cell table:style-name="Táblázat11.A3" office:value-type="string">
            <text:p text:style-name="P117">-</text:p>
          </table:table-cell>
          <table:table-cell table:style-name="Táblázat11.A3" office:value-type="string">
            <text:p text:style-name="P115">-</text:p>
          </table:table-cell>
          <table:table-cell table:style-name="Táblázat11.C3" office:value-type="string">
            <text:p text:style-name="P115">Nyelvismeret</text:p>
            <text:p text:style-name="P131"><text:span text:style-name="T41">3-as szinttől, </text:span><text:span text:style-name="_5b_RPG_5d__20_Áthúzott"><text:span text:style-name="T30">(ha van már Írástudó képessége), akkor tud írni/olvasni is az adott nyelven.</text:span></text:span><text:span text:style-name="T41">)</text:span></text:p>
            <text:list text:style-name="L8">
              <text:list-item>
                <text:p text:style-name="P187">Beszélt nyelvek</text:p>
              </text:list-item>
              <text:list-item>
                <text:p text:style-name="P187">Harci / Klán nyelvek</text:p>
              </text:list-item>
              <text:list-item>
                <text:p text:style-name="P187">Speciális (Pl. Kendőnyelv)</text:p>
              </text:list-item>
            </text:list>
          </table:table-cell>
        </table:table-row>
        <table:table-row>
          <table:table-cell table:style-name="Táblázat11.A3" office:value-type="string">
            <text:p text:style-name="P117">Történelemismeret (Ynev)</text:p>
          </table:table-cell>
          <table:table-cell table:style-name="Táblázat11.A3" office:value-type="string">
            <text:p text:style-name="P115"><text:s/>Történelemismeret - adott régió</text:p>
            <text:p text:style-name="P133">pl. Toroni államszövetség,<text:line-break/>Pyarroni államszövetség</text:p>
          </table:table-cell>
          <table:table-cell table:style-name="Táblázat11.C3" office:value-type="string">
            <text:p text:style-name="P115">Történelemismeret - <text:span text:style-name="T43">adott város</text:span></text:p>
            <text:p text:style-name="P133">(Erion, Ifin, stb.)</text:p>
          </table:table-cell>
        </table:table-row>
        <table:table-row>
          <table:table-cell table:style-name="Táblázat11.A3" office:value-type="string">
            <text:p text:style-name="P117">Vallásismeret (általános)</text:p>
          </table:table-cell>
          <table:table-cell table:style-name="Táblázat11.A3" office:value-type="string">
            <text:p text:style-name="P115">Vallásismeret (adott hitvilág)</text:p>
          </table:table-cell>
          <table:table-cell table:style-name="Táblázat11.C3" office:value-type="string">
            <text:p text:style-name="P69">??</text:p>
          </table:table-cell>
        </table:table-row>
        <table:table-row>
          <table:table-cell table:style-name="Táblázat11.A3" office:value-type="string">
            <text:p text:style-name="P117">-</text:p>
          </table:table-cell>
          <table:table-cell table:style-name="Táblázat11.A3" office:value-type="string">
            <text:p text:style-name="P115">Ősi kultúrák ismerete</text:p>
            <text:p text:style-name="P133">(Külön ősi kultúránként) <text:line-break/>(Történem és Vallásismeret is egyben)</text:p>
          </table:table-cell>
          <table:table-cell table:style-name="Táblázat11.C3" office:value-type="string">
            <text:p text:style-name="P115">-</text:p>
          </table:table-cell>
        </table:table-row>
        <table:table-row>
          <table:table-cell table:style-name="Táblázat11.A3" office:value-type="string">
            <text:p text:style-name="P117">-</text:p>
          </table:table-cell>
          <table:table-cell table:style-name="Táblázat11.A3" office:value-type="string">
            <text:p text:style-name="P115">Ősi nyelv ismerete</text:p>
            <text:p text:style-name="P133">(Külön ősi nyelvenként)</text:p>
          </table:table-cell>
          <table:table-cell table:style-name="Táblázat11.C3" office:value-type="string">
            <text:p text:style-name="P115">-</text:p>
          </table:table-cell>
        </table:table-row>
        <table:table-row>
          <table:table-cell table:style-name="Táblázat11.A3" office:value-type="string">
            <text:p text:style-name="P117">-</text:p>
          </table:table-cell>
          <table:table-cell table:style-name="Táblázat11.A3" office:value-type="string">
            <text:p text:style-name="P115">Jogismeret (adott kultúrkör)</text:p>
            <text:p text:style-name="P133">(Pyarroni államszövetség, Toron, stb)</text:p>
          </table:table-cell>
          <table:table-cell table:style-name="Táblázat11.C3" office:value-type="string">
            <text:p text:style-name="P115"/>
          </table:table-cell>
        </table:table-row>
        <table:table-row>
          <table:table-cell table:style-name="Táblázat11.A3" office:value-type="string">
            <text:p text:style-name="P117">Élettan</text:p>
          </table:table-cell>
          <table:table-cell table:style-name="Táblázat11.A3" office:value-type="string">
            <text:p text:style-name="P115">-</text:p>
          </table:table-cell>
          <table:table-cell table:style-name="Táblázat11.C3" office:value-type="string">
            <text:p text:style-name="P115">-</text:p>
          </table:table-cell>
        </table:table-row>
        <table:table-row>
          <table:table-cell table:style-name="Táblázat11.A3" office:value-type="string">
            <text:p text:style-name="P117"/>
            <text:p text:style-name="P118">Méregkeverés</text:p>
          </table:table-cell>
          <table:table-cell table:style-name="Táblázat11.A3" office:value-type="string">
            <text:p text:style-name="_5b_RPG_5d__20_Táblázattartalom_20_1"><text:span text:style-name="_5b_RPG_5d__20_Szürkített"><text:span text:style-name="T6">Méregkeverés (adott kategória)</text:span></text:span></text:p>
            <text:p text:style-name="P132"><text:span text:style-name="_5b_RPG_5d__20_Szürkített"><text:span text:style-name="T8">ételmérgek<text:line-break/>légi- és kontaktmérgek<text:line-break/>fegyvermérgek</text:span></text:span></text:p>
          </table:table-cell>
          <table:table-cell table:style-name="Táblázat11.C3" office:value-type="string">
            <text:p text:style-name="P115">Méregkeverés – (egy konkrét méreg)</text:p>
          </table:table-cell>
        </table:table-row>
        <table:table-row>
          <table:table-cell table:style-name="Táblázat11.A3" office:value-type="string">
            <text:p text:style-name="P115">-</text:p>
          </table:table-cell>
          <table:table-cell table:style-name="Táblázat11.A3" office:value-type="string">
            <text:p text:style-name="P115">Alkímia</text:p>
          </table:table-cell>
          <table:table-cell table:style-name="Táblázat11.C3" office:value-type="string">
            <text:p text:style-name="P65">Van spec.</text:p>
          </table:table-cell>
        </table:table-row>
        <table:table-row>
          <table:table-cell table:style-name="Táblázat11.A3" office:value-type="string">
            <text:p text:style-name="P115">-</text:p>
          </table:table-cell>
          <table:table-cell table:style-name="Táblázat11.A3" office:value-type="string">
            <text:p text:style-name="P115">Mágiaismeret</text:p>
          </table:table-cell>
          <table:table-cell table:style-name="Táblázat11.C3" office:value-type="string">
            <text:p text:style-name="P65">-</text:p>
          </table:table-cell>
        </table:table-row>
        <table:table-row>
          <table:table-cell table:style-name="Táblázat11.A3" office:value-type="string">
            <text:p text:style-name="P115">-</text:p>
          </table:table-cell>
          <table:table-cell table:style-name="Táblázat11.A3" office:value-type="string">
            <text:p text:style-name="P115">Építészet</text:p>
          </table:table-cell>
          <table:table-cell table:style-name="Táblázat11.C3" office:value-type="string">
            <text:p text:style-name="P65">-</text:p>
          </table:table-cell>
        </table:table-row>
        <table:table-row>
          <table:table-cell table:style-name="Táblázat11.A3" office:value-type="string">
            <text:p text:style-name="P115">-</text:p>
          </table:table-cell>
          <table:table-cell table:style-name="Táblázat11.A3" office:value-type="string">
            <text:p text:style-name="P115">Térképészet</text:p>
          </table:table-cell>
          <table:table-cell table:style-name="Táblázat11.C3" office:value-type="string">
            <text:p text:style-name="P115">-</text:p>
          </table:table-cell>
        </table:table-row>
        <table:table-row>
          <table:table-cell table:style-name="Táblázat11.A3" office:value-type="string">
            <text:p text:style-name="P115">-</text:p>
          </table:table-cell>
          <table:table-cell table:style-name="Táblázat11.A3" office:value-type="string">
            <text:p text:style-name="P115">Mechanika</text:p>
          </table:table-cell>
          <table:table-cell table:style-name="Táblázat11.C3" office:value-type="string">
            <text:p text:style-name="P66">Van spec.</text:p>
          </table:table-cell>
        </table:table-row>
        <table:table-row>
          <table:table-cell table:style-name="Táblázat11.A3" office:value-type="string">
            <text:p text:style-name="P115">Hadászat</text:p>
          </table:table-cell>
          <table:table-cell table:number-columns-spanned="2">
            <table:table table:is-sub-table="true">
              <table:table-column table:style-name="Táblázat11.B16.1"/>
              <table:table-column table:style-name="Táblázat11.B16.2"/>
              <table:table-row>
                <table:table-cell table:style-name="Táblázat11.A3" office:value-type="string">
                  <text:p text:style-name="P115">Taktika</text:p>
                  <text:p text:style-name="P115">(vezetői tudás)</text:p>
                  <text:p text:style-name="P115">(szakaszvezető)</text:p>
                </table:table-cell>
                <table:table-cell table:style-name="Táblázat11.C3" office:value-type="string">
                  <text:list text:style-name="L9">
                    <text:list-item>
                      <text:p text:style-name="P184">Nehézlovas taktika</text:p>
                    </text:list-item>
                    <text:list-item>
                      <text:p text:style-name="P184">Falanx taktika</text:p>
                    </text:list-item>
                    <text:list-item>
                      <text:p text:style-name="P184">Íjész taktika</text:p>
                    </text:list-item>
                    <text:list-item>
                      <text:p text:style-name="P184">Fejvadászok vezetése</text:p>
                    </text:list-item>
                    <text:list-item>
                      <text:p text:style-name="P184">Testőrség vezetése</text:p>
                    </text:list-item>
                    <text:list-item>
                      <text:p text:style-name="P184">Útonállás/Rajtaütés <text:line-break/>(passzív tudásként is)</text:p>
                    </text:list-item>
                  </text:list>
                </table:table-cell>
              </table:table-row>
              <table:table-row>
                <table:table-cell table:style-name="Táblázat11.A3" office:value-type="string">
                  <text:p text:style-name="P115">Stratégia</text:p>
                  <text:p text:style-name="P115">(elmélet)</text:p>
                </table:table-cell>
                <table:table-cell table:style-name="Táblázat11.C3" office:value-type="string">
                  <text:list text:style-name="L9">
                    <text:list-item text:start-value="1">
                      <text:p text:style-name="P184">Csatatervezés</text:p>
                    </text:list-item>
                    <text:list-item>
                      <text:p text:style-name="P184">Hadtáp</text:p>
                    </text:list-item>
                  </text:list>
                </table:table-cell>
              </table:table-row>
            </table:table>
          </table:table-cell>
          <table:covered-table-cell/>
        </table:table-row>
      </table:table>
      <text:p text:style-name="Standard"/>
      <table:table table:name="Táblázat12" table:style-name="Táblázat12">
        <table:table-column table:style-name="Táblázat12.A" table:number-columns-repeated="2"/>
        <table:table-column table:style-name="Táblázat12.C"/>
        <table:table-header-rows>
          <table:table-row>
            <table:table-cell table:style-name="Táblázat12.A1" table:number-columns-spanned="3" office:value-type="string">
              <text:p text:style-name="P101">Misztikus képzettségek</text:p>
            </table:table-cell>
            <table:covered-table-cell/>
            <table:covered-table-cell/>
          </table:table-row>
        </table:table-header-rows>
        <table:table-row>
          <table:table-cell table:style-name="Táblázat12.A2" office:value-type="string">
            <text:p text:style-name="P62">Átfogó</text:p>
          </table:table-cell>
          <table:table-cell table:style-name="Táblázat12.A2" office:value-type="string">
            <text:p text:style-name="P71">Átlagos</text:p>
          </table:table-cell>
          <table:table-cell table:style-name="Táblázat12.C2" office:value-type="string">
            <text:p text:style-name="P98">Specializáció + Könnyű</text:p>
          </table:table-cell>
        </table:table-row>
        <table:table-row>
          <table:table-cell table:style-name="Táblázat12.A3" office:value-type="string">
            <text:p text:style-name="P119">-</text:p>
          </table:table-cell>
          <table:table-cell table:style-name="Táblázat12.A3" office:value-type="string">
            <text:p text:style-name="P119">Összpontosítás</text:p>
          </table:table-cell>
          <table:table-cell table:style-name="Táblázat12.C3" office:value-type="string">
            <text:p text:style-name="P115">-</text:p>
          </table:table-cell>
        </table:table-row>
        <table:table-row>
          <table:table-cell table:style-name="Táblázat12.A3" office:value-type="string">
            <text:p text:style-name="P119">-</text:p>
          </table:table-cell>
          <table:table-cell table:style-name="Táblázat12.A3" office:value-type="string">
            <text:p text:style-name="P115">Pszí iskolák</text:p>
          </table:table-cell>
          <table:table-cell table:style-name="Táblázat12.C3" office:value-type="string">
            <text:p text:style-name="P115">-</text:p>
          </table:table-cell>
        </table:table-row>
        <table:table-row>
          <table:table-cell table:style-name="Táblázat12.A3" office:value-type="string">
            <text:p text:style-name="P115">Asztrológia*</text:p>
          </table:table-cell>
          <table:table-cell table:style-name="Táblázat12.A3" office:value-type="string">
            <text:p text:style-name="P115">-</text:p>
          </table:table-cell>
          <table:table-cell table:style-name="Táblázat12.C3" office:value-type="string">
            <text:p text:style-name="P115">-</text:p>
          </table:table-cell>
        </table:table-row>
        <table:table-row>
          <table:table-cell table:style-name="Táblázat12.A3" office:value-type="string">
            <text:p text:style-name="P115">Demonológia*</text:p>
          </table:table-cell>
          <table:table-cell table:style-name="Táblázat12.A3" office:value-type="string">
            <text:p text:style-name="P115">-</text:p>
          </table:table-cell>
          <table:table-cell table:style-name="Táblázat12.C3" office:value-type="string">
            <text:p text:style-name="P115">-</text:p>
          </table:table-cell>
        </table:table-row>
      </table:table>
      <text:p text:style-name="Standard"/>
      <text:p text:style-name="Standard"/>
      <text:p text:style-name="P16"><text:s/></text:p>
      <table:table table:name="Táblázat21" table:style-name="Táblázat21">
        <table:table-column table:style-name="Táblázat21.A" table:number-columns-repeated="2"/>
        <table:table-column table:style-name="Táblázat21.C"/>
        <table:table-header-rows>
          <table:table-row>
            <table:table-cell table:style-name="Táblázat21.A1" table:number-columns-spanned="3" office:value-type="string">
              <text:p text:style-name="P103">Vulgármágia képzettség iskolái</text:p>
            </table:table-cell>
            <table:covered-table-cell/>
            <table:covered-table-cell/>
          </table:table-row>
        </table:table-header-rows>
        <table:table-row>
          <table:table-cell table:style-name="Táblázat21.A2" office:value-type="string">
            <text:p text:style-name="P62">Átfogó</text:p>
          </table:table-cell>
          <table:table-cell table:style-name="Táblázat21.A2" office:value-type="string">
            <text:p text:style-name="P71">Átlagos</text:p>
          </table:table-cell>
          <table:table-cell table:style-name="Táblázat21.C2" office:value-type="string">
            <text:p text:style-name="P130">Specializáció + Könnyű</text:p>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Asztrál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entál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Nekromanc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ermékenységi 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ontások, Átkok</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etegség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éreg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Szexuálmágia (bájolások is)</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űz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Villám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Gyertya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búmágia</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jitalok ???</text:p>
          </table:table-cell>
          <table:table-cell table:style-name="Táblázat21.C3" office:value-type="string">
            <text:p text:style-name="P129"/>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ituálék, ceremoniális mágiák???</text:p>
          </table:table-cell>
          <table:table-cell table:style-name="Táblázat21.C3" office:value-type="string">
            <text:p text:style-name="P129"/>
          </table:table-cell>
        </table:table-row>
      </table:table>
      <text:p text:style-name="P7"><text:s/></text:p>
      <table:table table:name="Táblázat23" table:style-name="Táblázat23">
        <table:table-column table:style-name="Táblázat23.A" table:number-columns-repeated="2"/>
        <table:table-column table:style-name="Táblázat23.C"/>
        <table:table-header-rows>
          <table:table-row>
            <table:table-cell table:style-name="Táblázat23.A1" table:number-columns-spanned="3" office:value-type="string">
              <text:p text:style-name="P103">Sámánmágia képzettség iskolái</text:p>
            </table:table-cell>
            <table:covered-table-cell/>
            <table:covered-table-cell/>
          </table:table-row>
        </table:table-header-rows>
        <table:table-row>
          <table:table-cell table:style-name="Táblázat23.A2" office:value-type="string">
            <text:p text:style-name="P62">Átfogó</text:p>
          </table:table-cell>
          <table:table-cell table:style-name="Táblázat23.A2" office:value-type="string">
            <text:p text:style-name="P71">Átlagos</text:p>
          </table:table-cell>
          <table:table-cell table:style-name="Táblázat23.C2" office:value-type="string">
            <text:p text:style-name="P130">Specializáció + Könnyű</text:p>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Szabad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áolvasás</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Átkok</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Idéző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aszk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ermészeti 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129"/>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ituálé</text:p>
          </table:table-cell>
          <table:table-cell table:style-name="Táblázat23.C3" office:value-type="string">
            <text:p text:style-name="P129"/>
          </table:table-cell>
        </table:table-row>
      </table:table>
      <text:p text:style-name="P7"><text:s/></text:p>
      <table:table table:name="Táblázat24" table:style-name="Táblázat24">
        <table:table-column table:style-name="Táblázat24.A" table:number-columns-repeated="2"/>
        <table:table-column table:style-name="Táblázat24.C"/>
        <table:table-header-rows>
          <table:table-row>
            <table:table-cell table:style-name="Táblázat24.A1" table:number-columns-spanned="3" office:value-type="string">
              <text:p text:style-name="P103">Bárdmágia képzettség iskolái</text:p>
            </table:table-cell>
            <table:covered-table-cell/>
            <table:covered-table-cell/>
          </table:table-row>
        </table:table-header-rows>
        <table:table-row>
          <table:table-cell table:style-name="Táblázat24.A2" office:value-type="string">
            <text:p text:style-name="P62">Átfogó</text:p>
          </table:table-cell>
          <table:table-cell table:style-name="Táblázat24.A2" office:value-type="string">
            <text:p text:style-name="P71">Átlagos</text:p>
          </table:table-cell>
          <table:table-cell table:style-name="Táblázat24.C2" office:value-type="string">
            <text:p text:style-name="P130">Specializáció + Könnyű</text:p>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Fény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Hang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Dal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Asztrálmágia</text:p>
          </table:table-cell>
          <table:table-cell table:style-name="Táblázat24.C3" office:value-type="string">
            <text:p text:style-name="P129"/>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text:p>
          </table:table-cell>
          <table:table-cell table:style-name="Táblázat24.C3" office:value-type="string">
            <text:p text:style-name="P129"/>
          </table:table-cell>
        </table:table-row>
      </table:table>
      <text:p text:style-name="P7"><text:s/></text:p>
      <table:table table:name="Táblázat25" table:style-name="Táblázat25">
        <table:table-column table:style-name="Táblázat25.A" table:number-columns-repeated="2"/>
        <table:table-column table:style-name="Táblázat25.C"/>
        <table:table-header-rows>
          <table:table-row>
            <table:table-cell table:style-name="Táblázat25.A1" table:number-columns-spanned="3" office:value-type="string">
              <text:p text:style-name="P103">Ordani tűzmágia képzettség iskolái</text:p>
            </table:table-cell>
            <table:covered-table-cell/>
            <table:covered-table-cell/>
          </table:table-row>
        </table:table-header-rows>
        <table:table-row>
          <table:table-cell table:style-name="Táblázat25.A2" office:value-type="string">
            <text:p text:style-name="P62">Átfogó</text:p>
          </table:table-cell>
          <table:table-cell table:style-name="Táblázat25.A2" office:value-type="string">
            <text:p text:style-name="P71">Átlagos</text:p>
          </table:table-cell>
          <table:table-cell table:style-name="Táblázat25.C2" office:value-type="string">
            <text:p text:style-name="P130">Specializáció + Könnyű</text:p>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9"/>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9"/>
          </table:table-cell>
        </table:table-row>
      </table:table>
      <text:p text:style-name="P7"><text:s/></text:p>
      <table:table table:name="Táblázat27" table:style-name="Táblázat27">
        <table:table-column table:style-name="Táblázat27.A" table:number-columns-repeated="2"/>
        <table:table-column table:style-name="Táblázat27.C"/>
        <table:table-header-rows>
          <table:table-row>
            <table:table-cell table:style-name="Táblázat27.A1" table:number-columns-spanned="3" office:value-type="string">
              <text:p text:style-name="P103">Mozaikmágia képzettség iskolái</text:p>
            </table:table-cell>
            <table:covered-table-cell/>
            <table:covered-table-cell/>
          </table:table-row>
        </table:table-header-rows>
        <table:table-row>
          <table:table-cell table:style-name="Táblázat27.A2" office:value-type="string">
            <text:p text:style-name="P62">Átfogó</text:p>
          </table:table-cell>
          <table:table-cell table:style-name="Táblázat27.A2" office:value-type="string">
            <text:p text:style-name="P71">Átlagos</text:p>
          </table:table-cell>
          <table:table-cell table:style-name="Táblázat27.C2" office:value-type="string">
            <text:p text:style-name="P130">Specializáció + Könnyű</text:p>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rmészetes anyagok mágiáj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Asztrál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Mentál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ő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ér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Nekromancia</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Drágakőmágia</text:p>
          </table:table-cell>
          <table:table-cell table:style-name="Táblázat27.C3" office:value-type="string">
            <text:p text:style-name="P129"/>
          </table:table-cell>
        </table:table-row>
        <table:table-row>
          <table:table-cell table:style-name="Táblázat27.A3" office:value-type="string">
            <text:p text:style-name="_5b_RPG_5d__20_Táblázattartalom_20_1">Demonológia<text:line-break/><text:span text:style-name="T53">(lásd: Misztikus képzettségek)</text:span></text:p>
          </table:table-cell>
          <table:table-cell table:style-name="Táblázat27.A3" office:value-type="string">
            <text:p text:style-name="_5b_RPG_5d__20_Táblázattartalom_20_1"/>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ézés?? (szellemek)</text:p>
          </table:table-cell>
          <table:table-cell table:style-name="Táblázat27.C3" office:value-type="string">
            <text:p text:style-name="P129"/>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Ceremoniális mágiák???</text:p>
          </table:table-cell>
          <table:table-cell table:style-name="Táblázat27.C3" office:value-type="string">
            <text:p text:style-name="P129"/>
          </table:table-cell>
        </table:table-row>
      </table:table>
      <text:p text:style-name="Text_20_body"/>
      <text:h text:style-name="P17" text:outline-level="2">Képzettségek leírása</text:h>
      <text:p text:style-name="Text_20_body">Alább ismertetjük az egyes képzettségek részletes leírását.</text:p>
      <text:p text:style-name="P100">Amit ki kell dolgozni minden képzettségnél:</text:p>
      <text:list text:style-name="L10">
        <text:list-item>
          <text:p text:style-name="P171">Képzettségek egyes kiemelt szintjeinek (3,6,9,12,15) esetleges követelményei</text:p>
        </text:list-item>
        <text:list-item>
          <text:p text:style-name="P171">Az adott szinten mit tud biztos tudásból a karakter</text:p>
        </text:list-item>
        <text:list-item>
          <text:p text:style-name="P171">Képzettségek egyes szintjei által adott spec. bónuszok</text:p>
        </text:list-item>
        <text:list-item>
          <text:p text:style-name="P169">Lopózás/rejtőzés 12.szint vagy 15.szint(?): nem hagy nyomot a hóban (lásd mortelek). <text:span text:style-name="T21">(Vagy ez fortély legyen...?)</text:span></text:p>
        </text:list-item>
        <text:list-item>
          <text:p text:style-name="P169"><text:span text:style-name="T17">esetleg</text:span> az adott szintekhez oda lehet írni, hogy az a szint melyik fortély (egyik) követelménye</text:p>
        </text:list-item>
        <text:list-item>
          <text:p text:style-name="P169">Lehetnek esetleges mellékhatások is!! Pl. mászás 12-nél már módosulhat a kézforma egy kicsit.</text:p>
        </text:list-item>
        <text:list-item>
          <text:p text:style-name="P171">Van -e az adott képzettségnek „képzettség-párja”?</text:p>
        </text:list-item>
        <text:list-item>
          <text:p text:style-name="P171">Csak biztos tudásból használható, vagy dobható rá próba? Az előbbiekre nem dobható próba, tehát ne is legyen példa próba-táblázat.</text:p>
        </text:list-item>
      </text:list>
      <text:h text:style-name="Heading_20_3" text:outline-level="3">Harci képzettségek</text:h>
      <text:h text:style-name="Heading_20_4" text:outline-level="4">Közelharc</text:h>
      <text:p text:style-name="P67">…</text:p>
      <text:h text:style-name="Heading_20_5" text:outline-level="5">Ökölharc</text:h>
      <text:p text:style-name="P67">Todo</text:p>
      <text:p text:style-name="P59"/>
      <text:h text:style-name="Heading_20_4" text:outline-level="4">Belharc</text:h>
      <text:p text:style-name="Text_20_body">Alá tartozik:</text:p>
      <text:list text:style-name="L11">
        <text:list-item>
          <text:p text:style-name="P137">Fegyvertelen belharc (átlagos)</text:p>
        </text:list-item>
        <text:list-item>
          <text:p text:style-name="P164">Birkózás, dobási technikák, lefogás, csavarás, feszítés, törési technikák ismeretének alapja. Egyes szintjei követelményei a fent felsorolt belharci szituációban alkalmazott manőver fortélyok tanulásának.</text:p>
        </text:list-item>
        <text:list-item>
          <text:p text:style-name="P137">Fegyveres belharc (átlagos)</text:p>
        </text:list-item>
        <text:list-item>
          <text:p text:style-name="P164">Mint a Fegyvertelen belharc, de fegyverek használata belharci szituációban. Más jellegű <text:s/>Egyes szintjei követelményei belharci szituációban alkalmazott fegyveres manőver fortélyoknak.</text:p>
        </text:list-item>
      </text:list>
      <text:p text:style-name="Text_20_body">Belharci szituációban a Belharc (illetve a fenti két képzettség valamelyike) adja a harcmodor által adott harcérték módosítókat. Más harcmodor bónuszai nem adódnak hozzá. Például ha Kardívívás-5.szint és Belharc-1.szint, akkor az 1.szintnek megfelelő harcmodor-módosítókat kell használni. Ez a Közelharc harcmodorra is igaz!! A Közelharc ismerete nem ad semmilyen pluszt belharci szituációban!</text:p>
      <text:p text:style-name="Text_20_body">A fentiek miatt érthető, hogy miért irtóznak a belharci szituációtól az olyan harcosok, akik képzetlenek ebben a harcmodorban – beleértve a közelharcosokat is!</text:p>
      <text:p text:style-name="P67">...</text:p>
      <text:p text:style-name="Text_20_body"/>
      <text:h text:style-name="P13" text:outline-level="4">Kardvívás</text:h>
      <text:p text:style-name="P60">TODO</text:p>
      <text:h text:style-name="P63" text:outline-level="4">Lándzsavívás</text:h>
      <text:p text:style-name="P60">TODO</text:p>
      <text:h text:style-name="P63" text:outline-level="4">Pusztítás</text:h>
      <text:p text:style-name="P60">TODO</text:p>
      <text:h text:style-name="P63" text:outline-level="4">Hajítás</text:h>
      <text:p text:style-name="P60">TODO</text:p>
      <text:h text:style-name="P63" text:outline-level="4">Íjászat</text:h>
      <text:p text:style-name="P60">TODO</text:p>
      <text:h text:style-name="P63" text:outline-level="4">Lövészet</text:h>
      <text:p text:style-name="P60">TODO</text:p>
      <text:h text:style-name="P63" text:outline-level="4">Ostromlövészet</text:h>
      <text:p text:style-name="P60">TODO</text:p>
      <text:p text:style-name="Text_20_body"/>
      <text:p text:style-name="Text_20_body"/>
      <text:h text:style-name="P12" text:outline-level="3">Fizikai képzettségek</text:h>
      <text:h text:style-name="Heading_20_4" text:outline-level="4">Fájdalomtűrés</text:h>
      <text:p text:style-name="P113">TODO: Leírás</text:p>
      <text:p text:style-name="P27"/>
      <text:p text:style-name="Text_20_body"/>
      <text:h text:style-name="P14" text:outline-level="4">Mászás</text:h>
      <text:p text:style-name="P36">Figyelem: kimásolva külön doksiba is. Ott fejlesztendő tovább. A módosításokat vissza kell szinkronizálni <text:s/>ide!</text:p>
      <text:p text:style-name="Text_20_body"><text:span text:style-name="T11">Próba: </text:span><text:span text:style-name="T14">dobható </text:span></text:p>
      <text:p text:style-name="Text_20_body"><text:span text:style-name="T11">Domináns Tulajdonságok</text:span>: Ügyesség, Önuralom, Erő, Edzettség, Intelligencia</text:p>
      <text:p text:style-name="Text_20_body"><text:span text:style-name="T11">Leírás</text:span>: Sokszor fordul elő, hogy fel kell jutni olyan helyekre, ahova egy átlagember nem képes. Ebben segít a Mászás képzettség. Magas szintű alkalmazói jellemzően egyes tolvaj- és fejvadászklánok elit tagjai.</text:p>
      <text:p text:style-name="Text_20_body"><text:span text:style-name="T11">Kapcsolódó fortélyok</text:span>: <text:span text:style-name="T58">Biztos kezű mászó </text:span><text:span text:style-name="T22">, </text:span>Pók, <text:span text:style-name="T19">Tapadás</text:span></text:p>
      <text:p text:style-name="P54"><text:span text:style-name="T17">Biztos tudás, követelmények</text:span>:</text:p>
      <table:table table:name="Táblázat19" table:style-name="Táblázat19">
        <table:table-column table:style-name="Táblázat19.A"/>
        <table:table-column table:style-name="Táblázat19.B"/>
        <table:table-column table:style-name="Táblázat19.C"/>
        <table:table-column table:style-name="Táblázat19.D"/>
        <table:table-header-rows>
          <table:table-row>
            <table:table-cell table:style-name="Táblázat19.A1" office:value-type="string">
              <text:p text:style-name="P97">Képzettség Szint</text:p>
            </table:table-cell>
            <table:table-cell table:style-name="Táblázat19.A1" office:value-type="string">
              <text:p text:style-name="P97">Biztos tudás</text:p>
            </table:table-cell>
            <table:table-cell table:style-name="Táblázat19.A1" office:value-type="string">
              <text:p text:style-name="P97">Speciális <text:line-break/><text:span text:style-name="T53">(tanulható fortély, különleges <text:s/>képesség)</text:span></text:p>
            </table:table-cell>
            <table:table-cell table:style-name="Táblázat19.D1" office:value-type="string">
              <text:p text:style-name="P97">Követelmény</text:p>
            </table:table-cell>
          </table:table-row>
        </table:table-header-rows>
        <table:table-row>
          <table:table-cell table:style-name="Táblázat19.A2" office:value-type="string">
            <text:p text:style-name="P75">Novícius (3)</text:p>
          </table:table-cell>
          <table:table-cell table:style-name="Táblázat19.A2" office:value-type="string">
            <text:p text:style-name="P76">Tudja melyik fa bírja el a súlyát és melyik nem.</text:p>
            <text:p text:style-name="P76"><text:span text:style-name="T17">Példa</text:span>: Erdőszerető gyerek, aki felmászik minden fára.</text:p>
          </table:table-cell>
          <table:table-cell table:style-name="Táblázat19.A2" office:value-type="string">
            <text:p text:style-name="P77">-</text:p>
          </table:table-cell>
          <table:table-cell table:style-name="Táblázat19.D2" office:value-type="string">
            <text:p text:style-name="P77">Erő: -2</text:p>
            <text:p text:style-name="P77">Ügyesség: 0</text:p>
          </table:table-cell>
        </table:table-row>
        <table:table-row>
          <table:table-cell table:style-name="Táblázat19.A3" office:value-type="string">
            <text:p text:style-name="P75">Kismester (6)</text:p>
          </table:table-cell>
          <table:table-cell table:style-name="Táblázat19.A3" office:value-type="string">
            <text:p text:style-name="P78">Ismeri az alapvető mászási technikákat.</text:p>
            <text:p text:style-name="P76"><text:span text:style-name="T44">Példa</text:span>: Gyakorlott mászó, rendszeres kiránduló</text:p>
          </table:table-cell>
          <table:table-cell table:style-name="Táblázat19.A3" office:value-type="string">
            <text:p text:style-name="P77"><text:span text:style-name="T11">„Pók”</text:span> fortély tanulható</text:p>
          </table:table-cell>
          <table:table-cell table:style-name="Táblázat19.D3" office:value-type="string">
            <text:p text:style-name="P77">Erő: -2</text:p>
            <text:p text:style-name="P77">Ügyesség: +1</text:p>
          </table:table-cell>
        </table:table-row>
        <table:table-row>
          <table:table-cell table:style-name="Táblázat19.A2" office:value-type="string">
            <text:p text:style-name="P75">Mester (9)</text:p>
          </table:table-cell>
          <table:table-cell table:style-name="Táblázat19.A2" office:value-type="string">
            <text:p text:style-name="P78">Ismeri az összes mászási technikát és faltípust, jó látási viszonyok közt ránézésre nagyjából meg tudja mondani, mennyire omladékos a terep. Tudja milyen testhelyzetben pihenjen kapaszkodás közben.</text:p>
            <text:p text:style-name="P76"><text:span text:style-name="T17">Példa</text:span>: Képzett hegymászó, profi besurranó tolvaj</text:p>
          </table:table-cell>
          <table:table-cell table:style-name="Táblázat19.A2" office:value-type="string">
            <text:p text:style-name="P77">-</text:p>
          </table:table-cell>
          <table:table-cell table:style-name="Táblázat19.D2" office:value-type="string">
            <text:p text:style-name="P77">Erő: -2</text:p>
            <text:p text:style-name="P77">Ügyesség: +2</text:p>
            <text:p text:style-name="P77">Önuralom: +1</text:p>
          </table:table-cell>
        </table:table-row>
        <table:table-row>
          <table:table-cell table:style-name="Táblázat19.A3" office:value-type="string">
            <text:p text:style-name="P75">Nagymester (12)</text:p>
          </table:table-cell>
          <table:table-cell table:style-name="Táblázat19.A3" office:value-type="string">
            <text:p text:style-name="P78">A fentieken kívül képes úgy tartalékolni az erejét, hogy hosszabb távon se fárad ki. Akár <text:span text:style-name="T19">fél óráig</text:span> is tartja magát puszta kézzel.</text:p>
            <text:p text:style-name="P76"><text:span text:style-name="T17">Példa</text:span>: Neves mestergyilkos, behatoló egység vezető fejvadásza</text:p>
          </table:table-cell>
          <table:table-cell table:style-name="Táblázat19.A3" office:value-type="string">
            <text:p text:style-name="P77">-</text:p>
          </table:table-cell>
          <table:table-cell table:style-name="Táblázat19.D3" office:value-type="string">
            <text:p text:style-name="P77">Erő: -2</text:p>
            <text:p text:style-name="P77">Ügyesség: +3</text:p>
            <text:p text:style-name="P77">Önuralom: +2</text:p>
            <text:p text:style-name="P77">Összpontosítás: 3.szint</text:p>
          </table:table-cell>
        </table:table-row>
        <table:table-row>
          <table:table-cell table:style-name="Táblázat19.A2" office:value-type="string">
            <text:p text:style-name="P75">Élő legenda (15)</text:p>
          </table:table-cell>
          <table:table-cell table:style-name="Táblázat19.A2" office:value-type="string">
            <text:p text:style-name="P76">Ilyen nincs!! A puszta, csúszós sziklafalon is felkúszik. Kézfeje, lába deformálódott – <text:s/>alkalmazkodva a mászás követelményeihez.</text:p>
            <text:p text:style-name="P76">Félmágikus hatású fortélyokat tanul. Függeszkedve <text:span text:style-name="T19">1 órát</text:span> is kibír!</text:p>
            <text:p text:style-name="P76"><text:span text:style-name="T17">Példa</text:span>: mágiával kondicionált elit birodalmi fejvadász</text:p>
          </table:table-cell>
          <table:table-cell table:style-name="Táblázat19.A2" office:value-type="string">
            <text:p text:style-name="P77"><text:span text:style-name="T11">„</text:span><text:span text:style-name="T13">Tapadás” (?) fortély tanulható</text:span><text:span text:style-name="T19">:</text:span> pókként megtapad a falon, akár a mennyezeten is.</text:p>
          </table:table-cell>
          <table:table-cell table:style-name="Táblázat19.D2" office:value-type="string">
            <text:p text:style-name="P77">Erő: -2</text:p>
            <text:p text:style-name="P77">Ügyesség: +4</text:p>
            <text:p text:style-name="P77">Önuralom: +3</text:p>
            <text:p text:style-name="P77">Összpontosítás: 6.szint</text:p>
          </table:table-cell>
        </table:table-row>
      </table:table>
      <text:p text:style-name="P48">Próbák:</text:p>
      <table:table table:name="Táblázat20" table:style-name="Táblázat20">
        <table:table-column table:style-name="Táblázat20.A"/>
        <table:table-column table:style-name="Táblázat20.B"/>
        <table:table-header-rows>
          <table:table-row>
            <table:table-cell table:style-name="Táblázat20.A1" office:value-type="string">
              <text:p text:style-name="P97">Célszám</text:p>
            </table:table-cell>
            <table:table-cell table:style-name="Táblázat20.B1" office:value-type="string">
              <text:p text:style-name="P97">Példa</text:p>
            </table:table-cell>
          </table:table-row>
        </table:table-header-rows>
        <table:table-row>
          <table:table-cell table:style-name="Táblázat20.A2" office:value-type="string">
            <text:p text:style-name="P80"><text:span text:style-name="T57">Könnyű</text:span><text:span text:style-name="T57"> (</text:span>6)</text:p>
          </table:table-cell>
          <table:table-cell table:style-name="Táblázat20.B2" office:value-type="string">
            <text:p text:style-name="P76">Felmászni a magas tölgyfára, </text:p>
            <text:p text:style-name="P76">Kötélen mászni (plusz súllyal nehezebb! Lásd a módosítóknál)</text:p>
          </table:table-cell>
        </table:table-row>
        <table:table-row>
          <table:table-cell table:style-name="Táblázat20.A3" office:value-type="string">
            <text:p text:style-name="P80"><text:span text:style-name="T57">Átlagos</text:span> (9)</text:p>
          </table:table-cell>
          <table:table-cell table:style-name="Táblázat20.B3" office:value-type="string">
            <text:p text:style-name="P76">Felmászni a fogadó tetejére</text:p>
          </table:table-cell>
        </table:table-row>
        <table:table-row>
          <table:table-cell table:style-name="Táblázat20.A2" office:value-type="string">
            <text:p text:style-name="P80"><text:span text:style-name="T57">Nehéz</text:span> (12)</text:p>
          </table:table-cell>
          <table:table-cell table:style-name="Táblázat20.B2" office:value-type="string">
            <text:p text:style-name="P76">Repedéses kőfalon felmászni, omladékos, nagyon meredek leejtőn feljutni</text:p>
          </table:table-cell>
        </table:table-row>
        <table:table-row>
          <table:table-cell table:style-name="Táblázat20.A3" office:value-type="string">
            <text:p text:style-name="P80"><text:span text:style-name="T57">Nagyon nehéz</text:span> (15)</text:p>
          </table:table-cell>
          <table:table-cell table:style-name="Táblázat20.B3" office:value-type="string">
            <text:p text:style-name="P76"><text:span text:style-name="T3">Függőleges </text:span>– nem repedéses – téglafalon felmászni</text:p>
          </table:table-cell>
        </table:table-row>
        <table:table-row>
          <table:table-cell table:style-name="Táblázat20.A2" office:value-type="string">
            <text:p text:style-name="P80"><text:span text:style-name="T57">Rendkívül nehéz</text:span> (18)</text:p>
          </table:table-cell>
          <table:table-cell table:style-name="Táblázat20.B2" office:value-type="string">
            <text:p text:style-name="P76">Gleccserszakadékból puszta kézzel kimászni.</text:p>
          </table:table-cell>
        </table:table-row>
        <table:table-row>
          <table:table-cell table:style-name="Táblázat20.A2" office:value-type="string">
            <text:p text:style-name="P80"><text:span text:style-name="T57">Emberfeletti</text:span> (21)</text:p>
          </table:table-cell>
          <table:table-cell table:style-name="Táblázat20.B2" office:value-type="string">
            <text:p text:style-name="P76">Olajjal leöntött visszahajló acélfalon felmászni.</text:p>
          </table:table-cell>
        </table:table-row>
      </table:table>
      <text:p text:style-name="Text_20_body">Célszámot módosító körülmények:</text:p>
      <text:list text:style-name="L12">
        <text:list-item>
          <text:p text:style-name="P144">Gyorsan mászni: +3</text:p>
        </text:list-item>
        <text:list-item>
          <text:p text:style-name="P144">Sötétben mászni: [+3; +6]</text:p>
        </text:list-item>
        <text:list-item>
          <text:p text:style-name="P144">Plusz súllyal mászni: Erőtől függ, a KM dönt. Keretek: [+1;+6] ; Erőpróba kellhet</text:p>
        </text:list-item>
        <text:list-item>
          <text:p text:style-name="P144">Sérülten mászni: Lásd a <text:span text:style-name="_5b_RPG_5d__20_Kiemelt_20_kifejezés">Sérülés hatása képzettségpróbára</text:span><text:span text:style-name="_5b_RPG_5d__20_Kiemelt_20_kifejezés"><text:span text:style-name="T14"> c. fejezetet! (2.3.4)</text:span></text:span></text:p>
        </text:list-item>
        <text:list-item>
          <text:p text:style-name="P144"><text:soft-page-break/><text:span text:style-name="_5b_RPG_5d__20_Kiemelt_20_kifejezés"><text:span text:style-name="T14">Mászókampók: </text:span></text:span><text:span text:style-name="_5b_RPG_5d__20_Kiemelt_20_kifejezés"><text:span text:style-name="T15">????? </text:span></text:span><text:span text:style-name="_5b_RPG_5d__20_Kiemelt_20_kifejezés"><text:span text:style-name="T16"><text:s/></text:span></text:span><text:span text:style-name="_5b_RPG_5d__20_Kiemelt_20_kifejezés"><text:span text:style-name="T56">ez adjon pluszt, vagy legyen </text:span></text:span><text:span text:style-name="_5b_RPG_5d__20_Kiemelt_20_kifejezés"><text:span text:style-name="T55">követelmény</text:span></text:span><text:span text:style-name="_5b_RPG_5d__20_Kiemelt_20_kifejezés"><text:span text:style-name="T56"> a durvább próbákhoz? Ha pluszt ad, az borítja a próbák „behangolt” értékeit.</text:span></text:span></text:p>
        </text:list-item>
      </text:list>
      <text:p text:style-name="Text_20_body"><text:span text:style-name="_5b_RPG_5d__20_Kiemelt_20_kifejezés"><text:span text:style-name="T56"/></text:span></text:p>
      <text:p text:style-name="P11">Speciális:</text:p>
      <text:p text:style-name="P47">Rontott Mászás próba esetén dobható – a rontás mértékétől függő – Edzettségpróba, hogy képes -e megtartani magát a mászó. Ha nem, lehullik, mint a falevél. Az Edzettségpróbára „rátehet” a karakter az Erő tulajdonságából, kvázi erőtartalékait felemésztve. Ennek viszont ára van: az így átcsoportosított Erő pontok elvesznek, és óránként csak 1 tér vissza.</text:p>
      <text:p text:style-name="P46">Inkább Vállalással oldjuk meg. De hogy? Mielőtt elrontja, még nem tudja, hogy el fogja rontani :)</text:p>
      <text:p text:style-name="P46">Az alábbi példatörténetet is aktualizálni!</text:p>
      <text:p text:style-name="Text_20_body"><text:span text:style-name="T18">Példa</text:span>:</text:p>
      <text:p text:style-name="Text_20_body">Részlet Tetves, a tolvaj küzdelmes útjából a Szent Vágránáf ereklyéjét őrző Wakzahanbarr erődmonostor cigiterasza alatti sziklafalon:</text:p>
      <text:p text:style-name="Text_20_body">"Az áthajláson kell <text:s/>már csak átjutnom, ott akár félseggel ki is ülhetek arra a pici párkányra és az adna egy kis szuszt. ááá, csak ez a buzi áthajlás... de itt már kurvára alig bírom... na csak odáig még, azt jó lesz... ehehhheee, <text:s/>ott a kis lépésem is.. kicsit messze, de ez van. na lássuk <text:s/>&lt;kevéssel rontott képzettségpróba: a lépést elérte, de nem bírja már a testsúlyát rendesen áthelyezni, a visszalépés is pedig kifejezetten szuicid érzésnek tűnik&gt; <text:s/>...annnyád!!!!! ANYÁD!!!!! úúú, baszki, mostmiafaszlegyenmiafaszlegyen &lt;Önuralom próba - sikeres&gt; <text:s/>&lt;Edzettségpróba - rontott&gt; ááá, nem bírom sokáig, gyerünk baszki &lt; +3-as erő bevetése, mászáspróba így épphogy megvan&gt; áááá, kurvák vérit!!</text:p>
      <text:p text:style-name="Text_20_body">Tetves minden erejét bevetve felgyűrte magát a 11cm széles kiszögellésre. ott elfér kb félseggel.Minden tagja remeg az igénybevételtől, mielőtt teljesen elhagyná magát &lt;az eddigiekhez képest -3 edzettségpróba&gt;, még egy repedésbe tesz egy mászóéket amihez kiköti magát. nem tartaná meg, de a 11 cm-es peremmel együtt már jó, nem kell annyit kapaszkodni. &lt;ék: +1 mászásra ILYEN szituban v biztosításra; perem: sokkal könnyebb mászáspróba; a kettő együtt ad annyit ami már rég biztos tudásból megvan, lehet pihenni, egy idő múlva visszatér az eredeti edzettségpróbához kellő erőnlét. ha egy nem képzett mászót tesznek ugyanide, annak nem lesz meg a biztos tudása a pihenéshez, tehát nem tudja magát kipihenni sem&gt; </text:p>
      <text:p text:style-name="Text_20_body"><text:span text:style-name="_5b_RPG_5d__20_Kiemelt_20_kifejezés"><text:span text:style-name="T14"/></text:span></text:p>
      <text:h text:style-name="P14" text:outline-level="4">Lovaglás</text:h>
      <text:p text:style-name="P60">TODO</text:p>
      <text:p text:style-name="Text_20_body"/>
      <text:h text:style-name="Heading_20_4" text:outline-level="4">Léglovaglás</text:h>
      <text:p text:style-name="Text_20_body">Mint a lovaglás, csak repülő élőlényekre.</text:p>
      <text:p text:style-name="P67">TODO: Kifejteni.</text:p>
      <text:p text:style-name="P26"/>
      <text:h text:style-name="Heading_20_4" text:outline-level="4">Akrobatika</text:h>
      <text:p text:style-name="P60">TODO</text:p>
      <text:h text:style-name="P64" text:outline-level="5">Esés</text:h>
      <text:p text:style-name="P60">TODO</text:p>
      <text:h text:style-name="P64" text:outline-level="5">Ugrás</text:h>
      <text:p text:style-name="P60">TODO</text:p>
      <text:p text:style-name="P30"/>
      <text:h text:style-name="P12" text:outline-level="3">Világi képzettségek</text:h>
      <text:p text:style-name="Text_20_body"/>
      <text:h text:style-name="Heading_20_4" text:outline-level="4">Észlelés</text:h>
      <text:p text:style-name="Text_20_body">Az Észlelés valaminek az észrevételét takarja. Ez lehet egy villanó tőr, egy meglapuló merénylő a lombok közt, egy árulkodó súrlódó nesz. Fontos, hogy az Észlelés csak a momentum észrevételt jelenti, annak értelmezését nem! Az a játékos feladata, melyet esetleg megkönnyíthet a Nyomolvasás képzettség.</text:p>
      <text:p text:style-name="P28">TODO</text:p>
      <text:h text:style-name="Heading_20_4" text:outline-level="4">Keresés</text:h>
      <text:p text:style-name="Text_20_body">A Keresés titkos rejtekajtók, zugok felkutatására való. Nem kizárólag aktív cselekvésként használható, a „vajon hova dughatta?” jellegű kérdések esetén is kaphat némi segítséget a sikeres (titkos) próbát dobott játékos.</text:p>
      <text:p text:style-name="P34">TODO</text:p>
      <text:h text:style-name="Heading_20_4" text:outline-level="4">Emberismeret</text:h>
      <text:p text:style-name="P34">TODO</text:p>
      <text:h text:style-name="Heading_20_4" text:outline-level="4">Természetjárás (adott tájtípus)</text:h>
      <text:p text:style-name="P67">TODO: szokásos kifejtés, szintek, esetleges követelmények</text:p>
      <text:p text:style-name="Text_20_body">Az adott <text:s/>tájtípus ismerete, környezeti jellemzőkre vonatkozik. Magában foglalja a következőket.:</text:p>
      <text:list text:style-name="L13">
        <text:list-item>
          <text:p text:style-name="P145">Túlélés, hideg és meleg elleni technikák, tájékozódás</text:p>
        </text:list-item>
        <text:list-item>
          <text:p text:style-name="P145">Állat és növényvilág részleges ismerete</text:p>
        </text:list-item>
        <text:list-item>
          <text:p text:style-name="P145">Élelem fellelése. Például bogyók, zuzmók, gombák, stb</text:p>
        </text:list-item>
        <text:list-item>
          <text:p text:style-name="P145">Víz megtalálása (ha van egyáltalán)</text:p>
        </text:list-item>
      </text:list>
      <text:h text:style-name="Heading_20_4" text:outline-level="4">Herbalizmus</text:h>
      <text:p text:style-name="Text_20_body">Kapcsolódik: Méregkeverés képzettséghez.</text:p>
      <text:p text:style-name="P34">TODO</text:p>
      <text:h text:style-name="Heading_20_4" text:outline-level="4">Vadászat</text:h>
      <text:p text:style-name="Text_20_body">Nem keverendő a Természetjárással. A Vadászat speciális, természetben használt technikákat foglal magában, mellyel az ott élő állatok elejtését teszi könnyebbé. Beletartozik többek között az állatok szokásainak, erejének ismerete, csapdák</text:p>
      <text:p text:style-name="P34">TODO</text:p>
      <text:h text:style-name="Heading_20_4" text:outline-level="4">Szexuális kultúra</text:h>
      <text:p text:style-name="P34">TODO</text:p>
      <text:h text:style-name="Heading_20_4" text:outline-level="4">Etikett</text:h>
      <text:p text:style-name="Text_20_body"><text:span text:style-name="_5b_RPG_5d__20_Áthúzott"><text:span text:style-name="T31">Ha nincs épp Etikett az adott szituációban szükséges kultúrkörből, akkor be lehet számítani összhangként <text:s/>a meglevő „Etikettek” 1/5-ének összegét.</text:span></text:span></text:p>
      <text:p text:style-name="P31">TODO</text:p>
      <text:p text:style-name="Text_20_body"/>
      <text:h text:style-name="Heading_20_4" text:outline-level="4"><text:soft-page-break/>Értékbecslés</text:h>
      <text:p text:style-name="P31">TODO</text:p>
      <text:h text:style-name="Heading_20_5" text:outline-level="5">Értékbecslés(adott tárgycsoport)</text:h>
      <text:p text:style-name="Text_20_body">fegyverek, ékszerek, festmények, szobrok, stb</text:p>
      <text:p text:style-name="P31">TODO2</text:p>
      <text:p text:style-name="Text_20_body"/>
      <text:h text:style-name="Heading_20_4" text:outline-level="4">Hajózás</text:h>
      <text:p text:style-name="P31">TODO</text:p>
      <text:h text:style-name="Heading_20_5" text:outline-level="5">Hajózás - specializáció</text:h>
      <text:p text:style-name="P31">TODO2</text:p>
      <text:p text:style-name="Text_20_body"/>
      <text:h text:style-name="Heading_20_4" text:outline-level="4">Gyógyítás</text:h>
      <text:p text:style-name="Text_20_body">Átfogó. Magában foglalja a Sebgyógyítást és az Orvoslást is.</text:p>
      <text:p text:style-name="P34">TODO</text:p>
      <text:h text:style-name="Heading_20_5" text:outline-level="5">Sebgyógyítás</text:h>
      <text:p text:style-name="Text_20_body">Csak sebek gyógyítása</text:p>
      <text:p text:style-name="P34">TODO</text:p>
      <text:h text:style-name="Heading_20_5" text:outline-level="5">Orvoslás</text:h>
      <text:p text:style-name="Text_20_body">Csak betegségek gyógyítása</text:p>
      <text:p text:style-name="P34">TODO</text:p>
      <text:p text:style-name="Text_20_body"/>
      <text:h text:style-name="P14" text:outline-level="4">Idomítás</text:h>
      <text:p text:style-name="P34">TODO</text:p>
      <text:p text:style-name="P56">Van specializáció (konkrét állatra)</text:p>
      <text:h text:style-name="Heading_20_4" text:outline-level="4">Szakma</text:h>
      <text:p text:style-name="P34">TODO</text:p>
      <text:p text:style-name="Text_20_body">ács, kőműves, borbély, kádár, varga, szűcs, cserző, (fegyver)kovács, ékszerész, molnár, pék, szabó, kötélgyártó, lakatos, rejtjelfejtő)</text:p>
      <text:p text:style-name="Text_20_body">Alá tartozik a Hamisítás – Szakma képzettség:</text:p>
      <text:h text:style-name="Heading_20_5" text:outline-level="5"><text:s/>Hamisítás – Szakma</text:h>
      <text:p text:style-name="P34">TODO</text:p>
      <text:list text:style-name="L14">
        <text:list-item>
          <text:p text:style-name="P146">Fegyverkovács, Ékszerész, stb. </text:p>
        </text:list-item>
        <text:list-item>
          <text:p text:style-name="P146">0-ról indul, 1x-es (specializációnak számít) és nem lehet nagyobb, mint a fölé tartozó képzettség!)</text:p>
        </text:list-item>
      </text:list>
      <text:p text:style-name="Text_20_body"/>
      <text:p text:style-name="Text_20_body"/>
      <text:h text:style-name="P12" text:outline-level="3">Alvilági képzettségek</text:h>
      <text:h text:style-name="Heading_20_4" text:outline-level="4">Lopakodás/Rejtőzés</text:h>
      <text:p text:style-name="P23">Külső doksiban!</text:p>
      <text:h text:style-name="Heading_20_4" text:outline-level="4">Nyomolvasás</text:h>
      <text:p text:style-name="P84">Képes olvasni a nyomokból. „Mi történt itt?” Erre a kérdésre adja meg a választ a képzettség. Nem keverendő összes a Kereséssel, vagy az Észleléssel! A Keresés titkos rejtekajtók, zugok felkutatására való, az Észlelés pedig valaminek az észrevételét jelenti, értelmezését nem! Tehát lehet, hogy Watson, akinek jó az Észlelése, észrevesz egy hajszálat a földön, de csak Sherlock Holmes képes magas fokú <text:span text:style-name="T11">Nyomolvasás</text:span> képzettségével következtetni belőle valamire.</text:p>
      <text:p text:style-name="Text_20_body">A Nyomolvasás <text:span text:style-name="T17">nem</text:span> alkalmas erdőben való <text:span text:style-name="T17">tájékozódásra</text:span>, követésre, ahhoz a Természetjárás képzettség használata szükséges. Viszont látható nyomok <text:span text:style-name="T17">értelmezése</text:span> erdőben is ugyanúgy lehetséges, sőt ha a karakter rendelkezik Természetjárás képzettséggel, az adhat számára némi bónuszt is.</text:p>
      <text:p text:style-name="P114">(Mennyit? Nyomolvasás 1/3-át? Ez az Összhang szabálytól függ. Ha az kész, akkor itt csak hivatkozni rá.)</text:p>
      <text:p text:style-name="Text_20_body">Fontos, hogy a képzettség nem helyettesítheti a játszást, csak támpontokat, mankót adhat. Tehát ha a karakter megdobja próbáját, akkor a KM csak apró segítségeket tárhat a játékos elé, a megoldást nem kínálhatja tálcán.</text:p>
      <text:p text:style-name="Text_20_body"/>
      <text:h text:style-name="P14" text:outline-level="4">Álcázás/Álruha</text:h>
      <text:p text:style-name="P34">Külső doksiban!</text:p>
      <text:h text:style-name="Heading_20_4" text:outline-level="4">Zárnyitás</text:h>
      <text:p text:style-name="P19">TODO</text:p>
      <text:p text:style-name="P21">Van specializáció</text:p>
      <text:h text:style-name="Heading_20_4" text:outline-level="4">Csapdaállítás</text:h>
      <text:p text:style-name="P19">TODO</text:p>
      <text:p text:style-name="P20"><text:s/><text:span text:style-name="T54">Van specializáció</text:span></text:p>
      <text:p text:style-name="P20"/>
      <text:h text:style-name="Heading_20_4" text:outline-level="4">Tolvajlás</text:h>
      <text:p text:style-name="Text_20_body">Tipikusan ellenpróbás képesség.</text:p>
      <text:list text:style-name="L15">
        <text:list-item>
          <text:p text:style-name="P147">Helyzettől függ a módosítók mértéke.</text:p>
        </text:list-item>
      </text:list>
      <text:p text:style-name="Text_20_body">Pl. </text:p>
      <text:p text:style-name="Text_20_body">Szituációk: pl. nemeshölgy testőrrel.</text:p>
      <text:list text:style-name="L16">
        <text:list-item>
          <text:p text:style-name="P138">Nem tudja a tolvaj, hogy ott a testőr:</text:p>
        </text:list-item>
        <text:list-item>
          <text:p text:style-name="P165">2 nehézség: 1 könnyű és egy rejtett nagyon nehéz</text:p>
        </text:list-item>
        <text:list-item>
          <text:p text:style-name="P138">Tudja a tolvaj, hogy ott van a testőr: nehéz</text:p>
        </text:list-item>
        <text:list-item>
          <text:p text:style-name="P165">De előtte: észrevenni a testőrt: KM dob a JK-nak rejtett Észlelés próbát</text:p>
        </text:list-item>
        <text:list-item>
          <text:p text:style-name="P138">Tárgyaló kofánál a nemeshölgyet meglopni (testőr nincs!): </text:p>
        </text:list-item>
        <text:list-item>
          <text:p text:style-name="P165">közepes nehézség</text:p>
        </text:list-item>
        <text:list-item>
          <text:p text:style-name="P165">Plusz a kofának egy nehéz Észlelés (mert nem figyel oda)</text:p>
        </text:list-item>
      </text:list>
      <text:p text:style-name="P18"/>
      <text:h text:style-name="Heading_20_4" text:outline-level="4">Zsonglőrködés</text:h>
      <text:p text:style-name="P19">TODO</text:p>
      <text:h text:style-name="Heading_20_4" text:outline-level="4">Kínzás</text:h>
      <text:p text:style-name="P19">TODO</text:p>
      <text:h text:style-name="Heading_20_4" text:outline-level="4">Szerencsejáték </text:h>
      <text:p text:style-name="P19">TODO</text:p>
      <text:h text:style-name="Heading_20_5" text:outline-level="5">Kártyázás</text:h>
      <text:p text:style-name="P19">TODO</text:p>
      <text:h text:style-name="Heading_20_5" text:outline-level="5">Kockázás</text:h>
      <text:p text:style-name="P19">TODO</text:p>
      <text:p text:style-name="P18"/>
      <text:h text:style-name="P12" text:outline-level="3">Tudományos képzettségek</text:h>
      <text:h text:style-name="Heading_20_4" text:outline-level="4">Nyelvismeret</text:h>
      <text:list text:style-name="L17">
        <text:list-item>
          <text:p text:style-name="P148">Ide tartozik a Kendőnyelv ismerete is.</text:p>
        </text:list-item>
        <text:list-item>
          <text:p text:style-name="P148"><text:span text:style-name="_5b_RPG_5d__20_Áthúzott"><text:span text:style-name="T31">4-es szinttől, (ha van már Írástudó fortélya), akkor tud írni/olvasni is az adott nyelven.</text:span></text:span></text:p>
        </text:list-item>
        <text:list-item>
          <text:p text:style-name="P148"><text:span text:style-name="_5b_RPG_5d__20_Áthúzott"><text:span text:style-name="T31">6. fok: Anyanyelvi szint</text:span></text:span></text:p>
        </text:list-item>
        <text:list-item>
          <text:p text:style-name="P148"><text:span text:style-name="_5b_RPG_5d__20_Áthúzott"><text:span text:style-name="T31">9. fok: Udvari társalgási szint, szónoki nyelvhasználat szintje. Több dialektust ismer.</text:span></text:span></text:p>
        </text:list-item>
        <text:list-item>
          <text:p text:style-name="P148"><text:span text:style-name="_5b_RPG_5d__20_Áthúzott"><text:span text:style-name="T31">12. fok és felette: tolmácsok, szinkrontolmácsok, műfordítók. Az Irodalom képzettség szintjétől függően minőségben az adott nyelvre képes verseket, balladákat is lefordítani.</text:span></text:span></text:p>
        </text:list-item>
      </text:list>
      <text:h text:style-name="Heading_20_4" text:outline-level="4">Történelemismeret</text:h>
      <text:p text:style-name="Text_20_body">Magába foglalja a legendák ismeretét is!</text:p>
      <text:p text:style-name="Text_20_body"><text:span text:style-name="T11">Átfogó</text:span> képzettségként felvéve:</text:p>
      <text:list text:style-name="L18">
        <text:list-item>
          <text:p text:style-name="P149">alacsonyabb szinten a hetedkori Ynev általános történelmét ismerjük</text:p>
        </text:list-item>
        <text:list-item>
          <text:p text:style-name="P149">magasabb szinten fellebbennek a titkok a régebbi korok titkairól is...</text:p>
        </text:list-item>
      </text:list>
      <text:p text:style-name="Text_20_body"><text:span text:style-name="T11">Átlagos</text:span> képzettségként felvéve választanunk kell egy régiót, amelynek történelmében elmélyedni szándékozunk. Magasabb szinten az adott régió hetedkor előtti története itt is beletartozik a képzettségbe. Régiót az alábbiak közül választhatunk:</text:p>
      <text:h text:style-name="Heading_20_5" text:outline-level="5">Történelemismeret – adott régió</text:h>
      <text:p text:style-name="P88">ÉSZAKON:<text:tab/></text:p>
      <text:list text:style-name="L19">
        <text:list-item>
          <text:p text:style-name="P172">Északi Szövetség és a vörös hadurak országai</text:p>
        </text:list-item>
        <text:list-item>
          <text:p text:style-name="P172">Toron és a fekete hadurak országai (Abaszisz, Gro-Ugon, az északi városállamok - mint Rowon, Alidax -, stb.)</text:p>
        </text:list-item>
        <text:list-item>
          <text:p text:style-name="P172">Godora és Erion (beleértve a környéket is, pl. Elátkozott Vidék, Sheral nyugati része, stb.)</text:p>
        </text:list-item>
      </text:list>
      <text:p text:style-name="P112">DÉLEN:<text:tab/></text:p>
      <text:list text:style-name="L20">
        <text:list-item>
          <text:p text:style-name="P176">Krán és a déli nomádok</text:p>
        </text:list-item>
        <text:list-item>
          <text:p text:style-name="P176">Pyarroni Államszövetség és Yllinor</text:p>
        </text:list-item>
        <text:list-item>
          <text:p text:style-name="P176">Shadon és környéke</text:p>
        </text:list-item>
        <text:list-item>
          <text:p text:style-name="P176">Gorvik és a Kereskedőhercegségek</text:p>
        </text:list-item>
        <text:list-item>
          <text:p text:style-name="P176">Ordan és a déli városállamok</text:p>
        </text:list-item>
        <text:list-item>
          <text:p text:style-name="P176">Taba el Ibara</text:p>
        </text:list-item>
      </text:list>
      <text:p text:style-name="P43">Fontos: A Történelemismeret alapvetően az emberi történelem írott részét jelenti (magyarán azt, amiről van elég írott forrás, ezek hozzáférhetőek és jórészt földolgozottak). Minden más az Ősi Kultúrák ismeretébe tartozik. </text:p>
      <text:p text:style-name="P43"><text:span text:style-name="T11">Specializáció</text:span><text:span text:style-name="T14"> típusú képzettségként</text:span><text:span text:style-name="T11"> </text:span>felvéve: egy adott város történelmét ismerhetjük.</text:p>
      <text:h text:style-name="Heading_20_4" text:outline-level="4">Vallásismeret (általános)</text:h>
      <text:p text:style-name="P34">TODO</text:p>
      <text:h text:style-name="Heading_20_5" text:outline-level="5">Vallásismeret (adott hitvilág)</text:h>
      <text:p text:style-name="P34">TODO</text:p>
      <text:p text:style-name="Text_20_body"><text:span text:style-name="_5b_RPG_5d__20_Áthúzott"><text:span text:style-name="T38"/></text:span></text:p>
      <text:h text:style-name="Heading_20_4" text:outline-level="4"><text:soft-page-break/>Ősi kultúrák ismerete</text:h>
      <text:p text:style-name="P43">Ez a képzettség szándékosan különül el a Történelemismeret képzettségtől. A következőket kell tudni róla: </text:p>
      <text:list text:style-name="L21">
        <text:list-item>
          <text:p text:style-name="P173">Nem lehet Átfogó képzettségként felvenni, kultúránként kell tanulni (összhang persze lehet, ha <text:s/>indokolt - pl. Dawa és Ryek esetén).</text:p>
        </text:list-item>
        <text:list-item>
          <text:p text:style-name="P174">Magas szinten <text:span text:style-name="T12">(9 fok felett)</text:span> általában nem nélkülözheti sem az adott ősi nyelv ismeretét sem a saját kutatást.</text:p>
        </text:list-item>
        <text:list-item>
          <text:p text:style-name="P174">Néhány kivételtől eltekintve nem ártatlan dolog ilyet tanulni: kevés helyen, titkos tudásként oktatják.</text:p>
        </text:list-item>
        <text:list-item>
          <text:p text:style-name="P174">Az ősi kutúrák ismerete - épp mert olyan keveset tudunk róluk - nem csak a történelem ismeretet foglalják magukban, hanem az egész kultúráét (már amennyi tudható erről), azaz nincs külön ősi kultúrák vallásismeret, építészettörténet, stb.</text:p>
        </text:list-item>
      </text:list>
      <text:p text:style-name="P44"/>
      <text:p text:style-name="P44">Ősi kultúrák:</text:p>
      <text:list text:style-name="L22">
        <text:list-item>
          <text:p text:style-name="P150">Cranta</text:p>
        </text:list-item>
        <text:list-item>
          <text:p text:style-name="P150">Kyria</text:p>
        </text:list-item>
        <text:list-item>
          <text:p text:style-name="P150">Dawa</text:p>
        </text:list-item>
        <text:list-item>
          <text:p text:style-name="P150">Ryek</text:p>
        </text:list-item>
        <text:list-item>
          <text:p text:style-name="P150">Démonikus Óbirodalom</text:p>
        </text:list-item>
        <text:list-item>
          <text:p text:style-name="P150">Godon</text:p>
        </text:list-item>
        <text:list-item>
          <text:p text:style-name="P150">Aquír (észak és dél külön?)</text:p>
        </text:list-item>
        <text:list-item>
          <text:p text:style-name="P150">Elf</text:p>
        </text:list-item>
        <text:list-item>
          <text:p text:style-name="P150">Törpe</text:p>
        </text:list-item>
        <text:list-item>
          <text:p text:style-name="P150">Amund</text:p>
        </text:list-item>
        <text:list-item>
          <text:p text:style-name="P150">Dzsenn</text:p>
        </text:list-item>
        <text:list-item>
          <text:p text:style-name="P151">Ork (?)</text:p>
        </text:list-item>
      </text:list>
      <text:p text:style-name="P35"/>
      <text:h text:style-name="P14" text:outline-level="4">Ősi nyelv ismerete</text:h>
      <text:p text:style-name="P53">(Külön ősi nyelvenként)</text:p>
      <text:p text:style-name="P35">TODO</text:p>
      <text:h text:style-name="Heading_20_4" text:outline-level="4">Jogismeret (adott kultúrkör)</text:h>
      <text:p text:style-name="P53">(Pyarroni államszövetség, Toron, stb)</text:p>
      <text:p text:style-name="P35">TODO</text:p>
      <text:h text:style-name="Heading_20_4" text:outline-level="4">Élettan</text:h>
      <text:p text:style-name="Text_20_body">Magába foglalja az összes közismert faj ismeretét, a speciálisabb alfajokhoz külön fortély kell:</text:p>
      <text:p text:style-name="Text_20_body">„Különleges faj” tudományos fortély. Például: „Különleges faj – Amund”</text:p>
      <text:p text:style-name="P58">Adjon bónuszt a „Harci anatómia” fortélyhoz hasonlóan?</text:p>
      <text:p text:style-name="P55"><text:span text:style-name="_5b_RPG_5d__20_Áthúzott"><text:span text:style-name="T32">TODO</text:span></text:span></text:p>
      <text:p text:style-name="Text_20_body"/>
      <text:p text:style-name="Text_20_body"/>
      <text:h text:style-name="P14" text:outline-level="4">Méregkeverés</text:h>
      <text:p text:style-name="Text_20_body">Ez a képzettség tanulható Átfogó képzettségként (ekkor minden típusú méregre vonatkozik), illetve Átlagos képzettségként – ekkor választani kell, hogy mely típusú mérgeket tanulja a karakter a lenti három csoportból:</text:p>
      <text:list text:style-name="L23">
        <text:list-item>
          <text:p text:style-name="P152">Étel és italmérgek</text:p>
        </text:list-item>
        <text:list-item>
          <text:p text:style-name="P152">Légi- és kontaktmérgek</text:p>
        </text:list-item>
        <text:list-item>
          <text:p text:style-name="P152">Fegyvermérgek</text:p>
        </text:list-item>
      </text:list>
      <text:p text:style-name="Text_20_body">A mérgek összetevő szerint csoportosítva három kategóriába sorolhatók:</text:p>
      <text:list text:style-name="L24">
        <text:list-item>
          <text:p text:style-name="P153">állati</text:p>
        </text:list-item>
        <text:list-item>
          <text:p text:style-name="P153">növényi</text:p>
        </text:list-item>
        <text:list-item>
          <text:p text:style-name="P153">ásványi (szervetlen)</text:p>
        </text:list-item>
      </text:list>
      <text:p text:style-name="Text_20_body">Egy jó „szakembernek” tudnia kell, hogy a fenti anyagokból (állat, növény, ásvány) hogyan vonja ki a méreganyagot, ezért:</text:p>
      <text:list text:style-name="L25">
        <text:list-item>
          <text:p text:style-name="P154">A Méregkeverés képzettség szintje nem lehet magasabb, mint az Élettan, Herbalizmus és Alkímia képzettségek szintjeinek összege. <text:span text:style-name="T19">PROBLÉMA: Élettan is „halmazos” képzettség (Átfogó-Átlagos)</text:span></text:p>
        </text:list-item>
        <text:list-item>
          <text:p text:style-name="P154">Hogy egy nyersanyagból a karakter ki tud-e vonni méreganyagot, az a fenti képzettségek szintjétől (is) függ. A konkrét esetet és körülményeket figyelembe véve a KM dönt.</text:p>
        </text:list-item>
      </text:list>
      <text:p text:style-name="P86"><text:tab/></text:p>
      <text:p text:style-name="Text_20_body">A Méregkeverés képzettség megadja, hogy az alkalmazó milyen típusú, hatékonyságú mérget képes megalkotni. A mérgeket elkészítésük bonyolultsága szerint egy ún. Szinttel jellemzünk.</text:p>
      <table:table table:name="Tábla1" table:style-name="Tábla1">
        <table:table-column table:style-name="Tábla1.A"/>
        <table:table-row>
          <table:table-cell table:style-name="Tábla1.A1" office:value-type="string">
            <text:p text:style-name="P45">Méreg szintje = X+Y+Z+T+W</text:p>
          </table:table-cell>
        </table:table-row>
      </table:table>
      <text:p text:style-name="Text_20_body">A méregkeverő legfeljebb olyan Szintű mérget képes kikeverni, ami <text:span text:style-name="T11">nem nagyobb a Méregkeverés képzettség szintjének kétszeresénél</text:span>. Valamint szükséges a megfelelő összetevők megléte! </text:p>
      <text:section text:style-name="Sect4" text:name="Szakasz1">
        <text:p text:style-name="P49"/>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column table:style-name="Táblázat14.F"/>
          <table:table-row>
            <table:table-cell table:style-name="Táblázat14.A1" office:value-type="string">
              <text:p text:style-name="P107">Módosító</text:p>
            </table:table-cell>
            <table:table-cell table:style-name="Táblázat14.A1" office:value-type="string">
              <text:p text:style-name="P107">Max Hatás</text:p>
            </table:table-cell>
            <table:table-cell table:style-name="Táblázat14.A1" office:value-type="string">
              <text:p text:style-name="P107">Meddig áll el?</text:p>
            </table:table-cell>
            <table:table-cell table:style-name="Táblázat14.A1" office:value-type="string">
              <text:p text:style-name="P107">Hatóidő</text:p>
            </table:table-cell>
            <table:table-cell table:style-name="Táblázat14.A1" office:value-type="string">
              <text:p text:style-name="P107">Egyéb</text:p>
            </table:table-cell>
            <table:table-cell table:style-name="Táblázat14.F1" office:value-type="string">
              <text:p text:style-name="P107">Követelmény</text:p>
            </table:table-cell>
          </table:table-row>
          <table:table-row>
            <table:table-cell table:style-name="Táblázat14.A2" office:value-type="string">
              <text:p text:style-name="P109">+1-10</text:p>
            </table:table-cell>
            <table:table-cell table:style-name="Táblázat14.B2" table:number-columns-spanned="5" office:value-type="string">
              <text:p text:style-name="P109">Méreg Szintje</text:p>
            </table:table-cell>
            <table:covered-table-cell/>
            <table:covered-table-cell/>
            <table:covered-table-cell/>
            <table:covered-table-cell/>
          </table:table-row>
          <table:table-row>
            <table:table-cell table:style-name="Táblázat14.A2" office:value-type="string">
              <text:p text:style-name="P109">+ 0</text:p>
            </table:table-cell>
            <table:table-cell table:style-name="Táblázat14.A2" office:value-type="string">
              <text:p text:style-name="P110">-</text:p>
            </table:table-cell>
            <table:table-cell table:style-name="Táblázat14.A2" office:value-type="string">
              <text:p text:style-name="P109">Pár sec</text:p>
            </table:table-cell>
            <table:table-cell table:style-name="Táblázat14.A2" office:value-type="string">
              <text:p text:style-name="P108">30 perc - 3 óra múlva</text:p>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1</text:p>
            </table:table-cell>
            <table:table-cell table:style-name="Táblázat14.A2" office:value-type="string">
              <text:p text:style-name="P111">Enyhe rosszullét, hányás</text:p>
            </table:table-cell>
            <table:table-cell table:style-name="Táblázat14.A2" office:value-type="string">
              <text:p text:style-name="P109">1 perc</text:p>
            </table:table-cell>
            <table:table-cell table:style-name="Táblázat14.A2" office:value-type="string">
              <text:list text:style-name="L26">
                <text:list-item>
                  <text:p text:style-name="P177">4 – 23 óra múlva</text:p>
                </text:list-item>
                <text:list-item>
                  <text:p text:style-name="P177">2-20 perc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2</text:p>
            </table:table-cell>
            <table:table-cell table:style-name="Táblázat14.A2" office:value-type="string">
              <text:p text:style-name="P111">Kábulat, Görcs</text:p>
            </table:table-cell>
            <table:table-cell table:style-name="Táblázat14.A2" office:value-type="string">
              <text:p text:style-name="P109">10 perc</text:p>
            </table:table-cell>
            <table:table-cell table:style-name="Táblázat14.A2" office:value-type="string">
              <text:list text:style-name="L26">
                <text:list-item text:start-value="1">
                  <text:p text:style-name="P177">1-10 nap múlva</text:p>
                </text:list-item>
                <text:list-item>
                  <text:p text:style-name="P177">2-6 kör múlva</text:p>
                </text:list-item>
              </text:list>
            </table:table-cell>
            <table:table-cell table:style-name="Táblázat14.A2" office:value-type="string">
              <text:list text:style-name="L26">
                <text:list-item text:start-value="1">
                  <text:p text:style-name="P177">Több komponensű: minden újabb komponensre bontás</text:p>
                </text:list-item>
                <text:list-item>
                  <text:p text:style-name="P177">Kis mennyiség: ha egészen kis mennyiség is elég 1 adaghoz</text:p>
                </text:list-item>
              </text:list>
            </table:table-cell>
            <table:table-cell table:style-name="Táblázat14.B2" office:value-type="string">
              <text:p text:style-name="P108"/>
            </table:table-cell>
          </table:table-row>
          <table:table-row>
            <table:table-cell table:style-name="Táblázat14.A2" office:value-type="string">
              <text:p text:style-name="P109">+3</text:p>
            </table:table-cell>
            <table:table-cell table:style-name="Táblázat14.A2" office:value-type="string">
              <text:p text:style-name="P111">Bódulat, Részleges bénulás</text:p>
            </table:table-cell>
            <table:table-cell table:style-name="Táblázat14.A2" office:value-type="string">
              <text:p text:style-name="P109">1 óra</text:p>
            </table:table-cell>
            <table:table-cell table:style-name="Táblázat14.A2" office:value-type="string">
              <text:list text:style-name="L26">
                <text:list-item text:start-value="1">
                  <text:p text:style-name="P177">2-4 hét múlva</text:p>
                </text:list-item>
              </text:list>
            </table:table-cell>
            <table:table-cell table:style-name="Táblázat14.A2" office:value-type="string">
              <text:p text:style-name="P108">Több hordozó közeg (étel/ital, légnemű, véráramban ható): plusz hordozónként +3</text:p>
            </table:table-cell>
            <table:table-cell table:style-name="Táblázat14.B2" office:value-type="string">
              <text:p text:style-name="P108"/>
            </table:table-cell>
          </table:table-row>
          <table:table-row>
            <table:table-cell table:style-name="Táblázat14.A2" office:value-type="string">
              <text:p text:style-name="P109">+4</text:p>
            </table:table-cell>
            <table:table-cell table:style-name="Táblázat14.A2" office:value-type="string">
              <text:p text:style-name="P111">Életveszély, Teljes bénulás</text:p>
            </table:table-cell>
            <table:table-cell table:style-name="Táblázat14.A2" office:value-type="string">
              <text:p text:style-name="P109">1 nap</text:p>
            </table:table-cell>
            <table:table-cell table:style-name="Táblázat14.A2" office:value-type="string">
              <text:list text:style-name="L26">
                <text:list-item text:start-value="1">
                  <text:p text:style-name="P177">Gyorsan (10 szegmens)</text:p>
                </text:list-item>
                <text:list-item>
                  <text:p text:style-name="P177">Hónapok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5</text:p>
            </table:table-cell>
            <table:table-cell table:style-name="Táblázat14.A2" office:value-type="string">
              <text:p text:style-name="P111">Halál</text:p>
            </table:table-cell>
            <table:table-cell table:style-name="Táblázat14.A2" office:value-type="string">
              <text:p text:style-name="P109">1 hónap</text:p>
            </table:table-cell>
            <table:table-cell table:style-name="Táblázat14.A2" office:value-type="string">
              <text:list text:style-name="L26">
                <text:list-item text:start-value="1">
                  <text:p text:style-name="P177">Azonnal (1 sec)</text:p>
                </text:list-item>
                <text:list-item>
                  <text:p text:style-name="P177">Évek múlva</text:p>
                </text:list-item>
              </text:list>
            </table:table-cell>
            <table:table-cell table:style-name="Táblázat14.A2" office:value-type="string">
              <text:p text:style-name="P108"/>
            </table:table-cell>
            <table:table-cell table:style-name="Táblázat14.B2" office:value-type="string">
              <text:p text:style-name="P108"/>
            </table:table-cell>
          </table:table-row>
          <table:table-row>
            <table:table-cell table:style-name="Táblázat14.A2" office:value-type="string">
              <text:p text:style-name="P109">+6</text:p>
            </table:table-cell>
            <table:table-cell table:style-name="Táblázat14.A2" office:value-type="string">
              <text:p text:style-name="P110"/>
            </table:table-cell>
            <table:table-cell table:style-name="Táblázat14.A2" office:value-type="string">
              <text:p text:style-name="P109">Örökké</text:p>
            </table:table-cell>
            <table:table-cell table:style-name="Táblázat14.A2" office:value-type="string">
              <text:p text:style-name="P108"/>
            </table:table-cell>
            <table:table-cell table:style-name="Táblázat14.A2" office:value-type="string">
              <text:p text:style-name="P108"/>
            </table:table-cell>
            <table:table-cell table:style-name="Táblázat14.B2" office:value-type="string">
              <text:p text:style-name="P108"/>
            </table:table-cell>
          </table:table-row>
        </table:table>
        <text:p text:style-name="P57"><text:s/></text:p>
      </text:section>
      <text:p text:style-name="P49"><text:soft-page-break/></text:p>
      <text:p text:style-name="P49"/>
      <text:p text:style-name="P49"/>
      <text:p text:style-name="P49"/>
      <text:p text:style-name="P49">Méreg szintjének kiszámolása</text:p>
      <text:list text:style-name="L27">
        <text:list-item>
          <text:p text:style-name="P155"><text:span text:style-name="T11">X</text:span>: méreg erőssége (1-10): Ez adja meg, hogy mennyire nehezen áll ellen a szervezet a méregnek, mennyire hatékony. Gyakorlatilag az összetevők „erejétől” függ. A hatékonyabb (esetleg titkos) összetevők ismerete a magas szintű méregkeverés ismérve.</text:p>
        </text:list-item>
        <text:list-item>
          <text:p text:style-name="P166">Az 1-es a leggyengébb, a 10-es a legerősebb mérgek jellemzője (Figyelem! Az erősség nem egyenlő a romboló hatással! Léteznek például nagyon hatékony, 10-es erősségű altatók is)</text:p>
        </text:list-item>
        <text:list-item>
          <text:p text:style-name="P166">Plusz adag: ha a normális adagnál nagyobb mennyiséget használunk fel, megnőhet a méreg erőssége (KM dönt). Szabály: a méreg erősségét az adag növelésével <text:span text:style-name="T11">legfeljebb duplájára</text:span> növelhetjük!! Vegyük figyelembe viszont, hogy a hordozó közeg (levegő, fegyver pengéje, stb) legfeljebb mekkora adagot képes tárolni, valamint egyéb nehezítő körülményeket is: pl az italméregben nagyobb mennyiségnél nagyon feltűnő lehet a megváltozott íz, stb.<text:line-break/><text:span text:style-name="T19">TODO: adag növelés és Erősség növekedés matematikai kapcsolata</text:span></text:p>
        </text:list-item>
      </text:list>
      <text:p text:style-name="P105"/>
      <text:list text:style-name="L27">
        <text:list-item text:start-value="1">
          <text:p text:style-name="P155"><text:span text:style-name="T11">Y</text:span>: hatása súlyossága</text:p>
        </text:list-item>
      </text:list>
      <table:table table:name="Tábla2" table:style-name="Tábla2">
        <table:table-column table:style-name="Tábla2.A"/>
        <table:table-column table:style-name="Tábla2.B"/>
        <table:table-column table:style-name="Tábla2.C"/>
        <table:table-row>
          <table:table-cell table:style-name="Tábla2.A1" office:value-type="string">
            <text:p text:style-name="P106">Hatás max súlyossága</text:p>
          </table:table-cell>
          <table:table-cell table:style-name="Tábla2.A1" office:value-type="string">
            <text:p text:style-name="P106">Érték</text:p>
          </table:table-cell>
          <table:table-cell table:style-name="Tábla2.C1" office:value-type="string">
            <text:p text:style-name="P106">Követelmény</text:p>
          </table:table-cell>
        </table:table-row>
        <table:table-row>
          <table:table-cell table:style-name="Tábla2.A2" office:value-type="string">
            <text:p text:style-name="Table_20_Contents">Enyhe rosszullét, hányás</text:p>
          </table:table-cell>
          <table:table-cell table:style-name="Tábla2.A2" office:value-type="string">
            <text:p text:style-name="P106">1</text:p>
          </table:table-cell>
          <table:table-cell table:style-name="Tábla2.C2" office:value-type="string">
            <text:p text:style-name="P106">-</text:p>
          </table:table-cell>
        </table:table-row>
        <table:table-row>
          <table:table-cell table:style-name="Tábla2.A2" office:value-type="string">
            <text:p text:style-name="Table_20_Contents">Kábulat, Görcs</text:p>
          </table:table-cell>
          <table:table-cell table:style-name="Tábla2.A2" office:value-type="string">
            <text:p text:style-name="P106">2</text:p>
          </table:table-cell>
          <table:table-cell table:style-name="Tábla2.C2" office:value-type="string">
            <text:p text:style-name="P106">-</text:p>
          </table:table-cell>
        </table:table-row>
        <table:table-row>
          <table:table-cell table:style-name="Tábla2.A2" office:value-type="string">
            <text:p text:style-name="Table_20_Contents">Bódulat, Részleges bénulás</text:p>
          </table:table-cell>
          <table:table-cell table:style-name="Tábla2.A2" office:value-type="string">
            <text:p text:style-name="P106">3</text:p>
          </table:table-cell>
          <table:table-cell table:style-name="Tábla2.C2" office:value-type="string">
            <text:p text:style-name="P106">-</text:p>
          </table:table-cell>
        </table:table-row>
        <table:table-row>
          <table:table-cell table:style-name="Tábla2.A2" office:value-type="string">
            <text:p text:style-name="Table_20_Contents">Életveszély, Teljes bénulás</text:p>
          </table:table-cell>
          <table:table-cell table:style-name="Tábla2.A2" office:value-type="string">
            <text:p text:style-name="P106">4</text:p>
          </table:table-cell>
          <table:table-cell table:style-name="Tábla2.C2" office:value-type="string">
            <text:p text:style-name="P106">-</text:p>
          </table:table-cell>
        </table:table-row>
        <table:table-row>
          <table:table-cell table:style-name="Tábla2.A2" office:value-type="string">
            <text:p text:style-name="Table_20_Contents">Halál</text:p>
          </table:table-cell>
          <table:table-cell table:style-name="Tábla2.A2" office:value-type="string">
            <text:p text:style-name="P106">5</text:p>
          </table:table-cell>
          <table:table-cell table:style-name="Tábla2.C2" office:value-type="string">
            <text:p text:style-name="P106">-</text:p>
          </table:table-cell>
        </table:table-row>
      </table:table>
      <text:p text:style-name="P96"/>
      <text:list text:style-name="L27">
        <text:list-item text:start-value="1">
          <text:p text:style-name="P155"><text:span text:style-name="T11">Z</text:span>: meddig áll el szabad levegőn/<text:span text:style-name="T19">folyadékban</text:span>?</text:p>
        </text:list-item>
      </text:list>
      <table:table table:name="Tábla4" table:style-name="Tábla4">
        <table:table-column table:style-name="Tábla4.A"/>
        <table:table-column table:style-name="Tábla4.B"/>
        <table:table-column table:style-name="Tábla4.C"/>
        <table:table-row>
          <table:table-cell table:style-name="Tábla4.A1" office:value-type="string">
            <text:p text:style-name="P106">Meddig áll el?</text:p>
          </table:table-cell>
          <table:table-cell table:style-name="Tábla4.A1" office:value-type="string">
            <text:p text:style-name="P106">Érték</text:p>
          </table:table-cell>
          <table:table-cell table:style-name="Tábla4.C1" office:value-type="string">
            <text:p text:style-name="P106">Méregkeverés<text:line-break/>követelmény</text:p>
          </table:table-cell>
        </table:table-row>
        <table:table-row>
          <table:table-cell table:style-name="Tábla4.A2" office:value-type="string">
            <text:p text:style-name="Table_20_Contents">Pár másodperc</text:p>
          </table:table-cell>
          <table:table-cell table:style-name="Tábla4.A2" office:value-type="string">
            <text:p text:style-name="P106">0</text:p>
          </table:table-cell>
          <table:table-cell table:style-name="Tábla4.C2" office:value-type="string">
            <text:p text:style-name="P106">-</text:p>
          </table:table-cell>
        </table:table-row>
        <table:table-row>
          <table:table-cell table:style-name="Tábla4.A2" office:value-type="string">
            <text:p text:style-name="Table_20_Contents">1 perc</text:p>
          </table:table-cell>
          <table:table-cell table:style-name="Tábla4.A2" office:value-type="string">
            <text:p text:style-name="P106">1</text:p>
          </table:table-cell>
          <table:table-cell table:style-name="Tábla4.C2" office:value-type="string">
            <text:p text:style-name="P106">-</text:p>
          </table:table-cell>
        </table:table-row>
        <table:table-row>
          <table:table-cell table:style-name="Tábla4.A2" office:value-type="string">
            <text:p text:style-name="Table_20_Contents">10 perc</text:p>
          </table:table-cell>
          <table:table-cell table:style-name="Tábla4.A2" office:value-type="string">
            <text:p text:style-name="P106">2</text:p>
          </table:table-cell>
          <table:table-cell table:style-name="Tábla4.C2" office:value-type="string">
            <text:p text:style-name="P106">-</text:p>
          </table:table-cell>
        </table:table-row>
        <table:table-row>
          <table:table-cell table:style-name="Tábla4.A2" office:value-type="string">
            <text:p text:style-name="Table_20_Contents">1 óra</text:p>
          </table:table-cell>
          <table:table-cell table:style-name="Tábla4.A2" office:value-type="string">
            <text:p text:style-name="P106">3</text:p>
          </table:table-cell>
          <table:table-cell table:style-name="Tábla4.C2" office:value-type="string">
            <text:p text:style-name="P106">3.szint</text:p>
          </table:table-cell>
        </table:table-row>
        <table:table-row>
          <table:table-cell table:style-name="Tábla4.A2" office:value-type="string">
            <text:p text:style-name="Table_20_Contents">1 nap</text:p>
          </table:table-cell>
          <table:table-cell table:style-name="Tábla4.A2" office:value-type="string">
            <text:p text:style-name="P106">4</text:p>
          </table:table-cell>
          <table:table-cell table:style-name="Tábla4.C2" office:value-type="string">
            <text:p text:style-name="P106">6.szint</text:p>
          </table:table-cell>
        </table:table-row>
        <table:table-row>
          <table:table-cell table:style-name="Tábla4.A2" office:value-type="string">
            <text:p text:style-name="Table_20_Contents">1 hónap</text:p>
          </table:table-cell>
          <table:table-cell table:style-name="Tábla4.A2" office:value-type="string">
            <text:p text:style-name="P106">5</text:p>
          </table:table-cell>
          <table:table-cell table:style-name="Tábla4.C2" office:value-type="string">
            <text:p text:style-name="P106">9.szint</text:p>
          </table:table-cell>
        </table:table-row>
        <table:table-row>
          <table:table-cell table:style-name="Tábla4.A2" office:value-type="string">
            <text:p text:style-name="Table_20_Contents">Örökké</text:p>
          </table:table-cell>
          <table:table-cell table:style-name="Tábla4.A2" office:value-type="string">
            <text:p text:style-name="P106">6</text:p>
          </table:table-cell>
          <table:table-cell table:style-name="Tábla4.C2" office:value-type="string">
            <text:p text:style-name="P106">12.szint</text:p>
          </table:table-cell>
        </table:table-row>
      </table:table>
      <text:p text:style-name="Standard"/>
      <text:list text:style-name="L28">
        <text:list-item>
          <text:p text:style-name="P139"><text:span text:style-name="T11">T</text:span>: Hatóidő</text:p>
        </text:list-item>
      </text:list>
      <table:table table:name="Tábla5" table:style-name="Tábla5">
        <table:table-column table:style-name="Tábla5.A"/>
        <table:table-column table:style-name="Tábla5.B"/>
        <table:table-column table:style-name="Tábla5.C"/>
        <table:table-row>
          <table:table-cell table:style-name="Tábla5.A1" office:value-type="string">
            <text:p text:style-name="P106">Milyen gyorsan hat?</text:p>
          </table:table-cell>
          <table:table-cell table:style-name="Tábla5.A1" office:value-type="string">
            <text:p text:style-name="P106">Érték</text:p>
          </table:table-cell>
          <table:table-cell table:style-name="Tábla5.C1" office:value-type="string">
            <text:p text:style-name="P106">Követelmény</text:p>
          </table:table-cell>
        </table:table-row>
        <table:table-row>
          <table:table-cell table:style-name="Tábla5.A2" office:value-type="string">
            <text:p text:style-name="Table_20_Contents">30 perc - 3 óra múlva</text:p>
          </table:table-cell>
          <table:table-cell table:style-name="Tábla5.A2" office:value-type="string">
            <text:p text:style-name="P106">0</text:p>
          </table:table-cell>
          <table:table-cell table:style-name="Tábla5.C2" office:value-type="string">
            <text:p text:style-name="P106">-</text:p>
          </table:table-cell>
        </table:table-row>
        <table:table-row>
          <table:table-cell table:style-name="Tábla5.A3" office:value-type="string">
            <text:p text:style-name="Table_20_Contents">4 – 23 óra múlva</text:p>
          </table:table-cell>
          <table:table-cell table:style-name="Tábla5.A3" office:value-type="string">
            <text:p text:style-name="P106">+1</text:p>
          </table:table-cell>
          <table:table-cell table:style-name="Tábla5.C3" office:value-type="string">
            <text:p text:style-name="P68">3.szint</text:p>
          </table:table-cell>
        </table:table-row>
        <table:table-row>
          <table:table-cell table:style-name="Tábla5.A4" office:value-type="string">
            <text:p text:style-name="Table_20_Contents">2-20 perc múlva</text:p>
          </table:table-cell>
          <table:table-cell table:style-name="Tábla5.A4" office:value-type="string">
            <text:p text:style-name="P106">+1</text:p>
          </table:table-cell>
          <table:table-cell table:style-name="Tábla5.C4" office:value-type="string">
            <text:p text:style-name="P68">3.szint</text:p>
          </table:table-cell>
        </table:table-row>
        <table:table-row>
          <table:table-cell table:style-name="Tábla5.A3" office:value-type="string">
            <text:p text:style-name="Table_20_Contents">1-10 nap múlva</text:p>
          </table:table-cell>
          <table:table-cell table:style-name="Tábla5.A3" office:value-type="string">
            <text:p text:style-name="P106">+2</text:p>
          </table:table-cell>
          <table:table-cell table:style-name="Tábla5.C3" office:value-type="string">
            <text:p text:style-name="P68">5.szint</text:p>
          </table:table-cell>
        </table:table-row>
        <text:soft-page-break/>
        <table:table-row>
          <table:table-cell table:style-name="Tábla5.A4" office:value-type="string">
            <text:p text:style-name="Table_20_Contents">2-6 kör múlva</text:p>
          </table:table-cell>
          <table:table-cell table:style-name="Tábla5.A4" office:value-type="string">
            <text:p text:style-name="P106">+2</text:p>
          </table:table-cell>
          <table:table-cell table:style-name="Tábla5.C4" office:value-type="string">
            <text:p text:style-name="P68">5.szint</text:p>
          </table:table-cell>
        </table:table-row>
        <table:table-row>
          <table:table-cell table:style-name="Tábla5.A3" office:value-type="string">
            <text:p text:style-name="Table_20_Contents">2-4 hét múlva</text:p>
          </table:table-cell>
          <table:table-cell table:style-name="Tábla5.A3" office:value-type="string">
            <text:p text:style-name="P106">+3</text:p>
          </table:table-cell>
          <table:table-cell table:style-name="Tábla5.C3" office:value-type="string">
            <text:p text:style-name="P68">7.szint</text:p>
          </table:table-cell>
        </table:table-row>
        <table:table-row>
          <table:table-cell table:style-name="Tábla5.A4" office:value-type="string">
            <text:p text:style-name="Table_20_Contents">Gyorsan (10 szegmens)</text:p>
          </table:table-cell>
          <table:table-cell table:style-name="Tábla5.A4" office:value-type="string">
            <text:p text:style-name="P106">+4</text:p>
          </table:table-cell>
          <table:table-cell table:style-name="Tábla5.C4" office:value-type="string">
            <text:p text:style-name="P68">7.szint</text:p>
          </table:table-cell>
        </table:table-row>
        <table:table-row>
          <table:table-cell table:style-name="Tábla5.A3" office:value-type="string">
            <text:p text:style-name="Table_20_Contents">Hónapok múlva</text:p>
          </table:table-cell>
          <table:table-cell table:style-name="Tábla5.A3" office:value-type="string">
            <text:p text:style-name="P106">+4</text:p>
          </table:table-cell>
          <table:table-cell table:style-name="Tábla5.C3" office:value-type="string">
            <text:p text:style-name="P68">9.szint</text:p>
          </table:table-cell>
        </table:table-row>
        <table:table-row>
          <table:table-cell table:style-name="Tábla5.A4" office:value-type="string">
            <text:p text:style-name="Table_20_Contents">Azonnal (1szegmens)</text:p>
          </table:table-cell>
          <table:table-cell table:style-name="Tábla5.A4" office:value-type="string">
            <text:p text:style-name="P106">+5</text:p>
          </table:table-cell>
          <table:table-cell table:style-name="Tábla5.C4" office:value-type="string">
            <text:p text:style-name="P68">9.szint</text:p>
          </table:table-cell>
        </table:table-row>
        <table:table-row>
          <table:table-cell table:style-name="Tábla5.A3" office:value-type="string">
            <text:p text:style-name="Table_20_Contents">Évek múlva</text:p>
          </table:table-cell>
          <table:table-cell table:style-name="Tábla5.A3" office:value-type="string">
            <text:p text:style-name="P106">+5</text:p>
          </table:table-cell>
          <table:table-cell table:style-name="Tábla5.C3" office:value-type="string">
            <text:p text:style-name="P68">12.szint</text:p>
          </table:table-cell>
        </table:table-row>
      </table:table>
      <text:p text:style-name="Standard"/>
      <text:list text:style-name="L28">
        <text:list-item text:start-value="1">
          <text:p text:style-name="P139"><text:span text:style-name="T11">W</text:span>: Speciális</text:p>
        </text:list-item>
        <text:list-item>
          <text:p text:style-name="P167">Több komponensű: minden újabb komponensre bontás: <text:span text:style-name="T11">+2</text:span></text:p>
        </text:list-item>
        <text:list-item>
          <text:p text:style-name="P167">Több hordozó közeg (étel/ital, légnemű, véráramban ható): plusz hordozónként <text:span text:style-name="T11">+3</text:span></text:p>
        </text:list-item>
        <text:list-item>
          <text:p text:style-name="P167">Kis mennyiség: ha egészen kis mennyiség is elég 1 adaghoz: <text:span text:style-name="T11">+2</text:span></text:p>
        </text:list-item>
      </text:list>
      <text:p text:style-name="P89"/>
      <text:p text:style-name="Text_20_body">Pl: Brutális altató (italméreg): </text:p>
      <text:list text:style-name="L29">
        <text:list-item>
          <text:p text:style-name="P156">Erősség: 10 <text:s/>(a legerősebb)</text:p>
        </text:list-item>
        <text:list-item>
          <text:p text:style-name="P156">Hatás max súlyossága: 1 (alvás)</text:p>
        </text:list-item>
        <text:list-item>
          <text:p text:style-name="P156">Meddig áll el: +4 (1 nap folyadékban)</text:p>
        </text:list-item>
        <text:list-item>
          <text:p text:style-name="P156">Hatóidő: +5 (azonnal)</text:p>
        </text:list-item>
        <text:list-item>
          <text:p text:style-name="P156">1 komponensű, 1 hordozó közeg, normál adag: +0</text:p>
        </text:list-item>
        <text:list-item>
          <text:p text:style-name="P156">Így a méreg szintje: 20 → Minimum 10. szintű méregkeverés szükséges<text:line-break/>Látható, hogy egy fél óra alatt ható ugyanilyen méreghez elég lenne a 8.szintű méregkeverés is.</text:p>
        </text:list-item>
      </text:list>
      <text:p text:style-name="P50">A méregellenállást pedig 10 ellen (méreg erőssége) kell dobni.</text:p>
      <text:p text:style-name="P50"/>
      <text:p text:style-name="P52">Méregellenállás</text:p>
      <text:p text:style-name="P50">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51"><text:span text:style-name="T11">Méregellenállás <text:s text:c="2"/></text:span><text:line-break/>(Edzettség + k6) <text:s/><text:span text:style-name="T11">vs</text:span> <text:s/>Méreg Erőssége*</text:p>
          </table:table-cell>
        </table:table-row>
      </table:table>
      <text:p text:style-name="P87"><text:span text:style-name="T14">*</text:span>A méregellenállást a méreg Erőssége (és NEM szintje) ellen kell dobni!!!</text:p>
      <text:p text:style-name="P84"><text:span text:style-name="_5b_RPG_5d__20_Áthúzott"><text:span text:style-name="T35">Másodlagos hatás</text:span></text:span></text:p>
      <text:p text:style-name="P25"><text:span text:style-name="_5b_RPG_5d__20_Áthúzott"><text:span text:style-name="T31">A mérgeknek lehet ún. </text:span></text:span><text:span text:style-name="_5b_RPG_5d__20_Áthúzott"><text:span text:style-name="T37">Másodlagos hatása</text:span></text:span><text:span text:style-name="_5b_RPG_5d__20_Áthúzott"><text:span text:style-name="T31">, amely a sikeres próba esetén következik be. Ennek hatása legfeljebb a rendes hatásnál 1-el (</text:span></text:span><text:span text:style-name="_5b_RPG_5d__20_Áthúzott"><text:span text:style-name="T32">2-vel???</text:span></text:span><text:span text:style-name="_5b_RPG_5d__20_Áthúzott"><text:span text:style-name="T31">) alacsonyabb kategóriájú lehet. <text:line-break/>(Pl. Halál</text:span></text:span><text:span text:style-name="_5b_RPG_5d__20_Áthúzott"><text:span text:style-name="T33">→</text:span></text:span><text:span text:style-name="_5b_RPG_5d__20_Áthúzott"><text:span text:style-name="T39">Életveszély(</text:span></text:span><text:span text:style-name="_5b_RPG_5d__20_Áthúzott"><text:span text:style-name="T40">vagy Bódulat)</text:span></text:span><text:span text:style-name="_5b_RPG_5d__20_Áthúzott"><text:span text:style-name="T39">)</text:span></text:span></text:p>
      <text:p text:style-name="P84"><text:span text:style-name="_5b_RPG_5d__20_Áthúzott"><text:span text:style-name="T31"/></text:span></text:p>
      <text:p text:style-name="P84"><text:span text:style-name="_5b_RPG_5d__20_Áthúzott"><text:span text:style-name="T36">Kérdések:</text:span></text:span></text:p>
      <text:list text:style-name="L30">
        <text:list-item>
          <text:p text:style-name="P175"><text:span text:style-name="_5b_RPG_5d__20_Áthúzott"><text:span text:style-name="T31">Lehessen specializációban 1 bizonyos méregre szakosodni (jelenleg igen). Ha igen, akkor mi a különbség a 3.szintű és mondjuk a 9.szintű ilyen képzettség között? Ez így elég hülyén jön ki.<text:line-break/>Vagy: 1 fajta méregre lehessen egy kategórián belül. Pl. Fegyvermérgek kategória és azon belül is csak a Kínmérgek.</text:span></text:span></text:p>
        </text:list-item>
      </text:list>
      <text:p text:style-name="Index"/>
      <text:h text:style-name="P14" text:outline-level="4">Alkímia</text:h>
      <text:p text:style-name="Text_20_body">Ide tartozik az egyes ásványok ismerete is.</text:p>
      <text:p text:style-name="P29"><text:span text:style-name="_5b_RPG_5d__20_Áthúzott"><text:span text:style-name="T32">TODO</text:span></text:span></text:p>
      <text:p text:style-name="Text_20_body"><text:span text:style-name="_5b_RPG_5d__20_Áthúzott"><text:span text:style-name="T42"/></text:span></text:p>
      <text:h text:style-name="Heading_20_4" text:outline-level="4">Építészet</text:h>
      <text:p text:style-name="Text_20_body"><text:span text:style-name="_5b_RPG_5d__20_Áthúzott"><text:span text:style-name="T32">TODO</text:span></text:span></text:p>
      <text:h text:style-name="Heading_20_4" text:outline-level="4">Mágiaismeret</text:h>
      <text:p text:style-name="Text_20_body">Különleges követelmény: életút (kaland során megismerni).</text:p>
      <text:p text:style-name="Text_20_body">Minden mágiaformára külön kell felvenni!!</text:p>
      <text:p text:style-name="Text_20_body">Azt nem ismeri fel, hogy éppen mit varázsol valaki!!</text:p>
      <text:h text:style-name="Heading_20_4" text:outline-level="4">Térképészet</text:h>
      <text:p text:style-name="Text_20_body"><text:span text:style-name="_5b_RPG_5d__20_Áthúzott"><text:span text:style-name="T32">TODO</text:span></text:span></text:p>
      <text:h text:style-name="Heading_20_4" text:outline-level="4">Mechanika</text:h>
      <text:p text:style-name="Text_20_body">A Fizikai és Matematikai ismeretek is ide tartoznak.</text:p>
      <text:p text:style-name="Text_20_body">Esetleg legyen Átfogó..?</text:p>
      <text:p text:style-name="P37">Csapdaállításnál: </text:p>
      <text:list text:style-name="L31">
        <text:list-item>
          <text:p text:style-name="P157">mechanikus csapdák állításához követelmény lehet a Mechanika</text:p>
        </text:list-item>
        <text:list-item>
          <text:p text:style-name="P157">Esetleg Csapdaállítás 9. szintjénél legyen Mechanika követelmény</text:p>
        </text:list-item>
      </text:list>
      <text:p text:style-name="P37">Építészetnél</text:p>
      <text:list text:style-name="L31">
        <text:list-item text:start-value="1">
          <text:p text:style-name="P157">ehhez is kelljen a Mechanika követelménynek!</text:p>
        </text:list-item>
      </text:list>
      <text:p text:style-name="Text_20_body"><text:span text:style-name="_5b_RPG_5d__20_Áthúzott"><text:span text:style-name="T32">TODO</text:span></text:span></text:p>
      <text:p text:style-name="Text_20_body"/>
      <text:p text:style-name="Text_20_body"/>
      <text:h text:style-name="P14" text:outline-level="4">Hadászat</text:h>
      <text:p text:style-name="Text_20_body"><text:span text:style-name="_5b_RPG_5d__20_Áthúzott"><text:span text:style-name="T32">TODO</text:span></text:span></text:p>
      <text:p text:style-name="Text_20_body">Része a Taktika és a Stratégia.</text:p>
      <text:h text:style-name="Heading_20_5" text:outline-level="5">Taktika</text:h>
      <text:p text:style-name="Text_20_body">(vezetői tudás)</text:p>
      <text:p text:style-name="Text_20_body"><text:span text:style-name="_5b_RPG_5d__20_Áthúzott"><text:span text:style-name="T32">TODO</text:span></text:span></text:p>
      <text:p text:style-name="Text_20_body">Taktika specializációk:</text:p>
      <text:list text:style-name="L32">
        <text:list-item>
          <text:p text:style-name="P158">Fejvadászok vezetése</text:p>
        </text:list-item>
        <text:list-item>
          <text:p text:style-name="P158">Testőrség vezetése</text:p>
        </text:list-item>
        <text:list-item>
          <text:p text:style-name="P158">Útonállás/Rajtaütés (passzív tudásként is)</text:p>
        </text:list-item>
      </text:list>
      <text:h text:style-name="Heading_20_5" text:outline-level="5">Stratégia</text:h>
      <text:p text:style-name="Text_20_body">(elmélet)</text:p>
      <text:p text:style-name="Text_20_body"><text:span text:style-name="_5b_RPG_5d__20_Áthúzott"><text:span text:style-name="T32">TODO</text:span></text:span></text:p>
      <text:p text:style-name="Text_20_body">Stratégia specializációk:</text:p>
      <text:list text:style-name="L33">
        <text:list-item>
          <text:p text:style-name="P159">Nehézlovas stratégia</text:p>
        </text:list-item>
        <text:list-item>
          <text:p text:style-name="P159">Falanx stratégia</text:p>
        </text:list-item>
        <text:list-item>
          <text:p text:style-name="P159">Íjász stratégia</text:p>
        </text:list-item>
      </text:list>
      <text:p text:style-name="Standard"/>
      <text:p text:style-name="Standard"/>
      <text:h text:style-name="P12" text:outline-level="3">Művészeti képzettségek</text:h>
      <text:p text:style-name="Text_20_body">A Művészeti képzettségeket a szabályrendszer elég szabadon és speciálisan kezeli, mivel talán itt számít leginkább a játékos beleélőképessége. Ha feltétlenül képzettségpróbát kell dobni, akkor a KM ne a karakter Tulajdonoságai közül válasszon egyet, hanem egy „pszeudó tulajdonságot” alkalmazzon, amelyenek értéke attól függ, hogy a karakter milyen lelkiállapotban van, illetve, hogy a játékos mennyire képes beleélni magát a helyzetbe, kijátszani, elmesélni az alkotás folyamatát.</text:p>
      <text:p text:style-name="Text_20_body">A fentieket a KM összegzi és osztályzatot ad rá: [-5; +5] intervallumban, mintha egy Tulajdonság lenne.</text:p>
      <text:p text:style-name="Text_20_body">Ezt az értéket adja hozzá a játékos a karaktere művészeti képzettségéhez és az így kapott értékre dob k10-el. A fentiek összege áll szembe a feladat célszámával.</text:p>
      <table:table table:name="Tábla3" table:style-name="Tábla3">
        <table:table-column table:style-name="Tábla3.A"/>
        <table:table-row>
          <table:table-cell table:style-name="Tábla3.A1" office:value-type="string">
            <text:p text:style-name="P33">Például: <text:s text:c="4"/>Festészet + (Pszeudó tul.) + k10 <text:s/><text:span text:style-name="T11">vs</text:span> <text:s/>Célszám</text:p>
          </table:table-cell>
        </table:table-row>
      </table:table>
      <text:p text:style-name="Text_20_body"/>
      <text:h text:style-name="Heading_20_4" text:outline-level="4">Festészet</text:h>
      <text:p text:style-name="Text_20_body"><text:span text:style-name="_5b_RPG_5d__20_Áthúzott"><text:span text:style-name="T32">TODO</text:span></text:span></text:p>
      <text:h text:style-name="Heading_20_5" text:outline-level="5">Festésze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text:span text:style-name="_5b_RPG_5d__20_Áthúzott"><text:span text:style-name="T34"><text:s/></text:span></text:span></text:p>
      <text:h text:style-name="Heading_20_4" text:outline-level="4">Szobrászat</text:h>
      <text:p text:style-name="Text_20_body"><text:span text:style-name="_5b_RPG_5d__20_Áthúzott"><text:span text:style-name="T32">TODO</text:span></text:span></text:p>
      <text:h text:style-name="Heading_20_5" text:outline-level="5">Szobrásza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p text:style-name="Text_20_body"/>
      <text:h text:style-name="P14" text:outline-level="4">Kalligráfia</text:h>
      <text:p text:style-name="Text_20_body"><text:span text:style-name="_5b_RPG_5d__20_Áthúzott"><text:span text:style-name="T32">TODO</text:span></text:span></text:p>
      <text:h text:style-name="Heading_20_5" text:outline-level="5">Kalligráfia-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h text:style-name="Heading_20_4" text:outline-level="4">Irodalom</text:h>
      <text:p text:style-name="Text_20_body">Magában foglalja 3 választott régió (ország) irodalomának ismeretét, valamint önálló művek, költemények megírásának képességét is.</text:p>
      <text:h text:style-name="Heading_20_4" text:outline-level="4">Irodalom ismeret</text:h>
      <text:p text:style-name="Text_20_body">Ez az Irodalom „passzív” változata, azaz csak a művek, költemények ismeretét jelenti, írói munkásság nem társul hozzá. Felvenni egy konkrét régió (ország) irodalmára lehet.</text:p>
      <text:h text:style-name="Heading_20_4" text:outline-level="4">Ének</text:h>
      <text:p text:style-name="P34">TODO</text:p>
      <text:h text:style-name="Heading_20_4" text:outline-level="4">Tánc</text:h>
      <text:p text:style-name="Text_20_body">A <text:span text:style-name="_5b_RPG_5d__20_Kiemelt_20_kifejezés">Tánc (általános)</text:span> képzettséget Átlagosként veheti fel a karakter, és a mindenki által tanulható táncok tartoznak alá, legyenek mégoly ritkák is.</text:p>
      <text:p text:style-name="Text_20_body">Ettől független a <text:span text:style-name="_5b_RPG_5d__20_Kiemelt_20_kifejezés">Tánc (speciális belső stílus)</text:span> változata, amely Specializáció kategóriájú és <text:span text:style-name="T18">nem</text:span> tartozik a Tánc (általános) képzettség alá, attól külön fejlesztendő, mivel egyedi, titkos, vagy nagyon speciális táncot takar. Ilyen például a toroni <text:span text:style-name="T11">Vérnász</text:span>. Magától értetődik, hogy belső táncstílus tanulásához megfelelő előtörténeti kapcsolat, vagy komoly indoklás szükséges, melyre a KM is rábólint.</text:p>
      <text:p text:style-name="Text_20_body"/>
      <text:p text:style-name="Text_20_body"/>
      <text:h text:style-name="P14" text:outline-level="4">Zeneszerző</text:h>
      <text:p text:style-name="P34">TODO</text:p>
      <text:h text:style-name="Heading_20_5" text:outline-level="5"><text:s/>Zene (hangszercsoport)</text:h>
      <text:p text:style-name="Text_20_body">(fúvós, pengetős, ütős, stb)</text:p>
      <text:p text:style-name="P34">TODO</text:p>
      <text:list text:style-name="L34">
        <text:list-item>
          <text:p text:style-name="P160">Specializáció: Zene (konkrét hangszer) <text:span text:style-name="T19">TODO</text:span></text:p>
        </text:list-item>
      </text:list>
      <text:p text:style-name="Text_20_body"/>
      <text:p text:style-name="Text_20_body"/>
      <text:h text:style-name="P12" text:outline-level="3">Misztikus képzettségek</text:h>
      <text:h text:style-name="Heading_20_4" text:outline-level="4">Összpontosítás</text:h>
      <text:p text:style-name="Text_20_body">Pszí és mágia alkalmazása nehéz körülmények között, rázós helyzetekben. Olyan helyzetekben, amelyek a külvilág kizárását igénylik. Normál, nyugodt helyzetben nem kell használni! A diszciplínák alkalmazásainak szintje nem függ ezen képzettségtől.</text:p>
      <text:h text:style-name="Heading_20_4" text:outline-level="4">Pszí iskolák</text:h>
      <text:p text:style-name="P34">TODO</text:p>
      <text:h text:style-name="Heading_20_4" text:outline-level="4">Asztrológia</text:h>
      <text:p text:style-name="Text_20_body">Átfogó képzettség és alapos előtörténettel megtámogatott indoklás kell hozzá, hogy a karakter felvehesse. Kötött életmódot igényel. <text:span text:style-name="T59">LEGYEN EGYÁLTALÁN?</text:span></text:p>
      <text:h text:style-name="Heading_20_4" text:outline-level="4">Demonológia</text:h>
      <text:p text:style-name="Text_20_body">Átfogó képzettség, és szintén alapos előtörténettel megtámogatott indoklás kell hozzá, hogy a karakter felvehesse. Alsóbb szinteken a képzettség csupán elméleti tudást takar. Magasabb szinten (9-es Demonológia képzettségtől) már lehetőséget ad a démonokra való varázslásra mentál és asztrálmágia formájában - <text:s/>amennyiben az alkalmazó képes a fenti iskolaformák varázslatait alkalmazni.</text:p>
      <text:p text:style-name="Text_20_body"/>
      <text:p text:style-name="Text_20_body">Mindazonáltal démonokra varázsolni nem hétköznapi feladat. A varázslás előtt Demonológia képzettségpróba dobandó attól függően, hogy milyen csoportba tartozó démonra varázsol az illető (persze az is megér egy misét, hogy az alkalmazó felismeri-e, hogy milyen csoportú démont vezetett elé a rossz sors). A képzettségpróba nehézségei démonokra varázslás esetében:</text:p>
      <text:list text:style-name="L35">
        <text:list-item>
          <text:p text:style-name="P161"><text:span text:style-name="_5b_RPG_5d__20_Áthúzott"><text:span text:style-name="T31">Szolgadémonokra: Nagyon nehéz próba (15)</text:span></text:span></text:p>
        </text:list-item>
        <text:list-item>
          <text:p text:style-name="P161"><text:span text:style-name="_5b_RPG_5d__20_Áthúzott"><text:span text:style-name="T31">Közdémonokra: Rendkívül nehéz próba (18)</text:span></text:span></text:p>
        </text:list-item>
        <text:list-item>
          <text:p text:style-name="P161"><text:span text:style-name="_5b_RPG_5d__20_Áthúzott"><text:span text:style-name="T31">Démonurakra: Emberfeletti próba (21)</text:span></text:span></text:p>
        </text:list-item>
      </text:list>
      <text:p text:style-name="Text_20_body"><text:span text:style-name="_5b_RPG_5d__20_Áthúzott"><text:span text:style-name="T31">Ha a fenti próba sikeres, akkor a démon játéktechnikailag rendes mágiaellenállással rendelkező személynek minősül, és a varázslat erősítésétől függően hat, vagy nem hat rá a mágia.</text:span></text:span></text:p>
      <text:p text:style-name="Text_20_body"><text:span text:style-name="_5b_RPG_5d__20_Áthúzott"><text:span text:style-name="T31">Ha viszont a próba sikertelen... ezt a KM fantáziájára bízzuk :)</text:span></text:span></text:p>
      <text:p text:style-name="Text_20_body"><text:span text:style-name="_5b_RPG_5d__20_Áthúzott"><text:span text:style-name="T31"/></text:span></text:p>
      <text:p text:style-name="Text_20_body"><text:span text:style-name="_5b_RPG_5d__20_Áthúzott"><text:span text:style-name="T31"/></text:span></text:p>
      <text:p text:style-name="Text_20_body"><text:span text:style-name="_5b_RPG_5d__20_Áthúzott"><text:span text:style-name="T31"/></text:span></text:p>
      <text:h text:style-name="P12" text:outline-level="3">Vulgármágia képzettség iskolái</text:h>
      <text:p text:style-name="Text_20_body">Amíg nem véglegesek az iskolák, addig nincs kifejtő. Itt csak rövid ismertető és általános szabályok, valamint az egyes szint követelmények, bónuszok szerepeljenek, a mágia része részletesen a Vulgármágia fejezetben legyen kifejtve.</text:p>
      <text:p text:style-name="P34">TODO</text:p>
      <text:h text:style-name="Heading_20_3" text:outline-level="3">Ordani tűzmágia képzettség iskolái</text:h>
      <text:p text:style-name="Text_20_body">Amíg nem véglegesek az iskolák, addig nincs kifejtő. Itt csak rövid ismertető és általános szabályok, valamint az egyes szint követelmények, bónuszok szerepeljenek, a mágia része részletesen a Tűzmágia fejezetben legyen kifejtve.</text:p>
      <text:p text:style-name="P34">TODO</text:p>
      <text:h text:style-name="Heading_20_3" text:outline-level="3">Bárdmágia képzettség iskolái</text:h>
      <text:p text:style-name="Text_20_body">Amíg nem véglegesek az iskolák, addig nincs kifejtő. Itt csak rövid ismertető és általános szabályok, valamint az egyes szint követelmények, bónuszok szerepeljenek, a mágia része részletesen a Bárdmágia fejezetben legyen kifejtve.</text:p>
      <text:p text:style-name="P34">TODO</text:p>
      <text:h text:style-name="Heading_20_3" text:outline-level="3">Mozaikmágia képzettség iskolái</text:h>
      <text:p text:style-name="Text_20_body">Amíg nem véglegesek az iskolák, addig nincs kifejtő. Itt csak rövid ismertető és általános szabályok, valamint az egyes szint követelmények, bónuszok szerepeljenek, a mágia része részletesen a Mozaikmágia fejezetben legyen kifejtve.</text:p>
      <text:p text:style-name="P34">TODO</text:p>
      <text:p text:style-name="P95"><text:span text:style-name="_5b_RPG_5d__20_Áthúzott"><text:span text:style-name="T49"/></text:span></text:p>
      <text:p text:style-name="Standard"><text:span text:style-name="_5b_RPG_5d__20_Kiemelt_20_kifejezés"><text:span text:style-name="T14"/></text:span></text:p>
      <text:p text:style-name="Standard"><text:span text:style-name="_5b_RPG_5d__20_Kiemelt_20_kifejezés"><text:span text:style-name="T52"/></text:span></text:p>
      <text:p text:style-name="P8"/>
      <text:p text:style-name="P93">--</text:p>
      <text:p text:style-name="P94">Creative Commons License</text:p>
      <text:p text:style-name="P92"><text:span text:style-name="T51">Ezen dokumentum maga, továbbá részletei, vagy másolatai kizárólag a Creative Commons <text:s/>„Nevezd meg!-Ne add el!-Így add tovább! 2.5 Magyarország” </text:span><text:span text:style-name="_5b_RPG_5d__20_Áthúzott"><text:span text:style-name="T46">Licenc feltételeinek megfelelően használható fel</text:span></text:span><text:span text:style-name="_5b_RPG_5d__20_Áthúzott"><text:span text:style-name="T47">. </text:span></text:span></text:p>
      <text:p text:style-name="P92"><text:span text:style-name="_5b_RPG_5d__20_Áthúzott"><text:span text:style-name="T48">Ailtas, 2008 </text:span></text:span></text:p>
      <text:p text:style-name="P92"><text:span text:style-name="_5b_RPG_5d__20_Áthúzott"><text:span text:style-name="T49">(</text:span></text:span><text:span text:style-name="_5b_RPG_5d__20_Áthúzott"><text:span text:style-name="T50">CC</text:span></text:span><text:span text:style-name="_5b_RPG_5d__20_Áthúzott"><text:span text:style-name="T49">(BY-NC-SA))</text:span></text:span><text:span text:style-name="_5b_RPG_5d__20_Áthúzott"><text:span text:style-name="T48"> Fekete Bálint, 2008</text:span></text:span></text:p>
      <text:p text:style-name="P92"><text:span text:style-name="_5b_RPG_5d__20_Áthúzott"><text:span text:style-name="T48">--</text:span></text:span></text:p>
      <text:p text:style-name="P92"><text:span text:style-name="_5b_RPG_5d__20_Áthúzot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Probléma_20_fejléc" style:display-name="[RPG] Probléma fejléc" style:family="paragraph" style:parent-style-name="Standard">
      <style:paragraph-properties fo:background-color="#ff6633">
        <style:background-image/>
      </style:paragraph-properties>
      <style:text-properties style:font-name="Arial"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list-style style:name="RTF_5f_Num_20_2" style:display-name="RTF_Num 2">
      <text:list-level-style-bullet text:level="1" text:style-name="RTF_5f_Num_20_2_20_1" style:num-suffix="." text:bullet-char="•">
        <style:list-level-properties text:min-label-width="0.139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100</text:p>
      </style:header>
      <style:footer>
        <text:p text:style-name="P2"><text:page-number text:select-page="current">41</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XLI</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km100 szabályrendszer</dc:title>
    <dc:subject>Képzettségrendszer</dc:subject>
    <dc:creator>Fekete Bálint</dc:creator>
    <dc:date>2008-08-22T22:47:39</dc:date>
    <meta:editing-cycles>2</meta:editing-cycles>
    <meta:editing-duration>PT4M10S</meta:editing-duration>
    <meta:user-defined meta:name="Info 1"/>
    <meta:user-defined meta:name="Info 2"/>
    <meta:user-defined meta:name="Info 3"/>
    <meta:user-defined meta:name="Info 4"/>
    <meta:document-statistic meta:table-count="30" meta:image-count="1" meta:object-count="0" meta:page-count="41" meta:paragraph-count="1244" meta:word-count="6472" meta:character-count="46572"/>
  </office:meta>
</office:document-meta>
</file>